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rebuchet MS', Verdana, Helvetica, Arial,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officeooo:paragraph-rsid="00311bb9" style:font-size-asian="9pt" style:font-size-complex="9pt"/>
    </style:style>
    <style:style style:name="P2" style:family="paragraph" style:parent-style-name="List_20_Heading">
      <style:paragraph-properties fo:margin-left="0cm" fo:margin-right="0cm" fo:orphans="2" fo:widows="2" fo:text-indent="0cm" style:auto-text-indent="false"/>
      <style:text-properties style:font-name="Liberation Serif" fo:font-size="9pt" style:font-size-asian="9pt" style:font-size-complex="9pt"/>
    </style:style>
    <style:style style:name="P3"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officeooo:paragraph-rsid="0031cd7a" style:font-size-asian="9pt" style:font-size-complex="9pt"/>
    </style:style>
    <style:style style:name="P4" style:family="paragraph" style:parent-style-name="List_20_Heading">
      <style:paragraph-properties fo:margin-left="0cm" fo:margin-right="0cm" fo:orphans="2" fo:widows="2" fo:text-indent="0cm" style:auto-text-indent="false"/>
      <style:text-properties style:font-name="Liberation Serif" fo:font-size="9pt" officeooo:paragraph-rsid="0033405c" style:font-size-asian="9pt" style:font-size-complex="9pt"/>
    </style:style>
    <style:style style:name="P5" style:family="paragraph" style:parent-style-name="List_20_Heading">
      <style:paragraph-properties fo:margin-left="0cm" fo:margin-right="0cm" fo:margin-top="0cm" fo:margin-bottom="0.499cm" style:contextual-spacing="false" fo:orphans="2" fo:widows="2" fo:text-indent="0cm" style:auto-text-indent="false"/>
      <style:text-properties style:font-name="Liberation Serif" fo:font-size="9pt" officeooo:paragraph-rsid="0033405c" style:font-size-asian="9pt" style:font-size-complex="9pt"/>
    </style:style>
    <style:style style:name="P6" style:family="paragraph" style:parent-style-name="List_20_Heading">
      <style:paragraph-properties fo:margin-left="0cm" fo:margin-right="0cm" fo:text-align="start" style:justify-single-word="false" fo:orphans="2" fo:widows="2" fo:text-indent="0cm" style:auto-text-indent="false"/>
      <style:text-properties style:font-name="Liberation Serif" fo:font-size="9pt" officeooo:paragraph-rsid="0031cd7a" style:font-size-asian="9pt" style:font-size-complex="9pt"/>
    </style:style>
    <style:style style:name="P7" style:family="paragraph" style:parent-style-name="List_20_Contents">
      <style:paragraph-properties fo:margin-left="0cm" fo:margin-right="0cm" fo:orphans="2" fo:widows="2" fo:text-indent="0cm" style:auto-text-indent="false"/>
      <style:text-properties style:font-name="Liberation Serif" fo:font-size="9pt" fo:font-weight="bold" officeooo:rsid="00207f01" officeooo:paragraph-rsid="00315b95" style:font-size-asian="9pt" style:font-weight-asian="bold" style:font-size-complex="9pt" style:font-weight-complex="bold"/>
    </style:style>
    <style:style style:name="P8"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fo:font-weight="bold" officeooo:rsid="0031cd7a" officeooo:paragraph-rsid="0031cd7a" style:font-size-asian="9pt" style:font-weight-asian="bold" style:font-size-complex="9pt" style:font-weight-complex="bold"/>
    </style:style>
    <style:style style:name="P9" style:family="paragraph" style:parent-style-name="List_20_Heading">
      <style:paragraph-properties fo:margin-left="0cm" fo:margin-right="0cm" fo:orphans="2" fo:widows="2" fo:text-indent="0cm" style:auto-text-indent="false"/>
      <style:text-properties style:font-name="Liberation Serif" fo:font-size="9pt" fo:font-weight="normal" officeooo:paragraph-rsid="0033405c" style:font-size-asian="9pt" style:font-size-complex="9pt"/>
    </style:style>
    <style:style style:name="P10"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paragraph-rsid="001d9951" fo:background-color="#000000" style:font-size-asian="10pt" style:font-size-complex="10pt"/>
    </style:style>
    <style:style style:name="P11"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12"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13"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14"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15"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16"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17"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5b95" style:font-size-asian="9pt" style:font-size-complex="9pt"/>
    </style:style>
    <style:style style:name="P18"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5b95" style:font-size-asian="9pt" style:font-size-complex="9pt"/>
    </style:style>
    <style:style style:name="P19"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cd7a" style:font-size-asian="9pt" style:font-size-complex="9pt"/>
    </style:style>
    <style:style style:name="P20"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cd7a" style:font-size-asian="9pt" style:font-size-complex="9pt"/>
    </style:style>
    <style:style style:name="P21"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cd7a" style:font-size-asian="9pt" style:font-size-complex="9pt"/>
    </style:style>
    <style:style style:name="P22"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23"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3405c" style:font-size-asian="9pt" style:font-size-complex="9pt"/>
    </style:style>
    <style:style style:name="P24"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3405c" style:font-size-asian="9pt" style:font-size-complex="9pt"/>
    </style:style>
    <style:style style:name="P25"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28c3d4" officeooo:paragraph-rsid="0028c3d4" style:font-size-asian="9pt" style:font-size-complex="9pt"/>
    </style:style>
    <style:style style:name="P26"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311bb9" officeooo:paragraph-rsid="00311bb9" style:font-size-asian="9pt" style:font-size-complex="9pt"/>
    </style:style>
    <style:style style:name="P27"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311bb9" officeooo:paragraph-rsid="00311bb9" style:font-size-asian="9pt" style:font-size-complex="9pt"/>
    </style:style>
    <style:style style:name="P28"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315b95" officeooo:paragraph-rsid="00315b95" style:font-size-asian="9pt" style:font-size-complex="9pt"/>
    </style:style>
    <style:style style:name="P29" style:family="paragraph" style:parent-style-name="List_20_Contents">
      <style:paragraph-properties fo:margin-left="0cm" fo:margin-right="0cm" fo:margin-top="0cm" fo:margin-bottom="0.097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07f01" officeooo:paragraph-rsid="00207f01" style:font-size-asian="9pt" style:font-size-complex="9pt"/>
    </style:style>
    <style:style style:name="P30" style:family="paragraph" style:parent-style-name="List_20_Contents">
      <style:paragraph-properties fo:margin-left="0cm" fo:margin-right="0cm" fo:margin-top="0cm" fo:margin-bottom="0.097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3e7ca" officeooo:paragraph-rsid="0023e7ca" style:font-size-asian="9pt" style:font-size-complex="9pt"/>
    </style:style>
    <style:style style:name="P31" style:family="paragraph" style:parent-style-name="List_20_Contents">
      <style:paragraph-properties fo:margin-left="0cm" fo:margin-right="0cm" fo:margin-top="0cm" fo:margin-bottom="0.097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778f1" officeooo:paragraph-rsid="002778f1" style:font-size-asian="9pt" style:font-size-complex="9pt"/>
    </style:style>
    <style:style style:name="P32" style:family="paragraph" style:parent-style-name="List_20_Heading">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cd7a" style:font-size-asian="9pt" style:font-size-complex="9pt"/>
    </style:style>
    <style:style style:name="P33"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311bb9" officeooo:paragraph-rsid="00311bb9" style:font-size-asian="9pt" style:font-weight-asian="normal" style:font-size-complex="9pt" style:font-weight-complex="normal"/>
    </style:style>
    <style:style style:name="P34"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311bb9" style:font-size-asian="9pt" style:font-weight-asian="bold" style:font-size-complex="9pt" style:font-weight-complex="bold"/>
    </style:style>
    <style:style style:name="P35"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31cd7a" style:font-size-asian="9pt" style:font-weight-asian="bold" style:font-size-complex="9pt" style:font-weight-complex="bold"/>
    </style:style>
    <style:style style:name="P36"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weight-asian="bold" style:font-size-complex="9pt" style:font-weight-complex="bold"/>
    </style:style>
    <style:style style:name="P37"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5b95" officeooo:paragraph-rsid="00315b95" style:font-size-asian="9pt" style:font-weight-asian="bold" style:font-size-complex="9pt" style:font-weight-complex="bold"/>
    </style:style>
    <style:style style:name="P38"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5b95" officeooo:paragraph-rsid="00315b95" style:font-size-asian="9pt" style:font-weight-asian="bold" style:font-size-complex="9pt" style:font-weight-complex="bold"/>
    </style:style>
    <style:style style:name="P39"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cd7a" officeooo:paragraph-rsid="0031cd7a" style:font-size-asian="9pt" style:font-weight-asian="bold" style:font-size-complex="9pt" style:font-weight-complex="bold"/>
    </style:style>
    <style:style style:name="P40"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cd7a" officeooo:paragraph-rsid="0031cd7a" style:font-size-asian="9pt" style:font-weight-asian="bold" style:font-size-complex="9pt" style:font-weight-complex="bold"/>
    </style:style>
    <style:style style:name="P41"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207f01" officeooo:paragraph-rsid="0031cd7a" style:font-size-asian="9pt" style:font-weight-asian="bold" style:font-size-complex="9pt" style:font-weight-complex="bold"/>
    </style:style>
    <style:style style:name="P42"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weight-asian="bold" style:font-size-complex="9pt" style:font-weight-complex="bold"/>
    </style:style>
    <style:style style:name="P43"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weight-asian="bold" style:font-size-complex="9pt" style:font-weight-complex="bold"/>
    </style:style>
    <style:style style:name="P44" style:family="paragraph" style:parent-style-name="Preformatted_20_Text">
      <style:text-properties fo:font-variant="normal" fo:text-transform="none" fo:color="#000000" loext:opacity="100%" style:font-name="Liberation Serif" fo:font-size="9pt" fo:letter-spacing="normal" fo:font-style="normal" fo:font-weight="bold" style:font-size-asian="9pt" style:font-weight-asian="bold" style:font-size-complex="9pt" style:font-weight-complex="bold"/>
    </style:style>
    <style:style style:name="P45"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28c3d4" officeooo:paragraph-rsid="0028c3d4" style:font-size-asian="9pt" style:font-size-complex="9pt"/>
    </style:style>
    <style:style style:name="P46"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size-complex="9pt"/>
    </style:style>
    <style:style style:name="P47"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size-complex="9pt"/>
    </style:style>
    <style:style style:name="P48"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size-complex="9pt"/>
    </style:style>
    <style:style style:name="P49"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5b95" officeooo:paragraph-rsid="00315b95" style:font-size-asian="9pt" style:font-size-complex="9pt"/>
    </style:style>
    <style:style style:name="P50" style:family="paragraph" style:parent-style-name="List_20_Contents">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Liberation Serif" fo:font-size="9pt" fo:letter-spacing="normal" fo:font-style="normal" fo:font-weight="bold" officeooo:rsid="0031cd7a" officeooo:paragraph-rsid="0031cd7a" style:font-weight-asian="bold" style:font-weight-complex="bold"/>
    </style:style>
    <style:style style:name="P51" style:family="paragraph" style:parent-style-name="List_20_Contents">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Liberation Serif" fo:font-size="9pt" fo:letter-spacing="normal" fo:font-style="normal" fo:font-weight="bold" officeooo:paragraph-rsid="0031cd7a"/>
    </style:style>
    <style:style style:name="P52"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paragraph-rsid="0031cd7a" style:font-size-asian="9pt" style:font-size-complex="9pt"/>
    </style:style>
    <style:style style:name="P53"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rsid="0029b2c8" officeooo:paragraph-rsid="0031cd7a" style:font-size-asian="9pt" style:font-style-asian="italic" style:font-size-complex="9pt" style:font-style-complex="italic"/>
    </style:style>
    <style:style style:name="P54"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rsid="00297bd8" officeooo:paragraph-rsid="0031cd7a" style:font-size-asian="9pt" style:font-style-asian="italic" style:font-size-complex="9pt" style:font-style-complex="italic"/>
    </style:style>
    <style:style style:name="P55"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bold" officeooo:rsid="0031cd7a" officeooo:paragraph-rsid="0031cd7a" style:font-size-asian="9pt" style:font-weight-asian="bold" style:font-size-complex="9pt" style:font-weight-complex="bold"/>
    </style:style>
    <style:style style:name="P56"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italic" fo:font-weight="bold" officeooo:rsid="0031cd7a" officeooo:paragraph-rsid="0031cd7a" style:font-size-asian="9pt" style:font-weight-asian="bold" style:font-size-complex="9pt" style:font-weight-complex="bold"/>
    </style:style>
    <style:style style:name="P57" style:family="paragraph" style:parent-style-name="List_20_Contents">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58" style:family="paragraph" style:parent-style-name="List_20_Contents">
      <style:paragraph-properties fo:margin-left="0cm" fo:margin-right="0cm" fo:orphans="2" fo:widows="2" fo:text-indent="0cm" style:auto-text-indent="false"/>
      <style:text-properties fo:font-variant="normal" fo:text-transform="none" fo:color="#484848" loext:opacity="100%" style:font-name="Liberation Serif" fo:font-size="9pt" fo:letter-spacing="normal" fo:font-style="normal" fo:font-weight="normal" officeooo:rsid="00311bb9" officeooo:paragraph-rsid="00311bb9" style:font-size-asian="9pt" style:font-size-complex="9pt"/>
    </style:style>
    <style:style style:name="P59" style:family="paragraph" style:parent-style-name="List_20_Heading">
      <style:paragraph-properties fo:margin-left="0cm" fo:margin-right="0cm" fo:orphans="2" fo:widows="2" fo:text-indent="0cm" style:auto-text-indent="false"/>
      <style:text-properties officeooo:paragraph-rsid="00315b95"/>
    </style:style>
    <style:style style:name="P60" style:family="paragraph" style:parent-style-name="List_20_Contents">
      <style:paragraph-properties fo:margin-left="0cm" fo:margin-right="0cm" fo:orphans="2" fo:widows="2" fo:text-indent="0cm" style:auto-text-indent="false"/>
      <style:text-properties officeooo:paragraph-rsid="00311bb9"/>
    </style:style>
    <style:style style:name="P61" style:family="paragraph" style:parent-style-name="List_20_Heading">
      <style:paragraph-properties fo:margin-left="0cm" fo:margin-right="0cm" fo:orphans="2" fo:widows="2" fo:text-indent="0cm" style:auto-text-indent="false"/>
      <style:text-properties officeooo:paragraph-rsid="00311bb9"/>
    </style:style>
    <style:style style:name="P62" style:family="paragraph" style:parent-style-name="List_20_Contents">
      <style:paragraph-properties fo:margin-left="0cm" fo:margin-right="0cm" fo:orphans="2" fo:widows="2" fo:text-indent="0cm" style:auto-text-indent="false"/>
      <style:text-properties officeooo:paragraph-rsid="0031cd7a"/>
    </style:style>
    <style:style style:name="P63" style:family="paragraph" style:parent-style-name="List_20_Contents">
      <style:paragraph-properties fo:margin-left="0cm" fo:margin-right="0cm" fo:orphans="2" fo:widows="2" fo:text-indent="0cm" style:auto-text-indent="false"/>
      <style:text-properties fo:color="#000000" loext:opacity="100%" style:font-name="Liberation Serif" fo:font-size="9pt" fo:font-weight="bold" officeooo:rsid="0031cd7a" officeooo:paragraph-rsid="0031cd7a" style:font-size-asian="9pt" style:font-weight-asian="bold" style:font-size-complex="9pt" style:font-weight-complex="bold"/>
    </style:style>
    <style:style style:name="P64" style:family="paragraph" style:parent-style-name="List_20_Contents">
      <style:paragraph-properties fo:margin-left="0cm" fo:margin-right="0cm" fo:margin-top="0cm" fo:margin-bottom="0cm" style:contextual-spacing="false" fo:orphans="2" fo:widows="2" fo:text-indent="0cm" style:auto-text-indent="false"/>
      <style:text-properties fo:color="#000000" loext:opacity="100%" fo:font-size="9pt" fo:font-weight="bold" officeooo:rsid="0031cd7a" officeooo:paragraph-rsid="0031cd7a" style:font-size-asian="9pt" style:font-weight-asian="bold" style:font-size-complex="9pt" style:font-weight-complex="bold"/>
    </style:style>
    <style:style style:name="P65" style:family="paragraph" style:parent-style-name="List_20_Contents">
      <style:paragraph-properties fo:margin-left="0cm" fo:margin-right="0cm" fo:margin-top="0cm" fo:margin-bottom="0cm" style:contextual-spacing="false" fo:orphans="2" fo:widows="2" fo:text-indent="0cm" style:auto-text-indent="false"/>
      <style:text-properties fo:color="#000000" loext:opacity="100%" fo:font-size="9pt" fo:font-weight="bold" officeooo:rsid="0033405c" officeooo:paragraph-rsid="0033405c" style:font-size-asian="9pt" style:font-weight-asian="bold" style:font-size-complex="9pt" style:font-weight-complex="bold"/>
    </style:style>
    <style:style style:name="P66" style:family="paragraph" style:parent-style-name="List_20_Heading">
      <style:paragraph-properties fo:margin-left="0cm" fo:margin-right="0cm" fo:orphans="2" fo:widows="2" fo:text-indent="0cm" style:auto-text-indent="false"/>
      <style:text-properties fo:font-size="9pt" officeooo:paragraph-rsid="00315b95" style:font-size-asian="9pt" style:font-size-complex="9pt"/>
    </style:style>
    <style:style style:name="P67" style:family="paragraph" style:parent-style-name="List_20_Heading">
      <style:paragraph-properties fo:margin-left="0cm" fo:margin-right="0cm" fo:margin-top="0cm" fo:margin-bottom="0cm" style:contextual-spacing="false" fo:orphans="2" fo:widows="2" fo:text-indent="0cm" style:auto-text-indent="false"/>
      <style:text-properties fo:font-size="9pt" officeooo:paragraph-rsid="0031cd7a" style:font-size-asian="9pt" style:font-size-complex="9pt"/>
    </style:style>
    <style:style style:name="P68" style:family="paragraph" style:parent-style-name="List_20_Heading">
      <style:paragraph-properties fo:margin-left="0cm" fo:margin-right="0cm" fo:orphans="2" fo:widows="2" fo:text-indent="0cm" style:auto-text-indent="false"/>
      <style:text-properties fo:font-size="9pt" officeooo:paragraph-rsid="0031cd7a" style:font-size-asian="9pt" style:font-size-complex="9pt"/>
    </style:style>
    <style:style style:name="P69" style:family="paragraph" style:parent-style-name="List_20_Contents">
      <style:paragraph-properties fo:margin-left="0cm" fo:margin-right="0cm" fo:orphans="2" fo:widows="2" fo:text-indent="0cm" style:auto-text-indent="false"/>
      <style:text-properties fo:font-size="9pt" fo:font-weight="bold" officeooo:rsid="00315b95" officeooo:paragraph-rsid="00315b95" style:font-size-asian="9pt" style:font-weight-asian="bold" style:font-size-complex="9pt" style:font-weight-complex="bold"/>
    </style:style>
    <style:style style:name="P70" style:family="paragraph" style:parent-style-name="List_20_Contents">
      <style:paragraph-properties fo:margin-left="0cm" fo:margin-right="0cm" fo:margin-top="0cm" fo:margin-bottom="0cm" style:contextual-spacing="false" fo:orphans="2" fo:widows="2" fo:text-indent="0cm" style:auto-text-indent="false"/>
      <style:text-properties fo:font-size="9pt" fo:font-weight="bold" officeooo:rsid="0031cd7a" officeooo:paragraph-rsid="0031cd7a" style:font-size-asian="9pt" style:font-weight-asian="bold" style:font-size-complex="9pt" style:font-weight-complex="bold"/>
    </style:style>
    <style:style style:name="P71" style:family="paragraph" style:parent-style-name="List_20_Contents">
      <style:paragraph-properties fo:margin-left="0cm" fo:margin-right="0cm" fo:orphans="2" fo:widows="2" fo:text-indent="0cm" style:auto-text-indent="false"/>
      <style:text-properties fo:font-size="9pt" fo:font-weight="bold" officeooo:rsid="0031cd7a" officeooo:paragraph-rsid="0031cd7a" style:font-size-asian="9pt" style:font-weight-asian="bold" style:font-size-complex="9pt" style:font-weight-complex="bold"/>
    </style:style>
    <style:style style:name="P72" style:family="paragraph" style:parent-style-name="List_20_Contents">
      <style:paragraph-properties fo:margin-left="0cm" fo:margin-right="0cm" fo:orphans="2" fo:widows="2" fo:text-indent="0cm" style:auto-text-indent="false"/>
      <style:text-properties fo:font-weight="bold" officeooo:rsid="00315b95" officeooo:paragraph-rsid="00315b95" style:font-weight-asian="bold" style:font-weight-complex="bold"/>
    </style:style>
    <style:style style:name="P73" style:family="paragraph" style:parent-style-name="List_20_Heading">
      <style:paragraph-properties fo:margin-left="0cm" fo:margin-right="0cm" fo:margin-top="0cm" fo:margin-bottom="0cm" style:contextual-spacing="false" fo:text-align="start" style:justify-single-word="false" fo:orphans="2" fo:widows="2" fo:text-indent="0cm" style:auto-text-indent="false"/>
      <style:text-properties officeooo:paragraph-rsid="0031cd7a"/>
    </style:style>
    <style:style style:name="P74" style:family="paragraph" style:parent-style-name="List_20_Contents" style:list-style-name="L1">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75" style:family="paragraph" style:parent-style-name="List_20_Contents" style:list-style-name="L1">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76" style:family="paragraph" style:parent-style-name="List_20_Contents" style:list-style-name="L2">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77" style:family="paragraph" style:parent-style-name="List_20_Contents" style:list-style-name="L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78" style:family="paragraph" style:parent-style-name="List_20_Contents" style:list-style-name="L2">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79" style:family="paragraph" style:parent-style-name="List_20_Contents" style:list-style-name="L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0" style:family="paragraph" style:parent-style-name="List_20_Contents" style:list-style-name="L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1" style:family="paragraph" style:parent-style-name="List_20_Contents" style:list-style-name="L4">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82" style:family="paragraph" style:parent-style-name="List_20_Contents" style:list-style-name="L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83" style:family="paragraph" style:parent-style-name="List_20_Contents" style:list-style-name="L3">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84" style:family="paragraph" style:parent-style-name="List_20_Contents" style:list-style-name="L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85" style:family="paragraph" style:parent-style-name="List_20_Contents" style:list-style-name="L3">
      <style:paragraph-properties fo:margin-left="0cm" fo:margin-right="0cm" fo:margin-top="0cm" fo:margin-bottom="0cm" style:contextual-spacing="false" fo:orphans="2" fo:widows="2" fo:text-indent="0cm" style:auto-text-indent="false"/>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86" style:family="paragraph" style:parent-style-name="List_20_Contents" style:list-style-name="L3">
      <style:paragraph-properties fo:margin-left="0cm" fo:margin-right="0cm" fo:orphans="2" fo:widows="2" fo:text-indent="0cm" style:auto-text-indent="false"/>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87" style:family="paragraph" style:parent-style-name="List_20_Contents" style:list-style-name="L3">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88" style:family="paragraph" style:parent-style-name="List_20_Contents" style:list-style-name="L5">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89" style:family="paragraph" style:parent-style-name="List_20_Contents" style:list-style-name="L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90"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91" style:family="paragraph" style:parent-style-name="List_20_Contents" style:list-style-name="L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92" style:family="paragraph" style:parent-style-name="List_20_Contents" style:list-style-name="L7">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93" style:family="paragraph" style:parent-style-name="List_20_Contents" style:list-style-name="L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94" style:family="paragraph" style:parent-style-name="List_20_Contents" style:list-style-name="L8">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95" style:family="paragraph" style:parent-style-name="List_20_Contents" style:list-style-name="L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96" style:family="paragraph" style:parent-style-name="List_20_Contents" style:list-style-name="L9">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97" style:family="paragraph" style:parent-style-name="List_20_Contents" style:list-style-name="L10">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98" style:family="paragraph" style:parent-style-name="List_20_Contents" style:list-style-name="L12">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99" style:family="paragraph" style:parent-style-name="List_20_Contents" style:list-style-name="L13">
      <style:paragraph-properties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100" style:family="paragraph" style:parent-style-name="List_20_Contents" style:list-style-name="L14">
      <style:paragraph-properties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101" style:family="paragraph" style:parent-style-name="List_20_Contents" style:list-style-name="L1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102" style:family="paragraph" style:parent-style-name="List_20_Contents" style:list-style-name="L16">
      <style:paragraph-properties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103" style:family="paragraph" style:parent-style-name="List_20_Contents" style:list-style-name="L1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104" style:family="paragraph" style:parent-style-name="List_20_Contents" style:list-style-name="L1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105" style:family="paragraph" style:parent-style-name="List_20_Contents" style:list-style-name="L20">
      <style:paragraph-properties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106" style:family="paragraph" style:parent-style-name="List_20_Contents" style:list-style-name="L2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107" style:family="paragraph" style:parent-style-name="List_20_Contents" style:list-style-name="L22">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08" style:family="paragraph" style:parent-style-name="List_20_Contents" style:list-style-name="L2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09" style:family="paragraph" style:parent-style-name="List_20_Contents" style:list-style-name="L25">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10" style:family="paragraph" style:parent-style-name="List_20_Contents" style:list-style-name="L2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11" style:family="paragraph" style:parent-style-name="List_20_Contents" style:list-style-name="L28">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12" style:family="paragraph" style:parent-style-name="List_20_Contents" style:list-style-name="L2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13" style:family="paragraph" style:parent-style-name="List_20_Contents" style:list-style-name="L2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14" style:family="paragraph" style:parent-style-name="List_20_Contents" style:list-style-name="L30">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15" style:family="paragraph" style:parent-style-name="List_20_Contents" style:list-style-name="L3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16" style:family="paragraph" style:parent-style-name="List_20_Contents" style:list-style-name="L31">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17" style:family="paragraph" style:parent-style-name="List_20_Contents" style:list-style-name="L3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18" style:family="paragraph" style:parent-style-name="List_20_Contents" style:list-style-name="L32">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19" style:family="paragraph" style:parent-style-name="List_20_Contents" style:list-style-name="L32">
      <style:paragraph-properties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120" style:family="paragraph" style:parent-style-name="List_20_Contents" style:list-style-name="L34">
      <style:paragraph-properties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121" style:family="paragraph" style:parent-style-name="List_20_Contents" style:list-style-name="L3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122" style:family="paragraph" style:parent-style-name="List_20_Contents" style:list-style-name="L3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23" style:family="paragraph" style:parent-style-name="List_20_Contents" style:list-style-name="L15">
      <style:paragraph-properties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124" style:family="paragraph" style:parent-style-name="List_20_Contents" style:list-style-name="L36">
      <style:paragraph-properties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125" style:family="paragraph" style:parent-style-name="List_20_Contents" style:list-style-name="L3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126" style:family="paragraph" style:parent-style-name="List_20_Contents" style:list-style-name="L3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127" style:family="paragraph" style:parent-style-name="List_20_Contents" style:list-style-name="L3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8" style:family="paragraph" style:parent-style-name="List_20_Contents" style:list-style-name="L3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9" style:family="paragraph" style:parent-style-name="List_20_Contents" style:list-style-name="L4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0" style:family="paragraph" style:parent-style-name="List_20_Contents" style:list-style-name="L4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1" style:family="paragraph" style:parent-style-name="List_20_Contents" style:list-style-name="L4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2" style:family="paragraph" style:parent-style-name="List_20_Contents" style:list-style-name="L4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3" style:family="paragraph" style:parent-style-name="List_20_Contents" style:list-style-name="L4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4" style:family="paragraph" style:parent-style-name="List_20_Contents" style:list-style-name="L4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5" style:family="paragraph" style:parent-style-name="List_20_Contents" style:list-style-name="L4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6" style:family="paragraph" style:parent-style-name="List_20_Contents" style:list-style-name="L4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7" style:family="paragraph" style:parent-style-name="List_20_Contents" style:list-style-name="L4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8" style:family="paragraph" style:parent-style-name="List_20_Contents" style:list-style-name="L4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9" style:family="paragraph" style:parent-style-name="List_20_Contents" style:list-style-name="L4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0" style:family="paragraph" style:parent-style-name="List_20_Contents" style:list-style-name="L4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1" style:family="paragraph" style:parent-style-name="List_20_Contents" style:list-style-name="L4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2" style:family="paragraph" style:parent-style-name="List_20_Contents" style:list-style-name="L4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3" style:family="paragraph" style:parent-style-name="List_20_Contents" style:list-style-name="L4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4" style:family="paragraph" style:parent-style-name="List_20_Contents" style:list-style-name="L4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5" style:family="paragraph" style:parent-style-name="List_20_Contents" style:list-style-name="L4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6" style:family="paragraph" style:parent-style-name="List_20_Contents" style:list-style-name="L5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7" style:family="paragraph" style:parent-style-name="List_20_Contents" style:list-style-name="L5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8" style:family="paragraph" style:parent-style-name="List_20_Contents" style:list-style-name="L5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9" style:family="paragraph" style:parent-style-name="List_20_Contents" style:list-style-name="L1">
      <style:paragraph-properties fo:orphans="2" fo:widows="2"/>
      <style:text-properties fo:font-variant="normal" fo:text-transform="none" fo:color="#484848" loext:opacity="100%" style:font-name="Liberation Serif" fo:font-size="9pt" fo:letter-spacing="normal" fo:font-style="normal" fo:font-weight="normal" officeooo:rsid="0028c3d4" officeooo:paragraph-rsid="00311bb9" style:font-size-asian="9pt" style:font-size-complex="9pt"/>
    </style:style>
    <style:style style:name="P150" style:family="paragraph" style:parent-style-name="List_20_Contents" style:list-style-name="L2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rsid="00315b95" officeooo:paragraph-rsid="00315b95" style:font-size-asian="9pt" style:font-size-complex="9pt"/>
    </style:style>
    <style:style style:name="P151" style:family="paragraph" style:parent-style-name="List_20_Contents" style:list-style-name="L1">
      <style:paragraph-properties fo:text-align="start" style:justify-single-word="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52" style:family="paragraph" style:parent-style-name="List_20_Contents" style:list-style-name="L35">
      <style:paragraph-properties fo:orphans="2" fo:widows="2"/>
      <style:text-properties fo:font-variant="normal" fo:text-transform="none" fo:color="#484848" loext:opacity="100%" style:font-name="Liberation Serif" fo:font-size="9pt" fo:letter-spacing="normal" fo:font-style="normal" fo:font-weight="normal" officeooo:rsid="0023e7ca" officeooo:paragraph-rsid="0031cd7a" style:font-size-asian="9pt" style:font-size-complex="9pt"/>
    </style:style>
    <style:style style:name="P153" style:family="paragraph" style:parent-style-name="List_20_Contents" style:list-style-name="L15">
      <style:paragraph-properties fo:orphans="2" fo:widows="2"/>
      <style:text-properties fo:font-variant="normal" fo:text-transform="none" fo:color="#484848" loext:opacity="100%" style:font-name="Liberation Serif" fo:font-size="9pt" fo:letter-spacing="normal" fo:font-style="normal" fo:font-weight="normal" officeooo:rsid="0023e7ca" officeooo:paragraph-rsid="0033405c" style:font-size-asian="9pt" style:font-size-complex="9pt"/>
    </style:style>
    <style:style style:name="P154" style:family="paragraph" style:parent-style-name="List_20_Contents" style:list-style-name="L1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5b95" style:font-size-asian="9pt" style:font-weight-asian="normal" style:font-size-complex="9pt" style:font-weight-complex="normal"/>
    </style:style>
    <style:style style:name="P155" style:family="paragraph" style:parent-style-name="List_20_Contents" style:list-style-name="L9">
      <style:paragraph-properties fo:orphans="2" fo:widows="2"/>
      <style:text-properties fo:font-variant="normal" fo:text-transform="none" fo:color="#484848" loext:opacity="100%" style:font-name="Liberation Serif" fo:font-size="9pt" fo:letter-spacing="normal" fo:font-style="normal" fo:font-weight="normal" officeooo:paragraph-rsid="00311bb9"/>
    </style:style>
    <style:style style:name="P156" style:family="paragraph" style:parent-style-name="List_20_Contents" style:list-style-name="L3">
      <style:paragraph-properties fo:orphans="2" fo:widows="2"/>
      <style:text-properties fo:font-variant="normal" fo:text-transform="none" fo:color="#000000" loext:opacity="100%" style:font-name="Liberation Serif" fo:font-size="9pt" fo:letter-spacing="normal" fo:font-style="normal" fo:font-weight="normal" officeooo:rsid="002c050f" officeooo:paragraph-rsid="00311bb9" style:font-size-asian="9pt" style:font-style-asian="normal" style:font-size-complex="9pt" style:font-style-complex="normal"/>
    </style:style>
    <style:style style:name="P157" style:family="paragraph" style:parent-style-name="List_20_Contents" style:list-style-name="L3">
      <style:paragraph-properties fo:orphans="2" fo:widows="2"/>
      <style:text-properties fo:font-variant="normal" fo:text-transform="none" fo:color="#000000" loext:opacity="100%" style:font-name="Liberation Serif" fo:font-size="9pt" fo:letter-spacing="normal" fo:font-style="normal" fo:font-weight="normal" officeooo:rsid="002d1784" officeooo:paragraph-rsid="00311bb9" style:font-size-asian="9pt" style:font-size-complex="9pt"/>
    </style:style>
    <style:style style:name="P158" style:family="paragraph" style:parent-style-name="List_20_Contents" style:list-style-name="L19">
      <style:paragraph-properties fo:margin-top="0cm" fo:margin-bottom="0cm" style:contextual-spacing="false" fo:orphans="2" fo:widows="2"/>
      <style:text-properties fo:font-variant="normal" fo:text-transform="none" fo:color="#000000" loext:opacity="100%" style:font-name="Liberation Serif" fo:font-size="9pt" fo:letter-spacing="normal" fo:font-style="normal" fo:font-weight="normal" officeooo:paragraph-rsid="00315b95" style:font-size-asian="9pt" style:font-size-complex="9pt"/>
    </style:style>
    <style:style style:name="P159" style:family="paragraph" style:parent-style-name="List_20_Contents" style:list-style-name="L26">
      <style:paragraph-properties fo:orphans="2" fo:widows="2"/>
      <style:text-properties fo:font-variant="normal" fo:text-transform="none" fo:color="#000000" loext:opacity="100%" style:font-name="Liberation Serif" fo:font-size="9pt" fo:letter-spacing="normal" fo:font-style="normal" fo:font-weight="normal" officeooo:paragraph-rsid="0031cd7a" style:font-size-asian="9pt" style:font-size-complex="9pt"/>
    </style:style>
    <style:style style:name="P160" style:family="paragraph" style:parent-style-name="List_20_Contents" style:list-style-name="L15">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3405c" style:font-size-asian="9pt" style:font-size-complex="9pt"/>
    </style:style>
    <style:style style:name="P161" style:family="paragraph" style:parent-style-name="List_20_Contents" style:list-style-name="L15">
      <style:paragraph-properties fo:margin-top="0cm" fo:margin-bottom="0cm" style:contextual-spacing="false" fo:orphans="2" fo:widows="2"/>
      <style:text-properties fo:font-variant="normal" fo:text-transform="none" fo:color="#000000" loext:opacity="100%" style:font-name="Liberation Serif" fo:font-size="9pt" fo:letter-spacing="normal" fo:font-style="normal" fo:font-weight="normal" officeooo:paragraph-rsid="0033405c" style:font-size-asian="9pt" style:font-size-complex="9pt"/>
    </style:style>
    <style:style style:name="P162" style:family="paragraph" style:parent-style-name="List_20_Contents" style:list-style-name="L12">
      <style:paragraph-properties fo:orphans="2" fo:widows="2"/>
      <style:text-properties fo:font-variant="normal" fo:text-transform="none" fo:color="#000000" loext:opacity="100%" style:font-name="Liberation Serif" fo:font-size="9pt" fo:letter-spacing="normal" fo:font-style="normal" fo:font-weight="normal" officeooo:paragraph-rsid="00311bb9" style:font-size-asian="9pt" style:font-weight-asian="normal" style:font-size-complex="9pt" style:font-weight-complex="normal"/>
    </style:style>
    <style:style style:name="P163" style:family="paragraph" style:parent-style-name="List_20_Contents" style:list-style-name="L10">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weight-asian="bold" style:font-size-complex="9pt" style:font-weight-complex="bold"/>
    </style:style>
    <style:style style:name="P164" style:family="paragraph" style:parent-style-name="List_20_Contents" style:list-style-name="L11">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weight-asian="bold" style:font-size-complex="9pt" style:font-weight-complex="bold"/>
    </style:style>
    <style:style style:name="P165" style:family="paragraph" style:parent-style-name="List_20_Contents" style:list-style-name="L12">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weight-asian="bold" style:font-size-complex="9pt" style:font-weight-complex="bold"/>
    </style:style>
    <style:style style:name="P166"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weight-asian="bold" style:font-size-complex="9pt" style:font-weight-complex="bold"/>
    </style:style>
    <style:style style:name="P167" style:family="paragraph" style:parent-style-name="List_20_Contents" style:list-style-name="L11">
      <style:paragraph-properties fo:orphans="2" fo:widows="2"/>
      <style:text-properties fo:font-variant="normal" fo:text-transform="none" fo:color="#000000" loext:opacity="100%" style:font-name="Liberation Serif" fo:font-size="9pt" fo:letter-spacing="normal" fo:font-style="normal" fo:font-weight="bold" officeooo:paragraph-rsid="00311bb9" style:font-size-asian="9pt" style:font-weight-asian="bold" style:font-size-complex="9pt" style:font-weight-complex="bold"/>
    </style:style>
    <style:style style:name="P168"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cd7a" officeooo:paragraph-rsid="0031cd7a" style:font-size-asian="9pt" style:font-weight-asian="bold" style:font-size-complex="9pt" style:font-weight-complex="bold"/>
    </style:style>
    <style:style style:name="P169" style:family="paragraph" style:parent-style-name="List_20_Contents" style:list-style-name="L15">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weight-asian="bold" style:font-size-complex="9pt" style:font-weight-complex="bold"/>
    </style:style>
    <style:style style:name="P170" style:family="paragraph" style:parent-style-name="List_20_Contents" style:list-style-name="L1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weight-asian="bold" style:font-size-complex="9pt" style:font-weight-complex="bold"/>
    </style:style>
    <style:style style:name="P171"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weight-asian="bold" style:font-size-complex="9pt" style:font-weight-complex="bold"/>
    </style:style>
    <style:style style:name="P172" style:family="paragraph" style:parent-style-name="List_20_Contents" style:list-style-name="L15">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5b95" officeooo:paragraph-rsid="00315b95" style:font-size-asian="9pt" style:font-style-asian="normal" style:font-weight-asian="bold" style:font-size-complex="9pt" style:font-style-complex="normal" style:font-weight-complex="bold"/>
    </style:style>
    <style:style style:name="P173" style:family="paragraph" style:parent-style-name="List_20_Contents">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Liberation Serif" fo:font-size="9pt" fo:letter-spacing="normal" fo:font-style="normal" fo:font-weight="bold" officeooo:rsid="0031cd7a" officeooo:paragraph-rsid="0031cd7a" style:font-size-asian="9pt" style:font-style-asian="normal" style:font-weight-asian="bold" style:font-size-complex="9pt" style:font-style-complex="normal" style:font-weight-complex="bold"/>
    </style:style>
    <style:style style:name="P174" style:family="paragraph" style:parent-style-name="List_20_Contents" style:list-style-name="L15">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style-asian="normal" style:font-weight-asian="bold" style:font-size-complex="9pt" style:font-style-complex="normal" style:font-weight-complex="bold"/>
    </style:style>
    <style:style style:name="P175" style:family="paragraph" style:parent-style-name="List_20_Contents" style:list-style-name="L1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style-asian="normal" style:font-weight-asian="bold" style:font-size-complex="9pt" style:font-style-complex="normal" style:font-weight-complex="bold"/>
    </style:style>
    <style:style style:name="P176"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2854ec" officeooo:paragraph-rsid="00311bb9" style:font-size-asian="9pt" style:font-style-asian="normal" style:font-weight-asian="bold" style:font-size-complex="9pt" style:font-style-complex="normal" style:font-weight-complex="bold"/>
    </style:style>
    <style:style style:name="P177" style:family="paragraph" style:parent-style-name="List_20_Contents" style:list-style-name="L1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paragraph-rsid="0033405c" style:font-size-asian="9pt" style:font-size-complex="9pt"/>
    </style:style>
    <style:style style:name="P178" style:family="paragraph" style:parent-style-name="List_20_Contents" style:list-style-name="L15">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33405c" style:font-size-asian="9pt" style:font-size-complex="9pt"/>
    </style:style>
    <style:style style:name="P179" style:family="paragraph" style:parent-style-name="List_20_Contents" style:list-style-name="L10">
      <style:paragraph-properties fo:orphans="2" fo:widows="2"/>
      <style:text-properties fo:font-variant="normal" fo:text-transform="none" fo:color="#000000" loext:opacity="100%" style:font-name="Liberation Serif" fo:font-size="9pt" fo:letter-spacing="normal" fo:font-style="italic" fo:font-weight="normal" officeooo:paragraph-rsid="00311bb9" style:font-size-asian="9pt" style:font-size-complex="9pt"/>
    </style:style>
    <style:style style:name="P180" style:family="paragraph" style:parent-style-name="List_20_Contents" style:list-style-name="L15">
      <style:paragraph-properties fo:orphans="2" fo:widows="2"/>
      <style:text-properties fo:font-variant="normal" fo:text-transform="none" fo:color="#000000" loext:opacity="100%" style:font-name="Liberation Serif" fo:font-size="9pt" fo:letter-spacing="normal" fo:font-style="italic" fo:font-weight="normal" officeooo:paragraph-rsid="00315b95" style:font-size-asian="9pt" style:font-size-complex="9pt"/>
    </style:style>
    <style:style style:name="P181" style:family="paragraph" style:parent-style-name="List_20_Contents" style:list-style-name="L15">
      <style:paragraph-properties fo:orphans="2" fo:widows="2"/>
      <style:text-properties fo:font-variant="normal" fo:text-transform="none" fo:color="#000000" loext:opacity="100%" style:font-name="Liberation Serif" fo:font-size="9pt" fo:letter-spacing="normal" fo:font-style="italic" fo:font-weight="normal" officeooo:paragraph-rsid="0033405c" style:font-size-asian="9pt" style:font-size-complex="9pt"/>
    </style:style>
    <style:style style:name="P182" style:family="paragraph" style:parent-style-name="List_20_Contents" style:list-style-name="L15">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33405c" style:font-size-asian="9pt" style:font-size-complex="9pt"/>
    </style:style>
    <style:style style:name="P183" style:family="paragraph" style:parent-style-name="List_20_Contents" style:list-style-name="L16">
      <style:paragraph-properties fo:orphans="2" fo:widows="2"/>
      <style:text-properties fo:font-variant="normal" fo:text-transform="none" fo:color="#000000" loext:opacity="100%" style:font-name="Liberation Serif" fo:font-size="9pt" fo:letter-spacing="normal" fo:font-style="italic" fo:font-weight="normal" officeooo:paragraph-rsid="00315b95" style:font-size-asian="9pt" style:font-size-complex="9pt"/>
    </style:style>
    <style:style style:name="P184" style:family="paragraph" style:parent-style-name="List_20_Contents" style:list-style-name="L18">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315b95" style:font-size-asian="9pt" style:font-size-complex="9pt"/>
    </style:style>
    <style:style style:name="P185" style:family="paragraph" style:parent-style-name="List_20_Contents" style:list-style-name="L23">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86" style:family="paragraph" style:parent-style-name="List_20_Contents" style:list-style-name="L24">
      <style:paragraph-properties fo:orphans="2" fo:widows="2"/>
      <style:text-properties fo:font-variant="normal" fo:text-transform="none" fo:color="#000000" loext:opacity="100%" style:font-name="Liberation Serif" fo:font-size="9pt" fo:letter-spacing="normal" fo:font-style="italic" fo:font-weight="normal" officeooo:paragraph-rsid="0031cd7a" style:font-size-asian="9pt" style:font-size-complex="9pt"/>
    </style:style>
    <style:style style:name="P187" style:family="paragraph" style:parent-style-name="List_20_Contents" style:list-style-name="L24">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31cd7a" style:font-size-asian="9pt" style:font-size-complex="9pt"/>
    </style:style>
    <style:style style:name="P188" style:family="paragraph" style:parent-style-name="List_20_Contents" style:list-style-name="L30">
      <style:paragraph-properties fo:orphans="2" fo:widows="2"/>
      <style:text-properties fo:font-variant="normal" fo:text-transform="none" fo:color="#000000" loext:opacity="100%" style:font-name="Liberation Serif" fo:font-size="9pt" fo:letter-spacing="normal" fo:font-style="italic" fo:font-weight="normal" officeooo:paragraph-rsid="0031cd7a" style:font-size-asian="9pt" style:font-size-complex="9pt"/>
    </style:style>
    <style:style style:name="P189" style:family="paragraph" style:parent-style-name="List_20_Contents" style:list-style-name="L28">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rsid="00297bd8" officeooo:paragraph-rsid="0031cd7a" style:font-size-asian="9pt" style:font-size-complex="9pt"/>
    </style:style>
    <style:style style:name="P190" style:family="paragraph" style:parent-style-name="List_20_Contents" style:list-style-name="L28">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rsid="00297bd8" officeooo:paragraph-rsid="00358f50" style:font-size-asian="9pt" style:font-size-complex="9pt"/>
    </style:style>
    <style:style style:name="P191" style:family="paragraph" style:parent-style-name="List_20_Contents" style:list-style-name="L15">
      <style:paragraph-properties fo:orphans="2" fo:widows="2"/>
      <style:text-properties fo:font-variant="normal" fo:text-transform="none" fo:color="#000000" loext:opacity="100%" style:font-name="Liberation Serif" fo:font-size="9pt" fo:letter-spacing="normal" fo:font-style="italic" fo:font-weight="normal" officeooo:rsid="0023e7ca" officeooo:paragraph-rsid="0033405c" style:font-size-asian="9pt" style:font-size-complex="9pt"/>
    </style:style>
    <style:style style:name="P192" style:family="paragraph" style:parent-style-name="List_20_Contents" style:list-style-name="L15">
      <style:paragraph-properties fo:orphans="2" fo:widows="2"/>
      <style:text-properties fo:font-variant="normal" fo:text-transform="none" fo:color="#000000" loext:opacity="100%" style:font-name="Liberation Serif" fo:font-size="9pt" fo:letter-spacing="normal" fo:font-style="italic" fo:font-weight="normal" officeooo:paragraph-rsid="00315b95" style:font-size-asian="9pt" style:font-weight-asian="normal" style:font-size-complex="9pt" style:font-weight-complex="normal"/>
    </style:style>
    <style:style style:name="P193" style:family="paragraph" style:parent-style-name="List_20_Contents" style:list-style-name="L15">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bold" officeooo:rsid="00315b95" officeooo:paragraph-rsid="00315b95" style:font-size-asian="9pt" style:font-size-complex="9pt"/>
    </style:style>
    <style:style style:name="P194"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fo:font-size="9pt" fo:letter-spacing="normal" fo:font-style="normal" fo:font-weight="bold" officeooo:rsid="0031cd7a" officeooo:paragraph-rsid="0031cd7a" style:font-size-asian="9pt" style:font-weight-asian="bold" style:font-size-complex="9pt" style:font-weight-complex="bold"/>
    </style:style>
    <style:style style:name="P195"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style:font-name="Liberation Serif" fo:font-size="9pt" fo:letter-spacing="normal" fo:font-style="normal" fo:font-weight="bold" officeooo:rsid="0031cd7a" officeooo:paragraph-rsid="0031cd7a" style:font-size-asian="9pt" style:font-weight-asian="bold" style:font-size-complex="9pt" style:font-weight-complex="bold"/>
    </style:style>
    <style:style style:name="P196" style:family="paragraph" style:parent-style-name="List_20_Contents" style:list-style-name="L1">
      <style:paragraph-properties fo:margin-top="0cm" fo:margin-bottom="0cm" style:contextual-spacing="false" fo:orphans="2" fo:widows="2"/>
      <style:text-properties fo:font-size="9pt" officeooo:paragraph-rsid="00311bb9" style:font-size-asian="9pt" style:font-size-complex="9pt"/>
    </style:style>
    <style:style style:name="P197" style:family="paragraph" style:parent-style-name="List_20_Contents" style:list-style-name="L27">
      <style:paragraph-properties fo:margin-top="0cm" fo:margin-bottom="0cm" style:contextual-spacing="false" fo:orphans="2" fo:widows="2"/>
      <style:text-properties fo:font-size="9pt" officeooo:paragraph-rsid="0031cd7a" style:font-size-asian="9pt" style:font-size-complex="9pt"/>
    </style:style>
    <style:style style:name="P198" style:family="paragraph" style:parent-style-name="List_20_Contents" style:list-style-name="L15">
      <style:paragraph-properties fo:margin-left="1.529cm" fo:margin-right="0cm" fo:margin-top="0cm" fo:margin-bottom="0cm" style:contextual-spacing="false" fo:orphans="2" fo:widows="2" fo:text-indent="0cm" style:auto-text-indent="false"/>
      <style:text-properties fo:font-size="9pt" officeooo:paragraph-rsid="0033405c" style:font-size-asian="9pt" style:font-size-complex="9pt"/>
    </style:style>
    <style:style style:name="P199" style:family="paragraph" style:parent-style-name="List_20_Contents" style:list-style-name="L21">
      <style:paragraph-properties fo:margin-top="0cm" fo:margin-bottom="0cm" style:contextual-spacing="false" fo:orphans="2" fo:widows="2"/>
      <style:text-properties fo:font-size="9pt" officeooo:paragraph-rsid="0033405c" style:font-size-asian="9pt" style:font-size-complex="9pt"/>
    </style:style>
    <style:style style:name="P200" style:family="paragraph" style:parent-style-name="List_20_Contents" style:list-style-name="L21">
      <style:paragraph-properties fo:margin-top="0cm" fo:margin-bottom="0cm" style:contextual-spacing="false" fo:orphans="2" fo:widows="2"/>
      <style:text-properties fo:font-size="9pt" officeooo:rsid="0021be0c" officeooo:paragraph-rsid="0031cd7a" style:font-size-asian="9pt" style:font-size-complex="9pt"/>
    </style:style>
    <style:style style:name="P201" style:family="paragraph" style:parent-style-name="List_20_Contents" style:list-style-name="L5">
      <style:paragraph-properties fo:margin-top="0cm" fo:margin-bottom="0cm" style:contextual-spacing="false" fo:orphans="2" fo:widows="2"/>
      <style:text-properties style:font-name="Liberation Serif" fo:font-size="9pt" officeooo:paragraph-rsid="00311bb9" style:font-size-asian="9pt" style:font-size-complex="9pt"/>
    </style:style>
    <style:style style:name="P202" style:family="paragraph" style:parent-style-name="List_20_Contents" style:list-style-name="L32">
      <style:paragraph-properties fo:orphans="2" fo:widows="2"/>
      <style:text-properties style:font-name="Liberation Serif" fo:font-size="9pt" officeooo:paragraph-rsid="0031cd7a" style:font-size-asian="9pt" style:font-size-complex="9pt"/>
    </style:style>
    <style:style style:name="P203" style:family="paragraph" style:parent-style-name="List_20_Contents" style:list-style-name="L10">
      <style:paragraph-properties fo:margin-top="0cm" fo:margin-bottom="0cm" style:contextual-spacing="false" fo:orphans="2" fo:widows="2"/>
      <style:text-properties officeooo:paragraph-rsid="00311bb9"/>
    </style:style>
    <style:style style:name="P204" style:family="paragraph" style:parent-style-name="List_20_Contents" style:list-style-name="L12">
      <style:paragraph-properties fo:orphans="2" fo:widows="2"/>
      <style:text-properties officeooo:paragraph-rsid="00311bb9"/>
    </style:style>
    <style:style style:name="P205" style:family="paragraph" style:parent-style-name="List_20_Contents" style:list-style-name="L12">
      <style:paragraph-properties fo:margin-top="0cm" fo:margin-bottom="0cm" style:contextual-spacing="false" fo:orphans="2" fo:widows="2"/>
      <style:text-properties officeooo:paragraph-rsid="00311bb9"/>
    </style:style>
    <style:style style:name="P206" style:family="paragraph" style:parent-style-name="List_20_Contents" style:list-style-name="L21">
      <style:paragraph-properties fo:margin-top="0cm" fo:margin-bottom="0cm" style:contextual-spacing="false" fo:orphans="2" fo:widows="2"/>
      <style:text-properties officeooo:paragraph-rsid="0031cd7a"/>
    </style:style>
    <style:style style:name="P207" style:family="paragraph" style:parent-style-name="List_20_Contents" style:list-style-name="L35">
      <style:paragraph-properties fo:orphans="2" fo:widows="2"/>
      <style:text-properties officeooo:paragraph-rsid="0031cd7a"/>
    </style:style>
    <style:style style:name="P208" style:family="paragraph" style:parent-style-name="List_20_Contents" style:list-style-name="L46">
      <style:paragraph-properties fo:margin-top="0cm" fo:margin-bottom="0cm" style:contextual-spacing="false" fo:orphans="2" fo:widows="2"/>
    </style:style>
    <style:style style:name="P209" style:family="paragraph" style:parent-style-name="List_20_Contents" style:list-style-name="L15">
      <style:paragraph-properties fo:margin-left="0cm" fo:margin-right="0cm" fo:margin-top="0cm" fo:margin-bottom="0cm" style:contextual-spacing="false" fo:orphans="2" fo:widows="2" fo:text-indent="0cm" style:auto-text-indent="false"/>
      <style:text-properties fo:color="#000000" loext:opacity="100%" fo:font-size="9pt" fo:font-weight="bold" officeooo:rsid="0033405c" officeooo:paragraph-rsid="0033405c" style:font-size-asian="9pt" style:font-weight-asian="bold" style:font-size-complex="9pt" style:font-weight-complex="bold"/>
    </style:style>
    <style:style style:name="P210" style:family="paragraph" style:parent-style-name="List_20_Contents">
      <style:paragraph-properties fo:margin-left="0cm" fo:margin-right="0cm" fo:margin-top="0cm" fo:margin-bottom="0cm" style:contextual-spacing="false" fo:orphans="2" fo:widows="2" fo:text-indent="0cm" style:auto-text-indent="false"/>
      <style:text-properties fo:color="#000000" loext:opacity="100%" fo:font-size="9pt" fo:font-weight="bold" officeooo:rsid="00311bb9" officeooo:paragraph-rsid="00311bb9" style:font-size-asian="9pt" style:font-weight-asian="bold" style:font-size-complex="9pt" style:font-weight-complex="bold"/>
    </style:style>
    <style:style style:name="P211" style:family="paragraph" style:parent-style-name="List_20_Contents">
      <style:paragraph-properties fo:margin-left="0cm" fo:margin-right="0cm" fo:margin-top="0cm" fo:margin-bottom="0cm" style:contextual-spacing="false" fo:orphans="2" fo:widows="2" fo:text-indent="0cm" style:auto-text-indent="false"/>
      <style:text-properties fo:color="#000000" loext:opacity="100%" style:font-name="Liberation Serif" fo:font-size="9pt" fo:font-weight="bold" officeooo:rsid="00311bb9" officeooo:paragraph-rsid="00311bb9" style:font-size-asian="9pt" style:font-weight-asian="bold" style:font-size-complex="9pt" style:font-weight-complex="bold"/>
    </style:style>
    <style:style style:name="P212" style:family="paragraph" style:parent-style-name="List_20_Heading" style:list-style-name="L10">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13" style:family="paragraph" style:parent-style-name="List_20_Heading" style:list-style-name="L11">
      <style:paragraph-properties fo:orphans="2" fo:widows="2"/>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14" style:family="paragraph" style:parent-style-name="List_20_Heading" style:list-style-name="L11">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15" style:family="paragraph" style:parent-style-name="List_20_Heading" style:list-style-name="L12">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16" style:family="paragraph" style:parent-style-name="List_20_Heading" style:list-style-name="L1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17" style:family="paragraph" style:parent-style-name="List_20_Heading" style:list-style-name="L15">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3405c" style:font-size-asian="9pt" style:font-size-complex="9pt"/>
    </style:style>
    <style:style style:name="P218" style:family="paragraph" style:parent-style-name="List_20_Heading" style:list-style-name="L1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3405c" style:font-size-asian="9pt" style:font-size-complex="9pt"/>
    </style:style>
    <style:style style:name="P219"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cd7a" officeooo:paragraph-rsid="0031cd7a" style:font-size-asian="9pt" style:font-size-complex="9pt"/>
    </style:style>
    <style:style style:name="P220" style:family="paragraph" style:parent-style-name="List_20_Heading" style:list-style-name="L3">
      <style:paragraph-properties fo:margin-left="0cm" fo:margin-right="0cm" fo:orphans="2" fo:widows="2" fo:text-indent="0cm" style:auto-text-indent="false"/>
      <style:text-properties style:font-name="Liberation Serif" fo:font-size="9pt" officeooo:paragraph-rsid="00311bb9" style:font-size-asian="9pt" style:font-size-complex="9pt"/>
    </style:style>
    <style:style style:name="P221" style:family="paragraph" style:parent-style-name="List_20_Heading" style:list-style-name="L15">
      <style:paragraph-properties fo:margin-left="0cm" fo:margin-right="0cm" fo:orphans="2" fo:widows="2" fo:text-indent="0cm" style:auto-text-indent="false"/>
      <style:text-properties style:font-name="Liberation Serif" fo:font-size="9pt" officeooo:paragraph-rsid="0033405c" style:font-size-asian="9pt" style:font-size-complex="9pt"/>
    </style:style>
    <style:style style:name="P222" style:family="paragraph" style:parent-style-name="List_20_Heading" style:list-style-name="L33">
      <style:paragraph-properties fo:margin-top="0cm" fo:margin-bottom="0cm" style:contextual-spacing="false" fo:text-align="start" style:justify-single-word="false" fo:orphans="2" fo:widows="2"/>
      <style:text-properties fo:color="#000000" loext:opacity="100%" fo:font-size="9pt" fo:font-weight="bold" officeooo:paragraph-rsid="0031cd7a" style:font-size-asian="9pt" style:font-weight-asian="bold" style:font-size-complex="9pt" style:font-weight-complex="bold"/>
    </style:style>
    <style:style style:name="P223" style:family="paragraph" style:parent-style-name="List_20_Heading" style:list-style-name="L15">
      <style:paragraph-properties fo:margin-left="0cm" fo:margin-right="0cm" fo:margin-top="0cm" fo:margin-bottom="0cm" style:contextual-spacing="false" fo:orphans="2" fo:widows="2" fo:text-indent="0cm" style:auto-text-indent="false"/>
      <style:text-properties fo:font-size="9pt" officeooo:paragraph-rsid="0033405c" style:font-size-asian="9pt" style:font-size-complex="9pt"/>
    </style:style>
    <style:style style:name="P224" style:family="paragraph" style:parent-style-name="List_20_Heading" style:list-style-name="L37">
      <style:paragraph-properties fo:orphans="2" fo:widows="2"/>
      <style:text-properties officeooo:paragraph-rsid="0033405c"/>
    </style:style>
    <style:style style:name="P225" style:family="paragraph" style:parent-style-name="Preformatted_20_Text" style:list-style-name="L33"/>
    <style:style style:name="P226" style:family="paragraph" style:parent-style-name="Preformatted_20_Text" style:list-style-name="L33">
      <style:text-properties fo:font-variant="normal" fo:text-transform="none" fo:color="#000000" loext:opacity="100%" style:font-name="Liberation Serif" fo:font-size="9pt" fo:letter-spacing="normal" fo:font-style="normal" fo:font-weight="bold" style:font-size-asian="9pt" style:font-weight-asian="bold" style:font-size-complex="9pt" style:font-weight-complex="bold"/>
    </style:style>
    <style:style style:name="T1" style:family="text">
      <style:text-properties fo:font-weight="bold"/>
    </style:style>
    <style:style style:name="T2" style:family="text">
      <style:text-properties fo:font-weight="bold" officeooo:rsid="001f06c2"/>
    </style:style>
    <style:style style:name="T3" style:family="text">
      <style:text-properties fo:font-weight="bold" officeooo:rsid="00207f01"/>
    </style:style>
    <style:style style:name="T4" style:family="text">
      <style:text-properties fo:font-weight="bold" style:font-weight-asian="bold" style:font-weight-complex="bold"/>
    </style:style>
    <style:style style:name="T5" style:family="text">
      <style:text-properties fo:font-weight="bold" officeooo:rsid="00207f01" style:font-weight-asian="bold" style:font-weight-complex="bold"/>
    </style:style>
    <style:style style:name="T6" style:family="text">
      <style:text-properties fo:font-weight="bold" officeooo:rsid="0021be0c" style:font-weight-asian="bold" style:font-weight-complex="bold"/>
    </style:style>
    <style:style style:name="T7" style:family="text">
      <style:text-properties fo:font-weight="bold" officeooo:rsid="0022bd86" style:font-weight-asian="bold" style:font-weight-complex="bold"/>
    </style:style>
    <style:style style:name="T8" style:family="text">
      <style:text-properties fo:font-weight="bold" officeooo:rsid="002778f1" style:font-weight-asian="bold" style:font-weight-complex="bold"/>
    </style:style>
    <style:style style:name="T9" style:family="text">
      <style:text-properties fo:font-weight="bold" officeooo:rsid="002854ec" style:font-weight-asian="bold" style:font-weight-complex="bold"/>
    </style:style>
    <style:style style:name="T10" style:family="text">
      <style:text-properties fo:font-weight="bold" officeooo:rsid="0028c3d4" style:font-weight-asian="bold" style:font-weight-complex="bold"/>
    </style:style>
    <style:style style:name="T11" style:family="text">
      <style:text-properties fo:font-weight="bold" officeooo:rsid="00297bd8" style:font-weight-asian="bold" style:font-weight-complex="bold"/>
    </style:style>
    <style:style style:name="T12" style:family="text">
      <style:text-properties fo:font-weight="bold" officeooo:rsid="0029b2c8" style:font-weight-asian="bold" style:font-weight-complex="bold"/>
    </style:style>
    <style:style style:name="T13" style:family="text">
      <style:text-properties fo:font-weight="bold" officeooo:rsid="002a150c" style:font-weight-asian="bold" style:font-weight-complex="bold"/>
    </style:style>
    <style:style style:name="T14" style:family="text">
      <style:text-properties fo:font-weight="bold" officeooo:rsid="002c050f" style:font-weight-asian="bold" style:font-weight-complex="bold"/>
    </style:style>
    <style:style style:name="T15" style:family="text">
      <style:text-properties fo:font-weight="bold" officeooo:rsid="00311bb9" style:font-weight-asian="bold" style:font-weight-complex="bold"/>
    </style:style>
    <style:style style:name="T16" style:family="text">
      <style:text-properties fo:font-weight="bold" officeooo:rsid="002d2667" style:font-weight-asian="bold" style:font-weight-complex="bold"/>
    </style:style>
    <style:style style:name="T17" style:family="text">
      <style:text-properties fo:font-weight="bold" officeooo:rsid="0023e7ca" style:font-weight-asian="bold" style:font-weight-complex="bold"/>
    </style:style>
    <style:style style:name="T18" style:family="text">
      <style:text-properties fo:font-weight="bold" style:font-weight-asian="normal" style:font-weight-complex="normal"/>
    </style:style>
    <style:style style:name="T19" style:family="text">
      <style:text-properties fo:font-weight="bold" officeooo:rsid="002a150c" style:font-weight-asian="normal" style:font-weight-complex="normal"/>
    </style:style>
    <style:style style:name="T20" style:family="text">
      <style:text-properties fo:font-weight="bold" officeooo:rsid="0021be0c"/>
    </style:style>
    <style:style style:name="T21" style:family="text">
      <style:text-properties fo:font-weight="bold" officeooo:rsid="0023935f"/>
    </style:style>
    <style:style style:name="T22" style:family="text">
      <style:text-properties fo:font-weight="bold" officeooo:rsid="0023e7ca"/>
    </style:style>
    <style:style style:name="T23" style:family="text">
      <style:text-properties fo:font-weight="bold" officeooo:rsid="002854ec"/>
    </style:style>
    <style:style style:name="T24" style:family="text">
      <style:text-properties fo:font-weight="bold" officeooo:rsid="0028c3d4"/>
    </style:style>
    <style:style style:name="T25" style:family="text">
      <style:text-properties fo:font-weight="bold" officeooo:rsid="00297bd8"/>
    </style:style>
    <style:style style:name="T26" style:family="text">
      <style:text-properties fo:font-weight="bold" officeooo:rsid="0029b2c8"/>
    </style:style>
    <style:style style:name="T27" style:family="text">
      <style:text-properties fo:font-weight="bold" officeooo:rsid="002a150c"/>
    </style:style>
    <style:style style:name="T28" style:family="text">
      <style:text-properties fo:font-weight="bold" officeooo:rsid="002a150c" style:font-style-asian="normal" style:font-weight-asian="bold" style:font-style-complex="normal" style:font-weight-complex="bold"/>
    </style:style>
    <style:style style:name="T29" style:family="text">
      <style:text-properties fo:font-weight="bold" officeooo:rsid="002c050f" style:font-style-asian="normal" style:font-weight-asian="bold" style:font-style-complex="normal" style:font-weight-complex="bold"/>
    </style:style>
    <style:style style:name="T30" style:family="text">
      <style:text-properties fo:font-weight="bold" style:font-style-asian="normal" style:font-weight-asian="normal" style:font-style-complex="normal" style:font-weight-complex="normal"/>
    </style:style>
    <style:style style:name="T31" style:family="text">
      <style:text-properties fo:font-weight="bold" officeooo:rsid="002c050f" style:font-style-asian="normal" style:font-weight-asian="normal" style:font-style-complex="normal" style:font-weight-complex="normal"/>
    </style:style>
    <style:style style:name="T32" style:family="text">
      <style:text-properties fo:font-weight="bold" officeooo:rsid="002778f1" style:font-style-asian="normal" style:font-weight-asian="normal" style:font-style-complex="normal" style:font-weight-complex="normal"/>
    </style:style>
    <style:style style:name="T33" style:family="text">
      <style:text-properties fo:font-weight="bold" style:font-style-asian="normal" style:font-style-complex="normal"/>
    </style:style>
    <style:style style:name="T34" style:family="text">
      <style:text-properties fo:font-weight="bold" officeooo:rsid="002c050f" style:font-style-asian="normal" style:font-style-complex="normal"/>
    </style:style>
    <style:style style:name="T35" style:family="text">
      <style:text-properties fo:font-weight="bold" officeooo:rsid="00311bb9"/>
    </style:style>
    <style:style style:name="T36" style:family="text">
      <style:text-properties fo:font-weight="bold" officeooo:rsid="0022bd86"/>
    </style:style>
    <style:style style:name="T37" style:family="text">
      <style:text-properties fo:font-variant="normal" fo:text-transform="none" fo:color="#000000" loext:opacity="100%" style:font-name="Liberation Serif" fo:font-size="9pt" fo:letter-spacing="normal" fo:font-style="italic" fo:font-weight="normal" style:font-size-asian="9pt" style:font-size-complex="9pt"/>
    </style:style>
    <style:style style:name="T38" style:family="text">
      <style:text-properties fo:font-variant="normal" fo:text-transform="none" fo:color="#000000" loext:opacity="100%" style:font-name="Liberation Serif" fo:font-size="9pt" fo:letter-spacing="normal" fo:font-style="italic" fo:font-weight="normal" officeooo:rsid="0021be0c" style:font-size-asian="9pt" style:font-size-complex="9pt"/>
    </style:style>
    <style:style style:name="T39" style:family="text">
      <style:text-properties fo:font-variant="normal" fo:text-transform="none" fo:color="#000000" loext:opacity="100%" style:font-name="Liberation Serif" fo:font-size="9pt" fo:letter-spacing="normal" fo:font-style="italic" fo:font-weight="normal" officeooo:rsid="00207f01" style:font-size-asian="9pt" style:font-style-asian="italic" style:font-weight-asian="normal" style:font-size-complex="9pt" style:font-style-complex="italic" style:font-weight-complex="normal"/>
    </style:style>
    <style:style style:name="T40" style:family="text">
      <style:text-properties fo:font-variant="normal" fo:text-transform="none" fo:color="#000000" loext:opacity="100%" style:font-name="Liberation Serif" fo:font-size="9pt" fo:letter-spacing="normal" fo:font-style="italic" fo:font-weight="normal" officeooo:rsid="002f21dd" style:font-size-asian="9pt" style:font-style-asian="italic" style:font-weight-asian="normal" style:font-size-complex="9pt" style:font-style-complex="italic" style:font-weight-complex="normal"/>
    </style:style>
    <style:style style:name="T41" style:family="text">
      <style:text-properties fo:font-variant="normal" fo:text-transform="none" fo:color="#000000" loext:opacity="100%" style:font-name="Liberation Serif" fo:font-size="9pt" fo:letter-spacing="normal" fo:font-style="italic" fo:font-weight="normal" officeooo:rsid="00311bb9" style:font-size-asian="9pt" style:font-weight-asian="normal" style:font-size-complex="9pt" style:font-weight-complex="normal"/>
    </style:style>
    <style:style style:name="T42" style:family="text">
      <style:text-properties fo:font-variant="normal" fo:text-transform="none" fo:color="#000000" loext:opacity="100%" style:font-name="Liberation Serif" fo:font-size="9pt" fo:letter-spacing="normal" fo:font-style="italic" fo:font-weight="bold" officeooo:rsid="00311bb9" style:font-size-asian="9pt" style:font-weight-asian="normal" style:font-size-complex="9pt" style:font-weight-complex="normal"/>
    </style:style>
    <style:style style:name="T43"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44" style:family="text">
      <style:text-properties fo:font-variant="normal" fo:text-transform="none" fo:color="#000000" loext:opacity="100%" style:font-name="Liberation Serif" fo:font-size="9pt" fo:letter-spacing="normal" fo:font-style="normal" fo:font-weight="normal" officeooo:rsid="00315b95" style:font-size-asian="9pt" style:font-size-complex="9pt"/>
    </style:style>
    <style:style style:name="T45" style:family="text">
      <style:text-properties fo:font-variant="normal" fo:text-transform="none" fo:color="#000000" loext:opacity="100%" style:font-name="Liberation Serif" fo:font-size="9pt" fo:letter-spacing="normal" fo:font-style="normal" fo:font-weight="normal" officeooo:rsid="00207f01" style:font-size-asian="9pt" style:font-weight-asian="bold" style:font-size-complex="9pt" style:font-weight-complex="bold"/>
    </style:style>
    <style:style style:name="T46" style:family="text">
      <style:text-properties fo:font-variant="normal" fo:text-transform="none" fo:color="#000000" loext:opacity="100%" style:font-name="Liberation Serif" fo:font-size="9pt" fo:letter-spacing="normal" fo:font-style="normal" fo:font-weight="normal" officeooo:rsid="002d2667" style:font-size-asian="9pt" style:font-weight-asian="bold" style:font-size-complex="9pt" style:font-weight-complex="bold"/>
    </style:style>
    <style:style style:name="T47" style:family="text">
      <style:text-properties fo:font-variant="normal" fo:text-transform="none" fo:color="#000000" loext:opacity="100%" style:font-name="Liberation Serif" fo:font-size="9pt" fo:letter-spacing="normal" fo:font-style="normal" fo:font-weight="bold" style:font-size-asian="9pt" style:font-size-complex="9pt"/>
    </style:style>
    <style:style style:name="T48" style:family="text">
      <style:text-properties fo:font-variant="normal" fo:text-transform="none" fo:color="#000000" loext:opacity="100%" style:font-name="Liberation Serif" fo:font-size="9pt" fo:letter-spacing="normal" fo:font-style="normal" fo:font-weight="bold" officeooo:rsid="002d2667" style:font-size-asian="9pt" style:font-weight-asian="bold" style:font-size-complex="9pt" style:font-weight-complex="bold"/>
    </style:style>
    <style:style style:name="T49" style:family="text">
      <style:text-properties fo:font-variant="normal" fo:text-transform="none" fo:color="#000000" loext:opacity="100%" style:font-name="Liberation Serif" fo:font-size="9pt" fo:letter-spacing="normal" fo:font-style="normal" fo:font-weight="bold" officeooo:rsid="00315b95" style:font-size-asian="9pt" style:font-weight-asian="bold" style:font-size-complex="9pt" style:font-weight-complex="bold"/>
    </style:style>
    <style:style style:name="T50" style:family="text">
      <style:text-properties fo:font-variant="normal" fo:text-transform="none" fo:color="#000000" loext:opacity="100%" style:font-name="Liberation Serif" fo:font-size="9pt" fo:letter-spacing="normal" fo:font-style="normal" style:font-size-asian="9pt" style:font-size-complex="9pt"/>
    </style:style>
    <style:style style:name="T51" style:family="text">
      <style:text-properties fo:font-variant="normal" fo:text-transform="none" fo:color="#000000" loext:opacity="100%" style:font-name="Liberation Serif" fo:font-size="9pt" fo:letter-spacing="normal" fo:font-style="normal" officeooo:rsid="002d2667" style:font-size-asian="9pt" style:font-size-complex="9pt"/>
    </style:style>
    <style:style style:name="T52" style:family="text">
      <style:text-properties fo:font-variant="normal" fo:text-transform="none" fo:color="#000000" loext:opacity="100%" style:font-name="Liberation Serif" fo:letter-spacing="normal" fo:font-style="normal"/>
    </style:style>
    <style:style style:name="T53" style:family="text">
      <style:text-properties fo:font-variant="normal" fo:text-transform="none" fo:color="#000000" loext:opacity="100%" style:font-name="Liberation Serif" fo:letter-spacing="normal" fo:font-style="normal" officeooo:rsid="0028c3d4"/>
    </style:style>
    <style:style style:name="T54" style:family="text">
      <style:text-properties fo:font-variant="normal" fo:text-transform="none" fo:color="#000000" loext:opacity="100%" style:font-name="Liberation Serif" fo:letter-spacing="normal" fo:font-style="normal" fo:font-weight="normal"/>
    </style:style>
    <style:style style:name="T55" style:family="text">
      <style:text-properties fo:font-variant="normal" fo:text-transform="none" fo:color="#000000" loext:opacity="100%" style:font-name="Liberation Serif" fo:letter-spacing="normal" fo:font-style="normal" fo:font-weight="normal" officeooo:rsid="0028c3d4"/>
    </style:style>
    <style:style style:name="T56" style:family="text">
      <style:text-properties fo:font-variant="normal" fo:text-transform="none" fo:color="#000000" loext:opacity="100%" style:font-name="Liberation Serif" fo:letter-spacing="normal" fo:font-style="normal" fo:font-weight="normal" officeooo:rsid="0031cd7a"/>
    </style:style>
    <style:style style:name="T57" style:family="text">
      <style:text-properties fo:font-variant="normal" fo:text-transform="none" fo:color="#000000" loext:opacity="100%" style:font-name="Liberation Serif" fo:letter-spacing="normal" fo:font-style="normal" fo:font-weight="bold" officeooo:rsid="0028c3d4" style:font-weight-asian="bold" style:font-weight-complex="bold"/>
    </style:style>
    <style:style style:name="T58" style:family="text">
      <style:text-properties fo:font-variant="normal" fo:text-transform="none" fo:color="#000000" loext:opacity="100%" fo:letter-spacing="normal" fo:font-style="normal"/>
    </style:style>
    <style:style style:name="T59" style:family="text">
      <style:text-properties fo:font-variant="normal" fo:text-transform="none" fo:color="#000000" loext:opacity="100%" fo:letter-spacing="normal" fo:font-style="normal" fo:font-weight="bold"/>
    </style:style>
    <style:style style:name="T60" style:family="text">
      <style:text-properties fo:font-variant="normal" fo:text-transform="none" fo:color="#000000" loext:opacity="100%" fo:letter-spacing="normal" fo:font-style="normal" fo:font-weight="bold" officeooo:rsid="0023e7ca"/>
    </style:style>
    <style:style style:name="T61" style:family="text">
      <style:text-properties fo:font-variant="normal" fo:text-transform="none" fo:color="#000000" loext:opacity="100%" fo:letter-spacing="normal" fo:font-style="normal" fo:font-weight="bold" officeooo:rsid="0025c0a8"/>
    </style:style>
    <style:style style:name="T62" style:family="text">
      <style:text-properties fo:font-variant="normal" fo:text-transform="none" fo:color="#000000" loext:opacity="100%" fo:letter-spacing="normal" fo:font-style="normal" fo:font-weight="bold" style:font-weight-asian="bold" style:font-weight-complex="bold"/>
    </style:style>
    <style:style style:name="T63" style:family="text">
      <style:text-properties fo:font-variant="normal" fo:text-transform="none" fo:color="#000000" loext:opacity="100%" fo:letter-spacing="normal" fo:font-style="normal" fo:font-weight="bold" officeooo:rsid="0025c0a8" style:font-weight-asian="bold" style:font-weight-complex="bold"/>
    </style:style>
    <style:style style:name="T64" style:family="text">
      <style:text-properties fo:font-variant="normal" fo:text-transform="none" fo:color="#000000" loext:opacity="100%" fo:letter-spacing="normal" fo:font-style="normal" fo:font-weight="bold" officeooo:rsid="0033405c" style:font-weight-asian="bold" style:font-weight-complex="bold"/>
    </style:style>
    <style:style style:name="T65" style:family="text">
      <style:text-properties fo:font-variant="normal" fo:text-transform="none" fo:color="#000000" loext:opacity="100%" fo:letter-spacing="normal" fo:font-style="normal" fo:font-weight="normal"/>
    </style:style>
    <style:style style:name="T66" style:family="text">
      <style:text-properties fo:font-variant="normal" fo:text-transform="none" fo:color="#000000" loext:opacity="100%" fo:letter-spacing="normal" fo:font-style="normal" fo:font-weight="normal" officeooo:rsid="0031cd7a"/>
    </style:style>
    <style:style style:name="T67" style:family="text">
      <style:text-properties fo:font-variant="normal" fo:text-transform="none" fo:color="#000000" loext:opacity="100%" fo:letter-spacing="normal" fo:font-style="normal" fo:font-weight="normal" officeooo:rsid="0025c0a8"/>
    </style:style>
    <style:style style:name="T68" style:family="text">
      <style:text-properties fo:font-variant="normal" fo:text-transform="none" fo:color="#000000" loext:opacity="100%" fo:letter-spacing="normal" fo:font-style="normal" fo:font-weight="normal" officeooo:rsid="0023e7ca"/>
    </style:style>
    <style:style style:name="T69" style:family="text">
      <style:text-properties fo:font-variant="normal" fo:text-transform="none" fo:color="#000000" loext:opacity="100%" fo:letter-spacing="normal" fo:font-style="normal" fo:font-weight="normal" officeooo:rsid="002854ec"/>
    </style:style>
    <style:style style:name="T70" style:family="text">
      <style:text-properties fo:font-variant="normal" fo:text-transform="none" fo:color="#000000" loext:opacity="100%" fo:letter-spacing="normal" fo:font-style="italic" fo:font-weight="normal" style:font-style-asian="italic" style:font-style-complex="italic"/>
    </style:style>
    <style:style style:name="T71" style:family="text">
      <style:text-properties fo:font-variant="normal" fo:text-transform="none" fo:color="#000000" loext:opacity="100%" fo:letter-spacing="normal" fo:font-style="italic" fo:font-weight="normal" officeooo:rsid="0031cd7a" style:font-style-asian="italic" style:font-style-complex="italic"/>
    </style:style>
    <style:style style:name="T72" style:family="text">
      <style:text-properties fo:font-variant="normal" fo:text-transform="none" fo:color="#484848" loext:opacity="100%" style:font-name="Liberation Serif" fo:font-size="9pt" fo:letter-spacing="normal" fo:font-style="normal" fo:font-weight="normal" style:font-size-asian="9pt" style:font-size-complex="9pt"/>
    </style:style>
    <style:style style:name="T73" style:family="text">
      <style:text-properties fo:font-variant="normal" fo:text-transform="none" fo:color="#484848" loext:opacity="100%" style:font-name="Liberation Serif" fo:font-size="9pt" fo:letter-spacing="normal" fo:font-style="normal" fo:font-weight="normal" officeooo:rsid="00207f01" style:font-size-asian="9pt" style:font-size-complex="9pt"/>
    </style:style>
    <style:style style:name="T74" style:family="text">
      <style:text-properties fo:font-variant="normal" fo:text-transform="none" fo:color="#484848" loext:opacity="100%" style:font-name="Liberation Serif" fo:font-size="9pt" fo:letter-spacing="normal" fo:font-style="normal" fo:font-weight="normal" officeooo:rsid="002f21dd" style:font-size-asian="9pt" style:font-size-complex="9pt"/>
    </style:style>
    <style:style style:name="T75" style:family="text">
      <style:text-properties fo:font-variant="normal" fo:text-transform="none" fo:color="#484848" loext:opacity="100%" style:font-name="Liberation Serif" fo:font-size="9pt" fo:letter-spacing="normal" fo:font-style="normal" fo:font-weight="normal" officeooo:rsid="0033405c" style:font-size-asian="9pt" style:font-size-complex="9pt"/>
    </style:style>
    <style:style style:name="T76" style:family="text">
      <style:text-properties fo:font-variant="normal" fo:text-transform="none" fo:color="#484848" loext:opacity="100%" style:font-name="Liberation Serif" fo:font-size="9pt" fo:letter-spacing="normal" fo:font-style="normal" fo:font-weight="normal" officeooo:rsid="00311bb9" style:font-size-asian="9pt" style:font-weight-asian="normal" style:font-size-complex="9pt" style:font-weight-complex="normal"/>
    </style:style>
    <style:style style:name="T77" style:family="text">
      <style:text-properties fo:font-variant="normal" fo:text-transform="none" fo:color="#484848" loext:opacity="100%" style:font-name="Liberation Serif" fo:font-size="9pt" fo:letter-spacing="normal" fo:font-style="normal" fo:font-weight="bold" officeooo:rsid="00311bb9" style:font-size-asian="9pt" style:font-weight-asian="normal" style:font-size-complex="9pt" style:font-weight-complex="normal"/>
    </style:style>
    <style:style style:name="T78" style:family="text">
      <style:text-properties fo:font-variant="normal" fo:text-transform="none" fo:color="#484848" loext:opacity="100%" style:font-name="Liberation Serif" fo:letter-spacing="normal" fo:font-style="normal" fo:font-weight="normal"/>
    </style:style>
    <style:style style:name="T79" style:family="text">
      <style:text-properties fo:font-variant="normal" fo:text-transform="none" fo:color="#484848" loext:opacity="100%" style:font-name="Liberation Serif" fo:letter-spacing="normal" fo:font-style="normal" fo:font-weight="normal" officeooo:rsid="0021be0c"/>
    </style:style>
    <style:style style:name="T80" style:family="text">
      <style:text-properties fo:font-variant="normal" fo:text-transform="none" fo:color="#484848" loext:opacity="100%" fo:letter-spacing="normal" fo:font-style="normal" fo:font-weight="normal"/>
    </style:style>
    <style:style style:name="T81" style:family="text">
      <style:text-properties fo:font-variant="normal" fo:text-transform="none" fo:color="#484848" loext:opacity="100%" fo:letter-spacing="normal" fo:font-style="normal" fo:font-weight="normal" officeooo:rsid="00207f01" style:font-style-asian="italic" style:font-style-complex="italic"/>
    </style:style>
    <style:style style:name="T82" style:family="text">
      <style:text-properties fo:font-variant="normal" fo:text-transform="none" fo:letter-spacing="normal" fo:font-style="normal" fo:font-weight="normal"/>
    </style:style>
    <style:style style:name="T83" style:family="text">
      <style:text-properties fo:font-variant="normal" fo:text-transform="none" fo:letter-spacing="normal" fo:font-style="normal" fo:font-weight="bold" style:font-weight-asian="bold" style:font-weight-complex="bold"/>
    </style:style>
    <style:style style:name="T84" style:family="text">
      <style:text-properties fo:font-variant="normal" fo:text-transform="none" style:font-name="Liberation Serif" fo:letter-spacing="normal" fo:font-style="normal"/>
    </style:style>
    <style:style style:name="T85" style:family="text">
      <style:text-properties fo:font-variant="normal" fo:text-transform="none" style:font-name="Liberation Serif" fo:letter-spacing="normal" fo:font-style="normal" officeooo:rsid="0021be0c"/>
    </style:style>
    <style:style style:name="T86" style:family="text">
      <style:text-properties fo:color="#000000" loext:opacity="100%"/>
    </style:style>
    <style:style style:name="T87" style:family="text">
      <style:text-properties fo:color="#000000" loext:opacity="100%" fo:font-style="italic"/>
    </style:style>
    <style:style style:name="T88" style:family="text">
      <style:text-properties fo:color="#000000" loext:opacity="100%" fo:font-style="italic" officeooo:rsid="001e272b"/>
    </style:style>
    <style:style style:name="T89" style:family="text">
      <style:text-properties fo:color="#000000" loext:opacity="100%" fo:font-style="italic" officeooo:rsid="001f06c2"/>
    </style:style>
    <style:style style:name="T90" style:family="text">
      <style:text-properties fo:color="#000000" loext:opacity="100%" fo:font-style="italic" officeooo:rsid="00207f01"/>
    </style:style>
    <style:style style:name="T91" style:family="text">
      <style:text-properties fo:color="#000000" loext:opacity="100%" fo:font-style="italic" style:font-weight-asian="normal" style:font-weight-complex="normal"/>
    </style:style>
    <style:style style:name="T92" style:family="text">
      <style:text-properties fo:color="#000000" loext:opacity="100%" fo:font-style="italic" officeooo:rsid="002854ec" style:font-weight-asian="normal" style:font-weight-complex="normal"/>
    </style:style>
    <style:style style:name="T93" style:family="text">
      <style:text-properties fo:color="#000000" loext:opacity="100%" fo:font-style="italic" officeooo:rsid="0023e7ca"/>
    </style:style>
    <style:style style:name="T94" style:family="text">
      <style:text-properties fo:color="#000000" loext:opacity="100%" fo:font-style="italic" officeooo:rsid="0025c0a8"/>
    </style:style>
    <style:style style:name="T95" style:family="text">
      <style:text-properties fo:color="#000000" loext:opacity="100%" fo:font-style="italic" officeooo:rsid="002778f1"/>
    </style:style>
    <style:style style:name="T96" style:family="text">
      <style:text-properties fo:color="#000000" loext:opacity="100%" fo:font-style="italic" officeooo:rsid="002854ec"/>
    </style:style>
    <style:style style:name="T97" style:family="text">
      <style:text-properties fo:color="#000000" loext:opacity="100%" fo:font-style="italic" fo:font-weight="bold" officeooo:rsid="002854ec" style:font-weight-asian="bold" style:font-weight-complex="bold"/>
    </style:style>
    <style:style style:name="T98" style:family="text">
      <style:text-properties fo:color="#000000" loext:opacity="100%" fo:font-style="italic" fo:font-weight="bold" officeooo:rsid="002778f1" style:font-weight-asian="bold" style:font-weight-complex="bold"/>
    </style:style>
    <style:style style:name="T99" style:family="text">
      <style:text-properties fo:color="#000000" loext:opacity="100%" fo:font-style="italic" fo:font-weight="bold" officeooo:rsid="00315b95" style:font-weight-asian="bold" style:font-weight-complex="bold"/>
    </style:style>
    <style:style style:name="T100" style:family="text">
      <style:text-properties fo:color="#000000" loext:opacity="100%" fo:font-style="italic" fo:font-weight="bold" officeooo:rsid="002854ec"/>
    </style:style>
    <style:style style:name="T101" style:family="text">
      <style:text-properties fo:color="#000000" loext:opacity="100%" fo:font-style="italic" style:text-underline-style="none" officeooo:rsid="002778f1" style:font-style-asian="normal" style:font-weight-asian="normal" style:font-style-complex="normal" style:font-weight-complex="normal"/>
    </style:style>
    <style:style style:name="T102" style:family="text">
      <style:text-properties fo:color="#000000" loext:opacity="100%" fo:font-style="italic" officeooo:rsid="0028c3d4"/>
    </style:style>
    <style:style style:name="T103" style:family="text">
      <style:text-properties fo:color="#000000" loext:opacity="100%" fo:font-style="italic" officeooo:rsid="00297bd8"/>
    </style:style>
    <style:style style:name="T104" style:family="text">
      <style:text-properties fo:color="#000000" loext:opacity="100%" fo:font-style="italic" officeooo:rsid="0029b2c8"/>
    </style:style>
    <style:style style:name="T105" style:family="text">
      <style:text-properties fo:color="#000000" loext:opacity="100%" fo:font-style="italic" officeooo:rsid="002a150c"/>
    </style:style>
    <style:style style:name="T106" style:family="text">
      <style:text-properties fo:color="#000000" loext:opacity="100%" fo:font-style="italic" style:font-size-asian="9pt" style:font-size-complex="9pt"/>
    </style:style>
    <style:style style:name="T107" style:family="text">
      <style:text-properties fo:color="#000000" loext:opacity="100%" fo:font-style="italic" officeooo:rsid="002a150c" style:font-size-asian="9pt" style:font-size-complex="9pt"/>
    </style:style>
    <style:style style:name="T108" style:family="text">
      <style:text-properties fo:color="#000000" loext:opacity="100%" fo:font-style="italic" officeooo:rsid="002d1784" style:font-style-asian="normal" style:font-weight-asian="normal" style:font-style-complex="normal" style:font-weight-complex="normal"/>
    </style:style>
    <style:style style:name="T109" style:family="text">
      <style:text-properties fo:color="#000000" loext:opacity="100%" fo:font-style="italic" officeooo:rsid="002778f1" style:font-style-asian="normal" style:font-weight-asian="normal" style:font-style-complex="normal" style:font-weight-complex="normal"/>
    </style:style>
    <style:style style:name="T110" style:family="text">
      <style:text-properties fo:color="#000000" loext:opacity="100%" fo:font-style="italic" officeooo:rsid="0031cd7a" style:font-style-asian="normal" style:font-weight-asian="bold" style:font-style-complex="normal" style:font-weight-complex="bold"/>
    </style:style>
    <style:style style:name="T111" style:family="text">
      <style:text-properties fo:color="#000000" loext:opacity="100%" fo:font-style="italic" officeooo:rsid="00311bb9"/>
    </style:style>
    <style:style style:name="T112" style:family="text">
      <style:text-properties fo:color="#000000" loext:opacity="100%" fo:font-style="italic" style:font-style-asian="italic" style:font-style-complex="italic"/>
    </style:style>
    <style:style style:name="T113" style:family="text">
      <style:text-properties fo:color="#000000" loext:opacity="100%" fo:font-style="italic" officeooo:rsid="0031cd7a"/>
    </style:style>
    <style:style style:name="T114" style:family="text">
      <style:text-properties fo:color="#000000" loext:opacity="100%" officeooo:rsid="0023e7ca"/>
    </style:style>
    <style:style style:name="T115" style:family="text">
      <style:text-properties fo:color="#000000" loext:opacity="100%" fo:font-weight="bold"/>
    </style:style>
    <style:style style:name="T116" style:family="text">
      <style:text-properties fo:color="#000000" loext:opacity="100%" fo:font-weight="bold" officeooo:rsid="0028c3d4"/>
    </style:style>
    <style:style style:name="T117" style:family="text">
      <style:text-properties fo:color="#000000" loext:opacity="100%" fo:font-weight="bold" officeooo:rsid="0021be0c" style:font-weight-asian="bold" style:font-weight-complex="bold"/>
    </style:style>
    <style:style style:name="T118" style:family="text">
      <style:text-properties fo:color="#000000" loext:opacity="100%" fo:font-weight="bold" officeooo:rsid="00311bb9" style:font-weight-asian="bold" style:font-weight-complex="bold"/>
    </style:style>
    <style:style style:name="T119" style:family="text">
      <style:text-properties fo:color="#000000" loext:opacity="100%" fo:font-weight="bold" officeooo:rsid="00356557" style:font-weight-asian="bold" style:font-weight-complex="bold"/>
    </style:style>
    <style:style style:name="T120" style:family="text">
      <style:text-properties fo:color="#000000" loext:opacity="100%" fo:font-weight="bold" officeooo:rsid="00311bb9" style:font-weight-asian="normal" style:font-weight-complex="normal"/>
    </style:style>
    <style:style style:name="T121" style:family="text">
      <style:text-properties fo:color="#000000" loext:opacity="100%" fo:font-weight="bold" officeooo:rsid="0031cd7a"/>
    </style:style>
    <style:style style:name="T122" style:family="text">
      <style:text-properties fo:color="#000000" loext:opacity="100%" style:font-weight-asian="normal" style:font-weight-complex="normal"/>
    </style:style>
    <style:style style:name="T123" style:family="text">
      <style:text-properties fo:color="#000000" loext:opacity="100%" officeooo:rsid="0021be0c" style:font-weight-asian="normal" style:font-weight-complex="normal"/>
    </style:style>
    <style:style style:name="T124" style:family="text">
      <style:text-properties fo:color="#000000" loext:opacity="100%" officeooo:rsid="00311bb9" style:font-weight-asian="normal" style:font-weight-complex="normal"/>
    </style:style>
    <style:style style:name="T125" style:family="text">
      <style:text-properties fo:color="#000000" loext:opacity="100%" officeooo:rsid="0028c3d4" style:font-weight-asian="normal" style:font-weight-complex="normal"/>
    </style:style>
    <style:style style:name="T126" style:family="text">
      <style:text-properties fo:color="#000000" loext:opacity="100%" style:font-name="Lucida Grande" fo:font-size="9.75pt" fo:font-style="italic" officeooo:rsid="002a150c"/>
    </style:style>
    <style:style style:name="T127" style:family="text">
      <style:text-properties fo:color="#000000" loext:opacity="100%" style:font-name="Lucida Grande" fo:font-size="9.75pt" fo:font-style="italic" officeooo:rsid="002a150c" style:font-size-asian="9pt" style:font-size-complex="9pt"/>
    </style:style>
    <style:style style:name="T128" style:family="text">
      <style:text-properties fo:color="#000000" loext:opacity="100%" officeooo:rsid="00311bb9"/>
    </style:style>
    <style:style style:name="T129" style:family="text">
      <style:text-properties officeooo:rsid="001d9951"/>
    </style:style>
    <style:style style:name="T130" style:family="text">
      <style:text-properties officeooo:rsid="001e272b"/>
    </style:style>
    <style:style style:name="T131" style:family="text">
      <style:text-properties officeooo:rsid="001f06c2"/>
    </style:style>
    <style:style style:name="T132" style:family="text">
      <style:text-properties fo:font-style="italic" fo:font-weight="bold" officeooo:rsid="001f06c2" style:font-style-asian="italic" style:font-style-complex="italic"/>
    </style:style>
    <style:style style:name="T133" style:family="text">
      <style:text-properties fo:font-style="italic" officeooo:rsid="002778f1" style:font-style-asian="italic" style:font-weight-asian="normal" style:font-style-complex="italic" style:font-weight-complex="normal"/>
    </style:style>
    <style:style style:name="T134" style:family="text">
      <style:text-properties fo:font-style="italic" officeooo:rsid="00297bd8" style:font-style-asian="italic" style:font-weight-asian="normal" style:font-style-complex="italic" style:font-weight-complex="normal"/>
    </style:style>
    <style:style style:name="T135" style:family="text">
      <style:text-properties fo:font-style="italic" officeooo:rsid="00297bd8" style:font-style-asian="italic" style:font-style-complex="italic"/>
    </style:style>
    <style:style style:name="T136" style:family="text">
      <style:text-properties fo:font-style="italic" style:text-underline-style="none" officeooo:rsid="002778f1" style:font-style-asian="italic" style:font-weight-asian="normal" style:font-style-complex="italic" style:font-weight-complex="normal"/>
    </style:style>
    <style:style style:name="T137" style:family="text">
      <style:text-properties fo:font-style="italic" style:font-weight-asian="bold" style:font-weight-complex="bold"/>
    </style:style>
    <style:style style:name="T138" style:family="text">
      <style:text-properties fo:font-style="italic" fo:font-weight="normal"/>
    </style:style>
    <style:style style:name="T139" style:family="text">
      <style:text-properties fo:font-style="italic" fo:font-weight="normal" style:font-style-asian="italic" style:font-style-complex="italic"/>
    </style:style>
    <style:style style:name="T140" style:family="text">
      <style:text-properties fo:font-style="italic" fo:font-weight="normal" officeooo:rsid="00297bd8"/>
    </style:style>
    <style:style style:name="T141" style:family="text">
      <style:text-properties fo:color="#484848" loext:opacity="100%"/>
    </style:style>
    <style:style style:name="T142" style:family="text">
      <style:text-properties fo:color="#484848" loext:opacity="100%" fo:font-style="normal"/>
    </style:style>
    <style:style style:name="T143" style:family="text">
      <style:text-properties fo:color="#484848" loext:opacity="100%" fo:font-style="normal" officeooo:rsid="001f06c2"/>
    </style:style>
    <style:style style:name="T144" style:family="text">
      <style:text-properties fo:color="#484848" loext:opacity="100%" fo:font-style="normal" officeooo:rsid="0022bd86"/>
    </style:style>
    <style:style style:name="T145" style:family="text">
      <style:text-properties fo:color="#484848" loext:opacity="100%" fo:font-style="normal" officeooo:rsid="0023e7ca"/>
    </style:style>
    <style:style style:name="T146" style:family="text">
      <style:text-properties fo:color="#484848" loext:opacity="100%" fo:font-style="normal" officeooo:rsid="0029b2c8"/>
    </style:style>
    <style:style style:name="T147" style:family="text">
      <style:text-properties fo:color="#484848" loext:opacity="100%" fo:font-style="normal" officeooo:rsid="00297bd8"/>
    </style:style>
    <style:style style:name="T148" style:family="text">
      <style:text-properties fo:color="#484848" loext:opacity="100%" fo:font-style="normal" officeooo:rsid="0031cd7a"/>
    </style:style>
    <style:style style:name="T149" style:family="text">
      <style:text-properties fo:color="#484848" loext:opacity="100%" fo:font-style="normal" officeooo:rsid="0032d0bd"/>
    </style:style>
    <style:style style:name="T150" style:family="text">
      <style:text-properties fo:color="#484848" loext:opacity="100%" style:text-underline-style="none" fo:font-weight="normal" officeooo:rsid="002778f1" style:font-style-asian="normal" style:font-style-complex="normal"/>
    </style:style>
    <style:style style:name="T151" style:family="text">
      <style:text-properties fo:color="#484848" loext:opacity="100%" style:text-underline-style="none" style:font-style-asian="normal" style:font-weight-asian="normal" style:font-style-complex="normal" style:font-weight-complex="normal"/>
    </style:style>
    <style:style style:name="T152" style:family="text">
      <style:text-properties fo:color="#484848" loext:opacity="100%" style:font-weight-asian="bold" style:font-weight-complex="bold"/>
    </style:style>
    <style:style style:name="T153" style:family="text">
      <style:text-properties fo:color="#484848" loext:opacity="100%" fo:font-weight="normal"/>
    </style:style>
    <style:style style:name="T154" style:family="text">
      <style:text-properties fo:color="#484848" loext:opacity="100%" fo:font-weight="normal" officeooo:rsid="002854ec"/>
    </style:style>
    <style:style style:name="T155" style:family="text">
      <style:text-properties fo:color="#484848" loext:opacity="100%" fo:font-weight="normal" officeooo:rsid="00297bd8"/>
    </style:style>
    <style:style style:name="T156" style:family="text">
      <style:text-properties fo:color="#484848" loext:opacity="100%" style:font-name-asian="Noto Sans Mono CJK SC" style:font-name-complex="Liberation Mono"/>
    </style:style>
    <style:style style:name="T157" style:family="text">
      <style:text-properties fo:color="#484848" loext:opacity="100%" officeooo:rsid="0031cd7a" style:font-name-asian="Noto Sans Mono CJK SC" style:font-name-complex="Liberation Mono"/>
    </style:style>
    <style:style style:name="T158" style:family="text">
      <style:text-properties fo:color="#484848" loext:opacity="100%" officeooo:rsid="0023e7ca"/>
    </style:style>
    <style:style style:name="T159" style:family="text">
      <style:text-properties officeooo:rsid="00207f01"/>
    </style:style>
    <style:style style:name="T160" style:family="text">
      <style:text-properties fo:font-weight="normal"/>
    </style:style>
    <style:style style:name="T161" style:family="text">
      <style:text-properties fo:font-weight="normal" style:font-weight-asian="normal" style:font-weight-complex="normal"/>
    </style:style>
    <style:style style:name="T162" style:family="text">
      <style:text-properties fo:font-weight="normal" officeooo:rsid="00315b95" style:font-weight-asian="normal" style:font-weight-complex="normal"/>
    </style:style>
    <style:style style:name="T163" style:family="text">
      <style:text-properties fo:font-weight="normal" officeooo:rsid="002c050f" style:font-style-asian="normal" style:font-weight-asian="normal" style:font-style-complex="normal" style:font-weight-complex="normal"/>
    </style:style>
    <style:style style:name="T164" style:family="text">
      <style:text-properties fo:font-weight="normal" officeooo:rsid="002d1784" style:font-style-asian="normal" style:font-weight-asian="normal" style:font-style-complex="normal" style:font-weight-complex="normal"/>
    </style:style>
    <style:style style:name="T165" style:family="text">
      <style:text-properties fo:font-weight="normal" officeooo:rsid="0023e7ca"/>
    </style:style>
    <style:style style:name="T166" style:family="text">
      <style:text-properties fo:font-weight="normal" officeooo:rsid="0029b2c8"/>
    </style:style>
    <style:style style:name="T167" style:family="text">
      <style:text-properties fo:font-weight="normal" officeooo:rsid="0025c0a8"/>
    </style:style>
    <style:style style:name="T168" style:family="text">
      <style:text-properties style:font-weight-asian="normal" style:font-weight-complex="normal"/>
    </style:style>
    <style:style style:name="T169" style:family="text">
      <style:text-properties officeooo:rsid="00207f01" style:font-weight-asian="normal" style:font-weight-complex="normal"/>
    </style:style>
    <style:style style:name="T170" style:family="text">
      <style:text-properties officeooo:rsid="002778f1" style:font-weight-asian="normal" style:font-weight-complex="normal"/>
    </style:style>
    <style:style style:name="T171" style:family="text">
      <style:text-properties officeooo:rsid="00297bd8" style:font-weight-asian="normal" style:font-weight-complex="normal"/>
    </style:style>
    <style:style style:name="T172" style:family="text">
      <style:text-properties officeooo:rsid="002a150c" style:font-weight-asian="normal" style:font-weight-complex="normal"/>
    </style:style>
    <style:style style:name="T173" style:family="text">
      <style:text-properties officeooo:rsid="002c050f" style:font-weight-asian="normal" style:font-weight-complex="normal"/>
    </style:style>
    <style:style style:name="T174" style:family="text">
      <style:text-properties officeooo:rsid="0021be0c"/>
    </style:style>
    <style:style style:name="T175" style:family="text">
      <style:text-properties officeooo:rsid="0022bd86"/>
    </style:style>
    <style:style style:name="T176" style:family="text">
      <style:text-properties officeooo:rsid="0023e7ca"/>
    </style:style>
    <style:style style:name="T177" style:family="text">
      <style:text-properties officeooo:rsid="0025c0a8"/>
    </style:style>
    <style:style style:name="T178" style:family="text">
      <style:text-properties officeooo:rsid="002778f1"/>
    </style:style>
    <style:style style:name="T179" style:family="text">
      <style:text-properties style:text-underline-style="none" style:font-style-asian="normal" style:font-weight-asian="normal" style:font-style-complex="normal" style:font-weight-complex="normal"/>
    </style:style>
    <style:style style:name="T180" style:family="text">
      <style:text-properties style:text-underline-style="none" officeooo:rsid="002778f1" style:font-style-asian="normal" style:font-weight-asian="normal" style:font-style-complex="normal" style:font-weight-complex="normal"/>
    </style:style>
    <style:style style:name="T181" style:family="text">
      <style:text-properties style:text-underline-style="none" style:font-style-asian="normal" style:font-style-complex="normal"/>
    </style:style>
    <style:style style:name="T182" style:family="text">
      <style:text-properties style:text-underline-style="none" officeooo:rsid="002778f1" style:font-style-asian="normal" style:font-style-complex="normal"/>
    </style:style>
    <style:style style:name="T183" style:family="text">
      <style:text-properties style:text-underline-style="none" fo:font-weight="normal" style:font-style-asian="normal" style:font-weight-asian="normal" style:font-style-complex="normal" style:font-weight-complex="normal"/>
    </style:style>
    <style:style style:name="T184" style:family="text">
      <style:text-properties style:text-underline-style="none" fo:font-weight="normal" officeooo:rsid="002778f1" style:font-style-asian="normal" style:font-weight-asian="normal" style:font-style-complex="normal" style:font-weight-complex="normal"/>
    </style:style>
    <style:style style:name="T185" style:family="text">
      <style:text-properties style:text-underline-style="none" fo:font-weight="bold" officeooo:rsid="002778f1" style:font-style-asian="normal" style:font-weight-asian="bold" style:font-style-complex="normal" style:font-weight-complex="bold"/>
    </style:style>
    <style:style style:name="T186" style:family="text">
      <style:text-properties style:font-style-asian="normal" style:font-weight-asian="normal" style:font-style-complex="normal" style:font-weight-complex="normal"/>
    </style:style>
    <style:style style:name="T187" style:family="text">
      <style:text-properties officeooo:rsid="002778f1" style:font-style-asian="normal" style:font-weight-asian="normal" style:font-style-complex="normal" style:font-weight-complex="normal"/>
    </style:style>
    <style:style style:name="T188" style:family="text">
      <style:text-properties officeooo:rsid="002a150c" style:font-style-asian="normal" style:font-weight-asian="normal" style:font-style-complex="normal" style:font-weight-complex="normal"/>
    </style:style>
    <style:style style:name="T189" style:family="text">
      <style:text-properties officeooo:rsid="002c050f" style:font-style-asian="normal" style:font-weight-asian="normal" style:font-style-complex="normal" style:font-weight-complex="normal"/>
    </style:style>
    <style:style style:name="T190" style:family="text">
      <style:text-properties officeooo:rsid="002d1784" style:font-style-asian="normal" style:font-weight-asian="normal" style:font-style-complex="normal" style:font-weight-complex="normal"/>
    </style:style>
    <style:style style:name="T191" style:family="text">
      <style:text-properties style:font-style-asian="normal" style:font-style-complex="normal"/>
    </style:style>
    <style:style style:name="T192" style:family="text">
      <style:text-properties officeooo:rsid="002c050f" style:font-style-asian="normal" style:font-style-complex="normal"/>
    </style:style>
    <style:style style:name="T193" style:family="text">
      <style:text-properties officeooo:rsid="002d1784" style:font-style-asian="normal" style:font-style-complex="normal"/>
    </style:style>
    <style:style style:name="T194" style:family="text">
      <style:text-properties officeooo:rsid="002778f1" style:font-style-asian="normal" style:font-style-complex="normal"/>
    </style:style>
    <style:style style:name="T195" style:family="text">
      <style:text-properties officeooo:rsid="0031cd7a" style:font-style-asian="normal" style:font-weight-asian="bold" style:font-style-complex="normal" style:font-weight-complex="bold"/>
    </style:style>
    <style:style style:name="T196" style:family="text">
      <style:text-properties officeooo:rsid="0033405c" style:font-style-asian="normal" style:font-weight-asian="bold" style:font-style-complex="normal" style:font-weight-complex="bold"/>
    </style:style>
    <style:style style:name="T197" style:family="text">
      <style:text-properties officeooo:rsid="002854ec"/>
    </style:style>
    <style:style style:name="T198" style:family="text">
      <style:text-properties officeooo:rsid="0028c3d4"/>
    </style:style>
    <style:style style:name="T199" style:family="text">
      <style:text-properties officeooo:rsid="00297bd8"/>
    </style:style>
    <style:style style:name="T200" style:family="text">
      <style:text-properties officeooo:rsid="0029b2c8"/>
    </style:style>
    <style:style style:name="T201" style:family="text">
      <style:text-properties officeooo:rsid="002a150c"/>
    </style:style>
    <style:style style:name="T202" style:family="text">
      <style:text-properties officeooo:rsid="002a150c" style:font-size-asian="9pt" style:font-size-complex="9pt"/>
    </style:style>
    <style:style style:name="T203" style:family="text">
      <style:text-properties officeooo:rsid="002c050f"/>
    </style:style>
    <style:style style:name="T204" style:family="text">
      <style:text-properties officeooo:rsid="002d1784"/>
    </style:style>
    <style:style style:name="T205" style:family="text">
      <style:text-properties officeooo:rsid="00207f01" style:font-weight-asian="bold" style:font-weight-complex="bold"/>
    </style:style>
    <style:style style:name="T206" style:family="text">
      <style:text-properties officeooo:rsid="0025c0a8" style:font-weight-asian="bold" style:font-weight-complex="bold"/>
    </style:style>
    <style:style style:name="T207" style:family="text">
      <style:text-properties officeooo:rsid="0033405c" style:font-weight-asian="bold" style:font-weight-complex="bold"/>
    </style:style>
    <style:style style:name="T208" style:family="text">
      <style:text-properties officeooo:rsid="00311bb9"/>
    </style:style>
    <style:style style:name="T209" style:family="text">
      <style:text-properties fo:font-style="normal"/>
    </style:style>
    <style:style style:name="T210" style:family="text">
      <style:text-properties fo:font-style="normal" officeooo:rsid="001f06c2"/>
    </style:style>
    <style:style style:name="T211" style:family="text">
      <style:text-properties fo:font-style="normal" fo:font-weight="bold" officeooo:rsid="0029b2c8" style:font-style-asian="italic" style:font-style-complex="italic"/>
    </style:style>
    <style:style style:name="T212" style:family="text">
      <style:text-properties fo:font-style="normal" style:font-style-asian="italic" style:font-style-complex="italic"/>
    </style:style>
    <style:style style:name="T213" style:family="text">
      <style:text-properties fo:font-style="normal" officeooo:rsid="0029b2c8" style:font-style-asian="italic" style:font-style-complex="italic"/>
    </style:style>
    <style:style style:name="T214" style:family="text">
      <style:text-properties officeooo:rsid="00315b95"/>
    </style:style>
    <style:style style:name="T215" style:family="text">
      <style:text-properties officeooo:rsid="002d2667"/>
    </style:style>
    <style:style style:name="T216" style:family="text">
      <style:text-properties officeooo:rsid="0031cd7a"/>
    </style:style>
    <style:style style:name="T217" style:family="text">
      <style:text-properties officeooo:rsid="00356557"/>
    </style:style>
    <style:style style:name="Sect1" style:family="section">
      <style:section-properties text:dont-balance-text-columns="false" style:editable="false">
        <style:columns fo:column-count="2">
          <style:column style:rel-width="5103*" fo:start-indent="0cm" fo:end-indent="0cm"/>
          <style:column style:rel-width="4535*" fo:start-indent="0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011cm" text:min-label-width="0.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2.418cm" fo:text-indent="-0.635cm" fo:margin-left="2.41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053cm" fo:text-indent="-0.635cm" fo:margin-left="3.05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688cm" fo:text-indent="-0.635cm" fo:margin-left="3.68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323cm" fo:text-indent="-0.635cm" fo:margin-left="4.32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958cm" fo:text-indent="-0.635cm" fo:margin-left="4.95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593cm" fo:text-indent="-0.635cm" fo:margin-left="5.59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228cm" fo:text-indent="-0.635cm" fo:margin-left="6.22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863cm" fo:text-indent="-0.635cm" fo:margin-left="6.86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498cm" fo:text-indent="-0.635cm" fo:margin-left="7.49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133cm" fo:text-indent="-0.635cm" fo:margin-left="8.133cm"/>
        </style:list-level-properties>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alias</text:span> – ustawia i wypisuje definicje skrótowych komend ('aliasów'), które są obecnie ustawione w środowisku</text:p>
      <text:list xml:id="list2057423267" text:style-name="L1">
        <text:list-item>
          <text:p text:style-name="P74"><text:span text:style-name="T87">alias</text:span> – wypisuje aliasy</text:p>
        </text:list-item>
        <text:list-item>
          <text:p text:style-name="P196"><text:span text:style-name="T137">alias ls 'ls --color=auto'</text:span><text:span text:style-name="T152"> – definiuje nowy alias o nazwie 'ls' i podanej treści</text:span></text:p>
        </text:list-item>
      </text:list>
      <text:p text:style-name="P210">==============================================================================================</text:p>
      <text:p text:style-name="P14"><text:span text:style-name="T8">apt install program1</text:span>– <text:span text:style-name="T178">instalacja oprogramowania program1 (</text:span><text:span text:style-name="T8">sudo apt-get install program1</text:span><text:span text:style-name="T178">)</text:span></text:p>
      <text:list xml:id="list910841128" text:style-name="L2">
        <text:list-item>
          <text:p text:style-name="P76"><text:span text:style-name="T95">apt search program1</text:span> – <text:span text:style-name="T178">wyświetla listę z zewnętrznymi źródłami paczek dla program1</text:span></text:p>
        </text:list-item>
        <text:list-item>
          <text:p text:style-name="P76"><text:span text:style-name="T95">apt update</text:span> – <text:span text:style-name="T178">odświeża lokalną listę dostępnych do zainstalowania paczek</text:span></text:p>
        </text:list-item>
        <text:list-item>
          <text:p text:style-name="P77"><text:span text:style-name="T95">apt remove program1</text:span> – <text:span text:style-name="T178">deinstalacja program1</text:span> </text:p>
        </text:list-item>
        <text:list-item>
          <text:p text:style-name="P77"><text:span text:style-name="T87">apt </text:span><text:span text:style-name="T95">upgrade</text:span>– <text:span text:style-name="T178">aktualizacja pakietu apt</text:span></text:p>
        </text:list-item>
        <text:list-item>
          <text:p text:style-name="P77"><text:span text:style-name="T108">apt </text:span><text:span text:style-name="T109">purge program1</text:span><text:span text:style-name="T190">– </text:span><text:span text:style-name="T187">usuń program1 i wszystkie zależności</text:span></text:p>
        </text:list-item>
      </text:list>
      <text:p text:style-name="P166"><text:span text:style-name="T194">=</text:span><text:span text:style-name="T191">=============================================================================================</text:span></text:p>
      <text:p text:style-name="P14"><text:span text:style-name="T14">awk</text:span><text:span text:style-name="T201"> </text:span>–<text:span text:style-name="T203">skomplikowany język skryptowy służący w linux do manipulowania danymi i generowania raportów</text:span></text:p>
      <text:p text:style-name="P14"><text:span text:style-name="T14">awk opcje ‘kryteria_wyboru {akcja}’ plik_wejścia &gt; plik_wyjścia</text:span><text:span text:style-name="T172"> – </text:span><text:span text:style-name="T173">gdzie:</text:span></text:p>
      <text:section text:style-name="Sect1" text:name="Sekcja1">
        <text:list xml:id="list3703601348" text:style-name="L3">
          <text:list-item>
            <text:p text:style-name="P156">awk – uruchomienie komendy (obowiązkowe)</text:p>
          </text:list-item>
          <text:list-item>
            <text:p text:style-name="P156">opcje – opcje i przełączniki (opcjonalne)</text:p>
          </text:list-item>
          <text:list-item>
            <text:p text:style-name="P156">‘kryteria wyboru {}’ - dostosowywanie parametrów wyjścia (opcj.)</text:p>
          </text:list-item>
          <text:list-item>
            <text:p text:style-name="P156">{akcja} – wykonanie konkretnej akcji (obowiązkowe)</text:p>
          </text:list-item>
          <text:list-item>
            <text:p text:style-name="P156">plik_wejścia – wskazanie pliku z danymi do wyświetlenia (obow.)</text:p>
          </text:list-item>
          <text:list-item>
            <text:p text:style-name="P156">plik_wyjścia – wskazanie pliku do zapisania wyniku <text:span text:style-name="T204">(</text:span>opcjonalne)</text:p>
          </text:list-item>
          <text:list-item>
            <text:p text:style-name="P157"><text:span text:style-name="T34">N</text:span><text:span text:style-name="T33">R –</text:span><text:span text:style-name="T186"> przechowuje numer rzędu z pliku wejściowego</text:span></text:p>
          </text:list-item>
          <text:list-item>
            <text:p text:style-name="P157"><text:span text:style-name="T31">N</text:span><text:span text:style-name="T30">F –</text:span><text:span text:style-name="T186"> liczba pól z każdego rzędu z pliku wejściowego </text:span></text:p>
          </text:list-item>
          <text:list-item>
            <text:p text:style-name="P157"><text:span text:style-name="T30">FS–</text:span><text:span text:style-name="T186"> separator pól (domyślnie spacja lub TAB)</text:span></text:p>
          </text:list-item>
          <text:list-item>
            <text:p text:style-name="P157"><text:span text:style-name="T30">RS –</text:span><text:span text:style-name="T186"> separator linii (domyślnie znak nowej linii /n)</text:span></text:p>
          </text:list-item>
          <text:list-item>
            <text:p text:style-name="P157"><text:span text:style-name="T30">OFS–</text:span><text:span text:style-name="T186"> separator pól, którym rozdzielane są dane na wyjściu</text:span></text:p>
          </text:list-item>
          <text:list-item>
            <text:p text:style-name="P157"><text:span text:style-name="T30">ORS–</text:span><text:span text:style-name="T186"> separ. <text:s/>linii, którym rozdzielane są dane na wyjściu</text:span></text:p>
          </text:list-item>
        </text:list>
      </text:section>
      <text:p text:style-name="P14"/>
      <text:p text:style-name="P14"><text:span text:style-name="T34">awk '{print}' plik1</text:span><text:span text:style-name="T188">– </text:span><text:span text:style-name="T189">wyświetli w terminalu plik1</text:span></text:p>
      <text:p text:style-name="P14"><text:span text:style-name="T31">awk '{print $1}' plik1</text:span><text:span text:style-name="T188">– </text:span><text:span text:style-name="T189">wyświetli 1 </text:span><text:span text:style-name="T190">pole</text:span><text:span text:style-name="T189"> z każdego wiersza z plik1</text:span></text:p>
      <text:p text:style-name="P34"><text:span text:style-name="T192">awk 'FS="," {print $1 " " $2 " " $3 " " $4 }' rate.csv –</text:span><text:span text:style-name="T164">4 pola z wiersza, jako separator </text:span><text:span text:style-name="T163">"," , </text:span><text:span text:style-name="T164">między polami wstawi spacje </text:span><text:span text:style-name="T192">" ".</text:span></text:p>
      <text:p text:style-name="P34"><text:span text:style-name="T192">awk ' /</text:span><text:span text:style-name="T193">kryterium</text:span><text:span text:style-name="T192">/ {print}' rate.csv – </text:span><text:span text:style-name="T164">wyswietli wszystkie wiersze, które zawierają sekwencję ‘kryterium’</text:span></text:p>
      <text:p text:style-name="P34"><text:span text:style-name="T192">awk ' /</text:span><text:span text:style-name="T193">korona</text:span><text:span text:style-name="T192">/ {print <text:s/>$1 " " $2 " " $3 " " $4}' rate.csv | sed "s/,/ /g" </text:span><text:span text:style-name="T163">- </text:span><text:span text:style-name="T164">wyś. wiersze zawierające korona i zamieni "," na spacje</text:span></text:p>
      <text:p text:style-name="P34"><text:span text:style-name="T193">awk '{print NR "_" $g}' rate.csv</text:span><text:span text:style-name="T164"> – wyś. przed wierszem nr tego wiersza i znak </text:span><text:span text:style-name="T193">"_" </text:span><text:span text:style-name="T164">(uwaga: $g – global – każde pole wiersza)</text:span></text:p>
      <text:p text:style-name="P34"><text:span text:style-name="T193">awk 'BEGIN {print "Nagłówek1 !!!"} {print} END {print "Stopka !!!"}' rate.csv</text:span><text:span text:style-name="T164"> – sekcje BEGIN i END pozwalają na wykonanie/sprawdzenie/wyświetlenie jakiegoś warunku/tekstu. Tutaj dodajemy nagłówek i stopkę </text:span></text:p>
      <text:p text:style-name="P27"><text:span text:style-name="T32">=</text:span><text:span text:style-name="T30">=============================================================================================</text:span></text:p>
      <text:p text:style-name="P25"><text:span text:style-name="T1">Bash skrypt.sh</text:span><text:span text:style-name="T168"> – uruchomi w terminalu skrypt.sh</text:span></text:p>
      <text:p text:style-name="P45">==============================================================================================</text:p>
      <text:p text:style-name="P14"><text:span text:style-name="T1">bg</text:span> – uruchamia na nowo zatrzymane (Ctrl-Z) zadanie, ale w tle, tak jakby zostało ono uruchomione z &amp;</text:p>
      <text:list text:style-name="L4">
        <text:list-item>
          <text:p text:style-name="P81"><text:span text:style-name="T87">bg</text:span> – uruchamia ostatnio zatrzymane zadanie</text:p>
        </text:list-item>
        <text:list-item>
          <text:p text:style-name="P82"><text:span text:style-name="T87">bg NUMER</text:span> – uruchamia zadanie o danym numerze na liście zatrzymanych zadań (jobs)</text:p>
        </text:list-item>
      </text:list>
      <text:p text:style-name="P176">===============================================================================<text:span text:style-name="T217">===============</text:span></text:p>
      <text:p text:style-name="P14"><text:span text:style-name="T1">c</text:span><text:span text:style-name="T27">a</text:span><text:span text:style-name="T1">t</text:span> – wypisuje wszystkie podane mu pliki na standardowe wyjście</text:p>
      <text:list xml:id="list220229668625214" text:continue-list="list3703601348" text:style-name="L3">
        <text:list-item>
          <text:p text:style-name="P83"><text:span text:style-name="T87">cat plik</text:span> – jeśli nie przekierujemy standardowego wyjścia do innego pliku (&gt;, &gt;&gt;) lub programu (|), to wypisze plik na ekran</text:p>
        </text:list-item>
        <text:list-item>
          <text:p text:style-name="P84"><text:span text:style-name="T87">cat plik1 plik2 plik3</text:span> – wypisze po kolei zawartość wszystkich plików</text:p>
          <text:p text:style-name="P85"><text:s text:c="9"/><text:span text:style-name="T118">==============================================================================================</text:span></text:p>
        </text:list-item>
      </text:list>
      <text:p text:style-name="P14"><text:span text:style-name="T1">cd</text:span> – zmienia aktualny katalog (od 'change directory')</text:p>
      <text:list text:style-name="L5">
        <text:list-item>
          <text:p text:style-name="P88"><text:span text:style-name="T87">cd dirname</text:span> – zmienia aktualny katalog na 'dirname'</text:p>
        </text:list-item>
        <text:list-item>
          <text:p text:style-name="P88"><text:span text:style-name="T87">cd dir1/dir2/dir3</text:span> – wchodzi do katalogu 'dir3', który jest w katalogu 'dir2', który jest w 'dir1'</text:p>
        </text:list-item>
        <text:list-item>
          <text:p text:style-name="P88"><text:span text:style-name="T87">cd  </text:span> – z dowolnego miejsca, zmienia katalog na domowy</text:p>
        </text:list-item>
        <text:list-item>
          <text:p text:style-name="P88"><text:span text:style-name="T87">cd ..</text:span> – przechodzi do katalogu o jeden wyższego w drzewie katalogów niż obecny</text:p>
        </text:list-item>
        <text:list-item>
          <text:p text:style-name="P88"><text:span text:style-name="T87">cd /home/dir</text:span> – z dowolnego miejsca, przechodzi do katalogu zaczynając od początku drzewa: /</text:p>
        </text:list-item>
        <text:list-item>
          <text:p text:style-name="P89"><text:span text:style-name="T87">cd - </text:span> – przechodzi do poprzedniego katalogu</text:p>
        </text:list-item>
        <text:list-item>
          <text:p text:style-name="P89"><text:span text:style-name="T89">cd </text:span><text:span text:style-name="T87">/ </text:span> – przechodzi do <text:span text:style-name="T131">poziomu katalogu root (korzenia- nadrzędnego katalogu drzewa linux)</text:span></text:p>
        </text:list-item>
        <text:list-item>
          <text:p text:style-name="P201">cd <text:span text:style-name="T131">~</text:span> <text:span text:style-name="T142"> – przechodzi do </text:span><text:span text:style-name="T143">katalogu home</text:span></text:p>
        </text:list-item>
      </text:list>
      <text:p text:style-name="P211"><text:span text:style-name="T210">=</text:span><text:span text:style-name="T209">=============================================================================================</text:span></text:p>
      <text:p text:style-name="P15"><text:span text:style-name="T1">chmod</text:span> – zmienia prawa dostępu do pliku grupy użytkowników: u - user, g - group, o - others, a - all</text:p>
      <text:p text:style-name="P13">prawa dostępu: r - read, w - write, x - execute</text:p>
      <text:list xml:id="list3561762087" text:style-name="L6">
        <text:list-item>
          <text:p text:style-name="P90"><text:span text:style-name="T87">chmod o+r plik</text:span> – udziel innym prawo do czytania pliku</text:p>
        </text:list-item>
        <text:list-item>
          <text:p text:style-name="P90"><text:span text:style-name="T87">chmod a-x plik</text:span> – zabierz wszystkim prawo do wykonywania pliku</text:p>
        </text:list-item>
        <text:list-item>
          <text:p text:style-name="P90"><text:span text:style-name="T87">chmod g=rw plik</text:span> – ustaw prawa do czytania i pisania dla swojej grupy</text:p>
        </text:list-item>
        <text:list-item>
          <text:p text:style-name="P91"><text:span text:style-name="T87">chmod -R go+w katalog</text:span> – ustawia prawa wszystkim plikom w katalogu i jego podkatalogach (--recursive)</text:p>
        </text:list-item>
      </text:list>
      <text:p text:style-name="P47">=============================================================================================</text:p>
      <text:p text:style-name="P15"><text:span text:style-name="T1">ch</text:span><text:span text:style-name="T22">own użytkownik plik1</text:span> – zmienia <text:span text:style-name="T176">właściciela pliku plik1</text:span></text:p>
      <text:list xml:id="list220228178174748" text:continue-numbering="true" text:style-name="L6">
        <text:list-item>
          <text:p text:style-name="P90"><text:span text:style-name="T87">ch</text:span><text:span text:style-name="T93">own</text:span><text:span text:style-name="T87"> </text:span><text:span text:style-name="T93">michal plik1.txt</text:span> – <text:span text:style-name="T176">user michal będzie właścicielem plik1.txt</text:span></text:p>
        </text:list-item>
      </text:list>
      <text:p text:style-name="P166">==============================================================================================</text:p>
      <text:p text:style-name="P16"><text:span text:style-name="T3">clear</text:span> – <text:span text:style-name="T159">czyści okno terminala (lub CTRL + L)</text:span></text:p>
      <text:p text:style-name="P166">==============================================================================================</text:p>
      <text:p text:style-name="P14"><text:span text:style-name="T1">cp</text:span> – kopiuje plik, <text:span text:style-name="T130">katalog</text:span></text:p>
      <text:list text:style-name="L7">
        <text:list-item>
          <text:p text:style-name="P92"><text:span text:style-name="T87">cp plik1 plik2</text:span> – stworzy ./plik2 identyczny z plik1</text:p>
        </text:list-item>
        <text:list-item>
          <text:p text:style-name="P92"><text:span text:style-name="T87">cp plik3 katalog/jakis</text:span>– s<text:span text:style-name="T130">kopiuje</text:span> plik<text:span text:style-name="T130">3</text:span> <text:span text:style-name="T130">do </text:span>katalog/jakis/plik3<text:tab/></text:p>
        </text:list-item>
        <text:list-item>
          <text:p text:style-name="P92"><text:span text:style-name="T87">cp pom.* podkatalog/</text:span> – skopiuje wszystkie pliki zaczynające się na 'pom.' do ./podkatalog/</text:p>
        </text:list-item>
        <text:list-item>
          <text:p text:style-name="P93"><text:span text:style-name="T87">cp plik5 ~/katalog/jakis/pliczek</text:span> – stworzy plik ~/katalog/jakis/pliczek</text:p>
        </text:list-item>
        <text:list-item>
          <text:p text:style-name="P93"><text:span text:style-name="T87">cp </text:span><text:span text:style-name="T88">-r katalog1</text:span><text:span text:style-name="T87"> /</text:span><text:span text:style-name="T88">jakis/inny/kat</text:span> – s<text:span text:style-name="T130">kopiuje katalog1 do lokalizacji /jakis/inny/kat</text:span></text:p>
        </text:list-item>
      </text:list>
      <text:p text:style-name="P57"/>
      <text:p text:style-name="P57"/>
      <text:p text:style-name="P166"><text:soft-page-break/>==============================================================================================</text:p>
      <text:p text:style-name="P14"><text:span text:style-name="T9">Cron</text:span>– <text:span text:style-name="T197">program systemowy linux, który pozwala wykonywać skrypty, programy zgodnie z ustalonym harmonogramem. Każdy <text:s text:c="15"/>zalogowany użytkownik posiada swój własny contrab (root także)</text:span></text:p>
      <text:p text:style-name="P14"><text:span text:style-name="T9">crontab -e</text:span>– <text:span text:style-name="T197">edycja tablicy cron w celu dodania lub usunięcia wpisów</text:span></text:p>
      <text:p text:style-name="P14"><text:span text:style-name="T9">crontab -l</text:span>– <text:span text:style-name="T197">wyświetla zawartość tablicy cron</text:span></text:p>
      <text:p text:style-name="P14"><text:span text:style-name="T9">crontab -r</text:span>– <text:span text:style-name="T197">całkowice usuwa tablicę cron dla użytkownika</text:span></text:p>
      <text:p text:style-name="P166"><text:span text:style-name="T182">=</text:span><text:span text:style-name="T181">=============================================================================================</text:span></text:p>
      <text:p text:style-name="P14"><text:span text:style-name="T1">c</text:span><text:span text:style-name="T27">u</text:span><text:span text:style-name="T1">t</text:span> –<text:span text:style-name="T201">pozwala na wyekstraktowanie z pliku dokładnie sprecyzowanych danych i wyświetlenie ich na konsoli</text:span></text:p>
      <text:p text:style-name="P14"><text:span text:style-name="T1">c</text:span><text:span text:style-name="T27">u</text:span><text:span text:style-name="T1">t</text:span>  <text:span text:style-name="T4">-</text:span><text:span text:style-name="T13">c zasięg1 plik1</text:span>–<text:span text:style-name="T201">pobiera z pliku1 wskazany zasięg1</text:span></text:p>
      <text:list text:style-name="L8">
        <text:list-item>
          <text:p text:style-name="P94"><text:span text:style-name="T87">c</text:span><text:span text:style-name="T105">ut</text:span><text:span text:style-name="T87"> -</text:span><text:span text:style-name="T105">c 1,2,3 bbb.txt </text:span> </text:p>
        </text:list-item>
        <text:list-item>
          <text:p text:style-name="P94"><text:span text:style-name="T87">c</text:span><text:span text:style-name="T105">u</text:span><text:span text:style-name="T87">t -</text:span><text:span text:style-name="T105">c 1,3,7-9 bbb.txt </text:span> </text:p>
        </text:list-item>
        <text:list-item>
          <text:p text:style-name="P95"><text:span text:style-name="T87">c</text:span><text:span text:style-name="T105">u</text:span><text:span text:style-name="T87">t -</text:span><text:span text:style-name="T105">c 4- bbb.txt</text:span> – wypisze <text:span text:style-name="T201">znaki od 4 do końca wiersza</text:span></text:p>
        </text:list-item>
        <text:list-item>
          <text:p text:style-name="P95"><text:span text:style-name="T87">c</text:span><text:span text:style-name="T105">u</text:span><text:span text:style-name="T87">t -</text:span><text:span text:style-name="T105">c -4 bbb.txt</text:span> – wypisze <text:span text:style-name="T201">znaki od początku do 4 wiersza</text:span></text:p>
        </text:list-item>
      </text:list>
      <text:p text:style-name="P14"><text:span text:style-name="T1">c</text:span><text:span text:style-name="T27">u</text:span><text:span text:style-name="T1">t</text:span>  <text:span text:style-name="T4">-</text:span><text:span text:style-name="T13">f liczba1 plik1</text:span>–<text:span text:style-name="T201">wyświetli wyrażenie numer liczba1 z plik1. Każde wyrażenie oddzielone jest od siebie delimiterem. Domyślny delimiter dla -f to TAB. Jeśli nie mamy w tekście żadnych TAB, wyświetli nam wszystko. Delimiter można ustawić stosując -d</text:span></text:p>
      <text:list text:style-name="L9">
        <text:list-item>
          <text:p text:style-name="P155"><text:span text:style-name="T106">c</text:span><text:span text:style-name="T107">ut</text:span><text:span text:style-name="T106"> -</text:span><text:span text:style-name="T107">d </text:span><text:span text:style-name="T126">"  </text:span><text:span text:style-name="T127">" </text:span><text:span text:style-name="T107"> -f 2 bbb.txt</text:span><text:span text:style-name="T202">– delimiter w tym przypadku to spacja. Zwróci nam z każdego wiersza 2 wyrażenie</text:span><text:span text:style-name="T107"> </text:span></text:p>
        </text:list-item>
        <text:list-item>
          <text:p text:style-name="P96"><text:span text:style-name="T105">cut -d </text:span><text:span text:style-name="T126">"," </text:span><text:span text:style-name="T105"> -f 4 bbb.txt </text:span><text:span text:style-name="T201">– delimiter to przecinek. Zwróci nam z każdego wiersza 4 wyrażenie po przecinku</text:span></text:p>
        </text:list-item>
      </text:list>
      <text:list xml:id="list220229363971865" text:continue-list="list220229668625214" text:style-name="L3">
        <text:list-header>
          <text:p text:style-name="P86"><text:span text:style-name="T105"><text:s text:c="8"/></text:span><text:span text:style-name="T99">==============================================================================================</text:span></text:p>
          <text:p text:style-name="P86"><text:span text:style-name="T111"><text:s text:c="9"/></text:span><text:span text:style-name="T117">date –</text:span><text:span text:style-name="T123"> aktualny czas</text:span></text:p>
          <text:p text:style-name="P86"><text:span text:style-name="T123"><text:s text:c="8"/></text:span><text:span text:style-name="T119">==============================================================================================</text:span></text:p>
          <text:p text:style-name="P86"><text:span text:style-name="T124"><text:s text:c="8"/></text:span><text:span text:style-name="T120">df</text:span><text:span text:style-name="T124"> – wypisuje rozmiary i ilość dostępnego miejsca na zamontowanych dyskach (w kilobajtach i w procentach)</text:span></text:p>
        </text:list-header>
      </text:list>
      <text:list text:style-name="L10">
        <text:list-item>
          <text:p text:style-name="P179">df -<text:span text:style-name="T200">l – </text:span><text:span text:style-name="T146">pokaże informacje tylko o dyskach lokalnych</text:span></text:p>
        </text:list-item>
        <text:list-item>
          <text:p text:style-name="P97"><text:span text:style-name="T87">df /dev/sda1</text:span> – ogranicz wyniki tylko do jednej partycji</text:p>
        </text:list-item>
        <text:list-item>
          <text:p text:style-name="P97"><text:span text:style-name="T87">df -h</text:span> – wyświetl rozmiary w wygodnych dla użytkownika jednostkach (human readable)</text:p>
        </text:list-item>
        <text:list-item>
          <text:p text:style-name="P203"><text:span text:style-name="T37">df -m</text:span><text:span text:style-name="T72"> – rozmiary w megabajtach</text:span></text:p>
          <text:p text:style-name="P163">==============================================================================================</text:p>
          <text:p text:style-name="P212"><text:span text:style-name="T8">dmesg</text:span>– <text:span text:style-name="T178">wyświetla wszystkie logi systemowe </text:span><text:span text:style-name="T208">(przed pisz </text:span><text:span text:style-name="T15">sudo</text:span><text:span text:style-name="T208">)</text:span></text:p>
        </text:list-item>
      </text:list>
      <text:list text:style-name="L11">
        <text:list-item>
          <text:p text:style-name="P213"><text:span text:style-name="T8">cat pliklogu1</text:span>– <text:span text:style-name="T178">wyświetla logi zapisane w konkretnym pliku loga (czasami </text:span><text:span text:style-name="T8">sudo cat pliklogu1). </text:span><text:span text:style-name="T170">Często należy podać scieżkę do tego pliku np.</text:span><text:span text:style-name="T180"> s</text:span><text:span text:style-name="T136">udo cat /var/log/boot.log. </text:span><text:span text:style-name="T180">Ważne, aby zaczynając z korzenia, użyć „/”</text:span></text:p>
        </text:list-item>
        <text:list-item>
          <text:p text:style-name="P167"><text:span text:style-name="T182">cat /etc/logrotate.conf </text:span><text:span text:style-name="T150">– </text:span><text:span text:style-name="T184">ustawienia zapisu logów </text:span></text:p>
          <text:p text:style-name="P164"><text:span text:style-name="T182">=</text:span><text:span text:style-name="T181">=============================================================================================</text:span></text:p>
          <text:p text:style-name="P214"><text:span text:style-name="T8">dpkg -i program1.deb</text:span>– <text:span text:style-name="T178">instalacja oprogramowania program1 z lokalnej paczki program1.deb</text:span></text:p>
          <text:p text:style-name="P214"><text:span text:style-name="T185">dpkg -r program1.deb</text:span><text:span text:style-name="T151">– </text:span><text:span text:style-name="T180">deinstalacja oprogramowania program1 </text:span></text:p>
          <text:p text:style-name="P164"><text:span text:style-name="T182">=</text:span><text:span text:style-name="T181">=============================================================================================</text:span></text:p>
        </text:list-item>
      </text:list>
      <text:list xml:id="list220228521805265" text:continue-list="list220229363971865" text:style-name="L3">
        <text:list-header>
          <text:p text:style-name="P220"><text:span text:style-name="T59"><text:s text:c="8"/>du</text:span><text:span text:style-name="T65"> – policz rozmiary katalogów i plików zawartych w podanym katalogu</text:span></text:p>
        </text:list-header>
      </text:list>
      <text:list xml:id="list1797028303" text:style-name="L12">
        <text:list-item>
          <text:p text:style-name="P98"><text:span text:style-name="T87">du</text:span> – rozmiar obecnego katalogu</text:p>
        </text:list-item>
        <text:list-item>
          <text:p text:style-name="P98"><text:span text:style-name="T87">du katalog</text:span> – policz rozmiar podanego katalogu</text:p>
        </text:list-item>
        <text:list-item>
          <text:p text:style-name="P98"><text:span text:style-name="T87">du -s</text:span> – wypisz tylko sumę, a nie rozmiary poszczególnych podkatalogów</text:p>
        </text:list-item>
        <text:list-item>
          <text:p text:style-name="P98"><text:span text:style-name="T87">du -sm</text:span> – wypisz tylko sumę dla każdego katalogu i podaj rozmiar w megabajtach</text:p>
        </text:list-item>
        <text:list-item>
          <text:p text:style-name="P204"><text:span text:style-name="T41">du -sm dir* | sort -n</text:span><text:span text:style-name="T76"> – posortuj wyniki od najmniejszego do największego z podanych katalogów</text:span></text:p>
          <text:p text:style-name="P215"><text:span text:style-name="T35">==============================================================================================</text:span><text:span text:style-name="T1">echo</text:span> – powtarza na standardowym wyjściu słowa podane w argumencie</text:p>
        </text:list-item>
        <text:list-item>
          <text:p text:style-name="P98"><text:span text:style-name="T87">echo "costam wypisz"</text:span> – wypisze 'costam wypisz' i zakończy znakiem nowej linii</text:p>
        </text:list-item>
        <text:list-item>
          <text:p text:style-name="P98"><text:span text:style-name="T87">echo -n "costam wypisz"</text:span> – po wypisaniu argumentów, nie wypisze znaku nowej linii</text:p>
        </text:list-item>
        <text:list-item>
          <text:p text:style-name="P205"><text:span text:style-name="T42">echo $HOME</text:span><text:span text:style-name="T77"> – wypisuje zawartość zmiennej środowiskowej HOME</text:span></text:p>
        </text:list-item>
      </text:list>
      <text:p text:style-name="P48">=============================================================================================</text:p>
      <text:p text:style-name="P14"><text:span text:style-name="T24">echo $PATH</text:span>– <text:span text:style-name="T198">zbiór ścieżek do plików binarnych kolekcji programów</text:span></text:p>
      <text:p text:style-name="P14"><text:span text:style-name="T24">echo $EDITOR</text:span>– <text:span text:style-name="T198">domyślny edytor tekstowy</text:span></text:p>
      <text:p text:style-name="P14"><text:span text:style-name="T24">echo $USER</text:span>– <text:span text:style-name="T198">aktualnie zalogowany użytkownik</text:span></text:p>
      <text:p text:style-name="P14"><text:span text:style-name="T24">echo $HOME</text:span>– <text:span text:style-name="T198">ścieżka katalogu domowego zalogowanego użytkownika</text:span></text:p>
      <text:p text:style-name="P14"><text:span text:style-name="T24">echo $PAGER</text:span><text:span text:style-name="T35">– </text:span><text:span text:style-name="T24">paginator do wyświetlania dużej ilości tekstu</text:span></text:p>
      <text:p text:style-name="P26"><text:span text:style-name="T24">=</text:span><text:span text:style-name="T1">=============================================================================================</text:span></text:p>
      <text:p text:style-name="P15"><text:span text:style-name="T1">emacs</text:span> – zaawansowany edytor tekstowy w trybie graficznym</text:p>
      <text:p text:style-name="P33">Emacs podobnie jak Vim jest wszechstronnym edytorem obsługującym wiele języków i posiadającym bogate funkcje.</text:p>
      <text:p text:style-name="P46">==============================================================================================</text:p>
      <text:p text:style-name="P1"><text:span text:style-name="T1">env</text:span> – wypisuje aktualne wartości wszystkich zmiennych środowiskowych</text:p>
      <text:list xml:id="list220227976195956" text:continue-list="list2057423267" text:style-name="L1">
        <text:list-item>
          <text:p text:style-name="P149"><text:span text:style-name="T87">env | grep zmienna1</text:span><text:span text:style-name="T91"> –</text:span><text:span text:style-name="T122"> </text:span><text:span text:style-name="T168">z listy wszystkich zmiennych wyświetli nam tylko zmienna1</text:span></text:p>
        </text:list-item>
      </text:list>
      <text:p text:style-name="P36">==============================================================================================</text:p>
      <text:list xml:id="list220229703927791" text:continue-list="list1797028303" text:style-name="L12">
        <text:list-header>
          <text:p text:style-name="P216"><text:span text:style-name="T1">exit</text:span> – <text:span text:style-name="T129">służy</text:span> do zakończenia procesu powłoki: tcsh, bash, itp. Może być używana w skryptach. <text:span text:style-name="T129">Z</text:span>wr<text:span text:style-name="T129">aca</text:span> kod wyjścia ze skryptu:</text:p>
        </text:list-header>
        <text:list-item>
          <text:p text:style-name="P162">exit, exit 127</text:p>
          <text:p text:style-name="P165">==============================================================================================</text:p>
        </text:list-item>
      </text:list>
      <text:p text:style-name="P14"><text:span text:style-name="T10">export Zmienna=klucz</text:span>– <text:span text:style-name="T198">komenda pozwala dodać nową zmienną środowiskową do listy</text:span></text:p>
      <text:list xml:id="list220228430528947" text:continue-list="list910841128" text:style-name="L2">
        <text:list-item>
          <text:p text:style-name="P76"><text:span text:style-name="T98">export PATH=$PATH:/usr/bin/zip</text:span><text:span text:style-name="T115">– </text:span><text:span text:style-name="T116">doda ścieżkę programu zip do PATH</text:span></text:p>
        </text:list-item>
      </text:list>
      <text:p text:style-name="P58"><text:span text:style-name="T116">=</text:span><text:span text:style-name="T115">============================================================================================</text:span></text:p>
      <text:p text:style-name="P28"><text:span text:style-name="T1">==============================================================================================</text:span></text:p>
      <text:p text:style-name="P17"><text:span text:style-name="T26">fdisk</text:span> – <text:span text:style-name="T200">narzędzie do zarządzania partycjami MBR &lt; 2TB</text:span></text:p>
      <text:list text:style-name="L13">
        <text:list-item>
          <text:p text:style-name="P99"><text:span text:style-name="T104">sudo fdisk -l</text:span> – <text:span text:style-name="T200">wyświetlenie informacji o partycjach</text:span></text:p>
        </text:list-item>
        <text:list-item>
          <text:p text:style-name="P99"><text:span text:style-name="T104">sudo fdisk -x</text:span>– <text:span text:style-name="T200">bardziej szczegółowe wyświetlenie informacji o partycjach</text:span></text:p>
        </text:list-item>
      </text:list>
      <text:p text:style-name="P38">==============================================================================================</text:p>
      <text:p text:style-name="P17"><text:soft-page-break/><text:span text:style-name="T1">fg</text:span> – uruchamia na nowo zatrzymane (Ctrl-Z) zadanie, na pierwszym planie</text:p>
      <text:list text:style-name="L14">
        <text:list-item>
          <text:p text:style-name="P100"><text:span text:style-name="T87">fg</text:span> – uruchamia ostatnio zatrzymane zadanie</text:p>
        </text:list-item>
        <text:list-item>
          <text:p text:style-name="P101"><text:span text:style-name="T87">fg NUMER</text:span> – uruchamia zadanie o danym numerze na liście zatrzymanych zadań (jobs)</text:p>
        </text:list-item>
      </text:list>
      <text:p text:style-name="P37">==============================================================================================</text:p>
      <text:p text:style-name="P17"><text:span text:style-name="T1">find</text:span> <text:span text:style-name="T175">plik1</text:span>– przejrzyj katalog w poszukiwaniu danego pliku</text:p>
      <text:list xml:id="list2579645917" text:style-name="L15">
        <text:list-item>
          <text:p text:style-name="P180">find -name raport.txt <text:span text:style-name="T142">– </text:span><text:span text:style-name="T144">przeszuka cały katalog i podkatalogi (wielkość liter ma znaczenie)</text:span></text:p>
        </text:list-item>
        <text:list-item>
          <text:p text:style-name="P180"><text:span text:style-name="T175">find - iname raport.txt </text:span><text:span text:style-name="T144">– przeszuka cały katalog i podkatalogi (wielkość liter nie ma znaczenie)</text:span></text:p>
        </text:list-item>
        <text:list-item>
          <text:p text:style-name="P180"><text:span text:style-name="T175">find -type argument </text:span><text:span text:style-name="T144">– wyszuka pliki określonego typu (argumenty; f -file, d- dir, l - link)</text:span></text:p>
        </text:list-item>
        <text:list-item>
          <text:p text:style-name="P180">find -<text:span text:style-name="T175">size </text:span><text:s/>-<text:span text:style-name="T175">1M</text:span> <text:span text:style-name="T142">– </text:span><text:span text:style-name="T144">wyszuka wszystkie pliki &gt; 1Mega <text:s/>(b,k,M,G oraz -/+)</text:span><text:tab/></text:p>
        </text:list-item>
        <text:list-item>
          <text:p text:style-name="P192">find /home/user -name "rap*xt"</text:p>
          <text:p text:style-name="P172">==============================================================================================</text:p>
        </text:list-item>
      </text:list>
      <text:p text:style-name="P17"><text:span text:style-name="T1">finger</text:span> – wypisuje wszystkich użytkowników obecnie zalogowanych na danej maszynie (i ich terminale)</text:p>
      <text:list text:style-name="L16">
        <text:list-item>
          <text:p text:style-name="P183">finger</text:p>
        </text:list-item>
        <text:list-item>
          <text:p text:style-name="P102"><text:span text:style-name="T87">finger @komputer</text:span> – użytkownicy zalogowani na komputerze o nazwie 'komputer;</text:p>
        </text:list-item>
        <text:list-item>
          <text:p text:style-name="P102"><text:span text:style-name="T87">finger username</text:span> – wypisuje informacje o użytkowniku 'username' i wszystkie terminale na których jest zalogowany</text:p>
        </text:list-item>
        <text:list-item>
          <text:p text:style-name="P154"><text:span text:style-name="T87">finger Marek</text:span><text:span text:style-name="T86"> – wypisuje informacje o wszystkich użytkownikach o imieniu 'marek'</text:span></text:p>
        </text:list-item>
      </text:list>
      <text:p text:style-name="P49">==============================================================================================</text:p>
      <text:p text:style-name="P18"><text:span text:style-name="T26">free</text:span><text:span text:style-name="T200">– dane dotyczące pozostałej/wykorzystywanej pamięci RAM (</text:span><text:span text:style-name="T12">free -h</text:span><text:span text:style-name="T200"> – dane w gigabajtach)</text:span></text:p>
      <text:list xml:id="list220229056710510" text:continue-list="list2579645917" text:style-name="L15">
        <text:list-header>
          <text:p text:style-name="P193">=============================================================================================</text:p>
        </text:list-header>
      </text:list>
      <text:p text:style-name="P17"><text:span text:style-name="T26">gdisk/parted</text:span> – <text:span text:style-name="T200">narzędzie do zarządzania partycjami GPT &gt;2TB</text:span></text:p>
      <text:p text:style-name="P38">==============================================================================================</text:p>
      <text:p text:style-name="P7">grep „Litwo” pan.tadeusz.txt – <text:span text:style-name="T161">wyświetli wszystkie wiersze zawierające słowo „Litwo” </text:span></text:p>
      <text:list xml:id="list706927426" text:style-name="L17">
        <text:list-item>
          <text:p text:style-name="P103"><text:span text:style-name="T90">grep -v</text:span>– <text:span text:style-name="T159">wyszukuje tylko linie, które nie zawierają wzorca</text:span></text:p>
        </text:list-item>
        <text:list-item>
          <text:p text:style-name="P103"><text:span text:style-name="T90">grep -i</text:span>– <text:span text:style-name="T159">ignoruje wielkość wyszukiwanych liter we wzorcu</text:span></text:p>
        </text:list-item>
        <text:list-item>
          <text:p text:style-name="P103"><text:span text:style-name="T90">grep -r</text:span>– <text:span text:style-name="T159">przeszukuje rekursywnie wszystkie pliki ze ścieżki w poszukiwaniu wzorca</text:span></text:p>
        </text:list-item>
        <text:list-item>
          <text:p text:style-name="P103"><text:span text:style-name="T90">grep -c</text:span>– <text:span text:style-name="T159">zwraca ilość linii, które zawierają wzorzec</text:span></text:p>
        </text:list-item>
      </text:list>
      <text:p text:style-name="P37">==============================================================================================</text:p>
      <text:p text:style-name="P18"><text:span text:style-name="T1">gvim</text:span> – vim w trybie graficznym</text:p>
      <text:p text:style-name="P37">==============================================================================================</text:p>
      <text:p text:style-name="P17"><text:span text:style-name="T3">head -5 plik.txt </text:span><text:span text:style-name="T169">- </text:span><text:span text:style-name="T168"> wypisuje </text:span><text:span text:style-name="T169">wskazana liczbe linii na terminalu z pliku txt (w tym 5)</text:span></text:p>
      <text:p text:style-name="P38"><text:span text:style-name="T159">=</text:span>=============================================================================================</text:p>
      <text:p text:style-name="P18"><text:span text:style-name="T23">history</text:span>– <text:span text:style-name="T197">wyświetla historię wpisanych komend w terminalu. (history | grep sudo – zwróci historie komend, które zawierają sudo)</text:span></text:p>
      <text:p text:style-name="P37">==============================================================================================</text:p>
      <text:p text:style-name="P17"><text:span text:style-name="T1">--help</text:span> – każdy program ma opcję --help lub -h, która wyświetla krótką pomoc</text:p>
      <text:list text:style-name="L18">
        <text:list-item>
          <text:p text:style-name="P184">jakis_program –help</text:p>
        </text:list-item>
      </text:list>
      <text:p text:style-name="P37">==============================================================================================</text:p>
      <text:p text:style-name="P18"><text:span text:style-name="T1">id</text:span> – wyświetla obecną nazwę i grupę użytkownika oraz ich <text:span text:style-name="T176">id </text:span>(UID – <text:span text:style-name="T176">userid, domyslnie 1000</text:span> i GID – <text:span text:style-name="T176">groupid, domyślnie 1000</text:span>)</text:p>
      <text:p text:style-name="P37">==============================================================================================</text:p>
      <text:p text:style-name="P59"><text:span text:style-name="T48">ifconfig</text:span><text:span text:style-name="T43">– </text:span><text:span text:style-name="T45">polecenie konfigurujące interfejsy sieciowe </text:span><text:span text:style-name="T46">(jeśli nie działa daj </text:span><text:span text:style-name="T48">sudo</text:span><text:span text:style-name="T46">)</text:span></text:p>
      <text:p text:style-name="P72"><text:span text:style-name="T51">=</text:span><text:span text:style-name="T50">=============================================================================================</text:span></text:p>
      <text:p text:style-name="P18"><text:span text:style-name="T1">info</text:span> – podobnie jak man, wyświetla stronę pomocy dla polecenia 'program'.Gdy nie znajdzie info, szuka strony man i ja wyświetla.</text:p>
      <text:list text:style-name="L19">
        <text:list-item>
          <text:p text:style-name="P158">info program, pinfo program</text:p>
        </text:list-item>
      </text:list>
      <text:p text:style-name="P37">==============================================================================================</text:p>
      <text:p text:style-name="P66"><text:span text:style-name="T16">iwconfig</text:span>– <text:span text:style-name="T159">polecenie konfigurujące </text:span><text:span text:style-name="T215">bezprzewodowe </text:span><text:span text:style-name="T159">interfejsy sieciowe </text:span><text:span text:style-name="T215">(jeśli nie działa daj sudo)</text:span></text:p>
      <text:p text:style-name="P69">==============================================================================================</text:p>
      <text:p text:style-name="P18"><text:span text:style-name="T1">joe</text:span> – prosty edytor tekstowy. Joe's Own Editor. Nadaje się do pisania prostych dokumentów</text:p>
      <text:p text:style-name="P37">==============================================================================================</text:p>
      <text:p text:style-name="P18"><text:span text:style-name="T1">jobs</text:span> – wyświetla listę zatrzymanych zadań</text:p>
      <text:p text:style-name="P37">==============================================================================================</text:p>
      <text:p text:style-name="P18"><text:span text:style-name="T1">kill</text:span> – zabija podany proces <text:span text:style-name="T214">(</text:span>PID - jest to numer identyfikacyjny procesu (process id), można go odczytać np. używając polecenia ps<text:span text:style-name="T214">)</text:span></text:p>
      <text:list text:style-name="L20">
        <text:list-item>
          <text:p text:style-name="P105"><text:span text:style-name="T87">kill PID</text:span> – wysyła do procesu o numerze PID sygnał do przerwania procesu</text:p>
        </text:list-item>
        <text:list-item>
          <text:p text:style-name="P106"><text:span text:style-name="T87">kill -KILL PID</text:span> – zabija proces bez pytania</text:p>
        </text:list-item>
        <text:list-item>
          <text:p text:style-name="P150"><text:span text:style-name="T112">kill -l </text:span>– lista przełączników liczbowych</text:p>
        </text:list-item>
        <text:list-item>
          <text:p text:style-name="P150"><text:span text:style-name="T112">kill -9 </text:span>– zabija proces natychmiast (najmocniejsza komenda). Poziomy: 1 – łagodny, 9 – najostrzejszy(bez zapisu danych), 15 – terminate, najłagodniejszy. Zasada – im bliżej 9, tym mocniejszy kill</text:p>
        </text:list-item>
      </text:list>
      <text:p text:style-name="P37">==============================================================================================</text:p>
      <text:p text:style-name="P21"><text:span text:style-name="T1">less</text:span> – wygodne i szybkie przeglądanie plików tekstowych – <text:span text:style-name="T174">dzieli plik jako njedną stronę</text:span></text:p>
      <text:list xml:id="list164550071" text:style-name="L21">
        <text:list-item>
          <text:p text:style-name="P206"><text:span text:style-name="T37">less plik</text:span><text:span text:style-name="T72"> – wyświetla zawartość pliku i pozwala przewijać strony (q-wyjście)</text:span></text:p>
        </text:list-item>
        <text:list-item>
          <text:p text:style-name="P200"><text:span text:style-name="T139">less -N</text:span><text:span text:style-name="T153"> – dodatkowo numeruje wiersze</text:span></text:p>
        </text:list-item>
      </text:list>
      <text:p text:style-name="P64">==============================================================================================</text:p>
      <text:p text:style-name="P20"><text:span text:style-name="T1">locate</text:span> <text:span text:style-name="T7">plik1</text:span>– wypisuje gdzie ostatnio, na tym komputerze, był widziany plik o podanej nazwie (lub fragmencie nazwy)</text:p>
      <text:p text:style-name="P3"><text:span text:style-name="T83">locate raport.txt</text:span><text:span text:style-name="T82"> – locate pdf</text:span></text:p>
      <text:p text:style-name="P195">==============================================================================================</text:p>
      <text:p text:style-name="P21"><text:span text:style-name="T26">ln /plik1 /link1</text:span> – <text:span text:style-name="T200">utworzy link twardy między plikiem1 a linkiem1. Wymagane jest podanie pełnych ścieżek</text:span></text:p>
      <text:p text:style-name="P21"><text:span text:style-name="T26">ln -s /plik1 /link1</text:span> – <text:span text:style-name="T200">utworzy link symboliczny między plikiem1 a linkiem1. Wymagane jest podanie pełnych ścieżek</text:span></text:p>
      <text:p text:style-name="P53"><text:span text:style-name="T4">Link symboliczny </text:span>działa na zasadzie skrótu w Windows. Po zmianie np. nazwy pliku1 link przestanie działać. </text:p>
      <text:p text:style-name="P52"><text:span text:style-name="T211">Link twardy </text:span><text:span text:style-name="T213">to link bezpośrednio do miejsca na dysku. Zmiana nazwy pliku pierwotnego czy usunięcie go nie spowoduje zepsucia linku twardego czy też usunięcia danych, bo do tych danych odnosi się drugi link1. <text:s/></text:span></text:p>
      <text:p text:style-name="P55"><text:span text:style-name="T213">=</text:span><text:span text:style-name="T212">=============================================================================================</text:span></text:p>
      <text:p text:style-name="P20"><text:soft-page-break/><text:span text:style-name="T1">logout</text:span> – komenda służąca do wylogowania się z terminala</text:p>
      <text:p text:style-name="P39">==============================================================================================</text:p>
      <text:p text:style-name="P21"><text:span text:style-name="T1">ls</text:span> – listuje katalog</text:p>
      <text:list text:style-name="L22">
        <text:list-item>
          <text:p text:style-name="P107"><text:span text:style-name="T87">ls</text:span> – listuje katalog . (ls .)</text:p>
        </text:list-item>
        <text:list-item>
          <text:p text:style-name="P107"><text:span text:style-name="T87">ls plik1 plik2 plik3</text:span> – listuje tylko wymienione pliki</text:p>
        </text:list-item>
        <text:list-item>
          <text:p text:style-name="P107"><text:span text:style-name="T87">ls *.txt</text:span> – wypisze wszystkie pliki o nazwie kończącej się na '.txt'</text:p>
        </text:list-item>
        <text:list-item>
          <text:p text:style-name="P107"><text:span text:style-name="T87">ls katalog1 katalog2</text:span> – listuje wymienione katalogi</text:p>
        </text:list-item>
        <text:list-item>
          <text:p text:style-name="P107"><text:span text:style-name="T87">ls -l</text:span> – szczegółowa lista <text:span text:style-name="T131">z rozmiarem (w bajtach)</text:span></text:p>
        </text:list-item>
        <text:list-item>
          <text:p text:style-name="P107"><text:span text:style-name="T87">ls -a</text:span> – wypisuje również ukryte pliki (czyli te których nazwa zaczyna się kropką)</text:p>
        </text:list-item>
        <text:list-item>
          <text:p text:style-name="P107"><text:span text:style-name="T87">ls -R</text:span> – listuje katalogi rekursywnie (czyli wyświetla również zawartość podkatalogów)</text:p>
        </text:list-item>
        <text:list-item>
          <text:p text:style-name="P108"><text:span text:style-name="T87">ls -d</text:span> – wyświetla tylko nazwy katalogów, tak jak zwyczajnych plików, czyli nie listuje ich zawartości</text:p>
        </text:list-item>
        <text:list-item>
          <text:p text:style-name="P107"><text:span text:style-name="T87">ls -l</text:span><text:span text:style-name="T132">h </text:span>– szczegółowa lista <text:span text:style-name="T131">z rozmiarem (w kilobajtach)</text:span></text:p>
        </text:list-item>
      </text:list>
      <text:p text:style-name="P40">==============================================================================================</text:p>
      <text:p text:style-name="P61"><text:span text:style-name="T47">lscpu </text:span><text:span text:style-name="T43">– informacje o procesorze</text:span></text:p>
      <text:p text:style-name="P62"><text:span text:style-name="T47">lshw -c display </text:span><text:span text:style-name="T43">– szczególowe informacje o karcie graficznej (może być potrzeba wpisać z sudo)</text:span></text:p>
      <text:p text:style-name="P60"><text:span text:style-name="T47">lspci </text:span><text:span text:style-name="T43">– informacje o gniazdach pci</text:span></text:p>
      <text:p text:style-name="P219">==============================================================================================</text:p>
      <text:p text:style-name="P61"><text:span text:style-name="T47">man</text:span><text:span text:style-name="T43"> – wyświetla stronę manuala dla polecenia 'program'</text:span></text:p>
      <text:list text:style-name="L23">
        <text:list-item>
          <text:p text:style-name="P185">man program</text:p>
        </text:list-item>
      </text:list>
      <text:p text:style-name="P8">==============================================================================================</text:p>
      <text:p text:style-name="P20"><text:span text:style-name="T1">mcedit</text:span> – edytor tekstowy w trybie tekstowym</text:p>
      <text:p text:style-name="P19">mcedit jest wbudowanym w Midnight Commandera edytorem.</text:p>
      <text:p text:style-name="P19">Posiada m.in. podświetlanie składni.</text:p>
      <text:p text:style-name="P39">==============================================================================================</text:p>
      <text:p text:style-name="P21"><text:span text:style-name="T1">mkdir</text:span> – tworzy katalog</text:p>
      <text:list text:style-name="L24">
        <text:list-item>
          <text:p text:style-name="P186">mkdir moj_nowy_katalog</text:p>
        </text:list-item>
        <text:list-item>
          <text:p text:style-name="P187">mkdir ./home/users/ja/moj_nowy_katalog</text:p>
        </text:list-item>
        <text:list-item>
          <text:p text:style-name="P187">mkdir -<text:span text:style-name="T131">p aaa/bbb/ccc </text:span><text:span text:style-name="T143">– tworzy całe drzewo katalogów aaa/bbb/ccc</text:span></text:p>
        </text:list-item>
      </text:list>
      <text:p text:style-name="P56"><text:span text:style-name="T210">=</text:span><text:span text:style-name="T209">=============================================================================================</text:span></text:p>
      <text:p text:style-name="P21"><text:span text:style-name="T20">more</text:span> – wygodne i szybkie przeglądanie plików tekstowych – <text:span text:style-name="T174">dzieli plik na podstrony</text:span></text:p>
      <text:list xml:id="list220228855602179" text:continue-list="list164550071" text:style-name="L21">
        <text:list-item>
          <text:p text:style-name="P206"><text:span text:style-name="T38">more</text:span><text:span text:style-name="T37"> plik</text:span><text:span text:style-name="T72"> – wyświetla zawartość pliku i pozwala przewijać strony (q-wyjście)</text:span></text:p>
        </text:list-item>
        <text:list-item>
          <text:p text:style-name="P200"><text:span text:style-name="T70">less -N</text:span><text:span text:style-name="T80"> – dodatkowo numeruje wiersze</text:span></text:p>
        </text:list-item>
      </text:list>
      <text:p text:style-name="P194">==============================================================================================</text:p>
      <text:p text:style-name="P21"><text:span text:style-name="T1">mv</text:span> – przesuwa plik (tym samym służy również do zmiany nazwy). <text:span text:style-name="T159">W linux nie ma komendy rename, mv tjb. Ją zastępuje</text:span></text:p>
      <text:list text:style-name="L25">
        <text:list-item>
          <text:p text:style-name="P109"><text:span text:style-name="T87">mv plik1 plik2</text:span> – zmieni nazwę pliku z ./plik1 na plik2</text:p>
        </text:list-item>
        <text:list-item>
          <text:p text:style-name="P109"><text:span text:style-name="T87">mv plik3 katalog/jakis/</text:span>– przesunie plik<text:span text:style-name="T159">3 </text:span><text:s/>do ../katalog/jakis/plik3. <text:span text:style-name="T159">Jesli plik o nazwie plik3 jest już w docelowym katalogu, to zostanie nadpisany</text:span></text:p>
        </text:list-item>
        <text:list-item>
          <text:p text:style-name="P109"><text:span text:style-name="T87">mv plik4 podkatalog/</text:span> – przesunie plik ./podkatalog/plik4</text:p>
        </text:list-item>
        <text:list-item>
          <text:p text:style-name="P110"><text:span text:style-name="T87">mv plik5 katalog/jakis/pli</text:span><text:span text:style-name="T90">k66</text:span> – przesunie i zmieni nazwę <text:span text:style-name="T159">plik5 na plik55</text:span> ~/katalog/jakis/pli<text:span text:style-name="T159">k55</text:span></text:p>
        </text:list-item>
      </text:list>
      <text:p text:style-name="P39">==============================================================================================</text:p>
      <text:p text:style-name="P41">nano plik.txt <text:span text:style-name="T161">– edytor plików tekstowych</text:span></text:p>
      <text:p text:style-name="P39">==============================================================================================</text:p>
      <text:p text:style-name="P20"><text:span text:style-name="T26">nice</text:span><text:span text:style-name="T200">– ustala priorytet dla nowo tworzonego procesu. </text:span><text:span text:style-name="T216">(</text:span><text:span text:style-name="T26">renice</text:span><text:span text:style-name="T200"> – ustala priorytet dla istniejącego procesu</text:span><text:span text:style-name="T216">)</text:span></text:p>
      <text:p text:style-name="P39">==============================================================================================</text:p>
      <text:p text:style-name="P67"><text:span text:style-name="T17">passwd </text:span><text:span text:style-name="T160">– </text:span><text:span text:style-name="T165">zmiana hasła dla zalogowanego użytkownika</text:span></text:p>
      <text:p text:style-name="P70"><text:span text:style-name="T176">=</text:span>=============================================================================================</text:p>
      <text:p text:style-name="P68"><text:span text:style-name="T57">Path</text:span><text:span text:style-name="T54">– </text:span><text:span text:style-name="T55">jest zmienną, która zbiera wszystkie ścieżki, w których system operacyjny poszukuje programów do uruchomienia. Jeśli ścieżka programu nie znajduje się w zmiennej path, to uruchomienie tego programu będzie wymagać podania pełnej ścieżki do niego zamiast samej nazwy. </text:span><text:span text:style-name="T56">Aby dodać ścieżkę do zmiennej path:</text:span></text:p>
      <text:list xml:id="list220228921826088" text:continue-list="list220228430528947" text:style-name="L2">
        <text:list-item>
          <text:p text:style-name="P78"><text:span text:style-name="T98">export PATH=$PATH:/usr/bin/zip</text:span><text:span text:style-name="T121">– </text:span><text:span text:style-name="T125">doda ścieżkę programu zip do PATH</text:span></text:p>
        </text:list-item>
      </text:list>
      <text:p text:style-name="P71"><text:span text:style-name="T53">=</text:span><text:span text:style-name="T52">=============================================================================================</text:span></text:p>
      <text:p text:style-name="P21"><text:span text:style-name="T11">pidof program1</text:span>– <text:span text:style-name="T199">wyświetli nam numer PID programu 1 np. <text:s/>pidof cron (uwaga, komendę można zagnieżdżać, patrz niżej)</text:span></text:p>
      <text:list text:style-name="L26">
        <text:list-item>
          <text:p text:style-name="P159"><text:span text:style-name="T134">pstree $(pidof systemd) </text:span><text:span text:style-name="T25">– </text:span><text:span text:style-name="T171">zagnieżdżona komenda pidof – wyświetli drzewo procesów dla programu systemd</text:span></text:p>
        </text:list-item>
      </text:list>
      <text:p text:style-name="P39">==============================================================================================</text:p>
      <text:p text:style-name="P20"><text:span text:style-name="T1">pine</text:span> – program do obsługi poczty. Bardzo dobry, szybki i wygodny program do sprawdzania i wysyłania poczty elektronicznej. Jego <text:tab/>największą zaletą jest to, że działa w trybie tekstowym, więc można uruchomić go na zdalnym terminalu.</text:p>
      <text:p text:style-name="P39">==============================================================================================</text:p>
      <text:p text:style-name="P21"><text:span text:style-name="T1">ping</text:span> – program diagnostyczny sprawdzający czy istnieje połączenie sieciowe z danym komputerem.</text:p>
      <text:list text:style-name="L27">
        <text:list-item>
          <text:p text:style-name="P197"><text:span text:style-name="T138">ping antares.astrouw.edu.pl</text:span><text:span text:style-name="T153"> – sprawdzamy czy antares odpowiada (i jak szybko)</text:span></text:p>
        </text:list-item>
      </text:list>
      <text:p text:style-name="P64">==============================================================================================</text:p>
      <text:p text:style-name="P21"><text:span text:style-name="T1">ps</text:span> – wypisuje procesy uruchomione na komputerze</text:p>
      <text:list xml:id="list3052604872" text:style-name="L28">
        <text:list-item>
          <text:p text:style-name="P111"><text:span text:style-name="T87">ps</text:span> – wyświetla procesy uruchomione przez użytkownika <text:span text:style-name="T199">w terminalu</text:span></text:p>
        </text:list-item>
        <text:list-item>
          <text:p text:style-name="P111"><text:span text:style-name="T87">ps a</text:span> – wyświetl również procesy innych użytkowników</text:p>
        </text:list-item>
        <text:list-item>
          <text:p text:style-name="P111"><text:span text:style-name="T87">ps -l, ps -f, ps -F</text:span> – więcej informacji o procesach (od: long, full, extra full)</text:p>
        </text:list-item>
        <text:list-item>
          <text:p text:style-name="P111"><text:span text:style-name="T87">ps f</text:span> – wyświetla drzewo zależności procesów (od: forest)</text:p>
        </text:list-item>
        <text:list-item>
          <text:p text:style-name="P112"><text:span text:style-name="T87">ps --help</text:span> – :P</text:p>
        </text:list-item>
        <text:list-item>
          <text:p text:style-name="P189">ps -aux <text:s/>- <text:span text:style-name="T142">wyświetla dokładniejsze dane o wszystkich procesach uruchomionych</text:span></text:p>
        </text:list-item>
        <text:list-item>
          <text:p text:style-name="P189">ps -a<text:span text:style-name="T142"> - wyświetla wszystkie procesy terminala</text:span></text:p>
        </text:list-item>
        <text:list-item>
          <text:p text:style-name="P189">ps -ax<text:span text:style-name="T142"> - wyświetla wszystkie procesy inne niż terminala</text:span></text:p>
        </text:list-item>
        <text:list-item>
          <text:p text:style-name="P189"><text:soft-page-break/>ps -U user1 <text:span text:style-name="T142">- wyświetla wszystkie procesy użytkownika user1</text:span></text:p>
        </text:list-item>
        <text:list-item>
          <text:p text:style-name="P189">ps -k +pid <text:span text:style-name="T142">- wyświetla procesy uruchomione w terminalu rosnąco sortując po pid (process ID)</text:span></text:p>
        </text:list-item>
        <text:list-item>
          <text:p text:style-name="P190">ps -aux -k -pcpu<text:span text:style-name="T142"> - wyświetla wszystkie procesy malejąco sortując po %</text:span><text:span text:style-name="T149">cpu</text:span><text:span text:style-name="T142"> </text:span><text:span text:style-name="T149">(po pamieci – pmem - %MEM)</text:span></text:p>
        </text:list-item>
        <text:list-item>
          <text:p text:style-name="P190">ps -Ao user,comm,pid,pcpu,pmem --sort=-pcpu | head -n 10<text:span text:style-name="T149">- wyświetli tylko kolumny, posortuje po cpu, zwroci 10</text:span></text:p>
        </text:list-item>
      </text:list>
      <text:p text:style-name="P40"><text:span text:style-name="T199">=</text:span>=============================================================================================</text:p>
      <text:p text:style-name="P21"><text:span text:style-name="T1">ps</text:span><text:span text:style-name="T25">tree </text:span>– wypisuje procesy uruchomione na komputerze <text:span text:style-name="T199">w postaci drzewa</text:span></text:p>
      <text:list xml:id="list220229211466008" text:continue-numbering="true" text:style-name="L28">
        <text:list-item>
          <text:p text:style-name="P111"><text:span text:style-name="T87">ps</text:span><text:span text:style-name="T103">tree user1</text:span> – wyświetla procesy uruchomione przez użytkownika <text:span text:style-name="T199">w terminalu w formie drzewa</text:span></text:p>
        </text:list-item>
        <text:list-item>
          <text:p text:style-name="P111"><text:span text:style-name="T87">ps</text:span><text:span text:style-name="T103">tree PID1</text:span> – wyświetl<text:span text:style-name="T199">a wszystkie procesy potomne dla pid1</text:span></text:p>
        </text:list-item>
        <text:list-item>
          <text:p text:style-name="P111"><text:span text:style-name="T87">ps</text:span><text:span text:style-name="T103">tree -p</text:span> – <text:span text:style-name="T199">wyświetli PID wszystkich procesów i podprocesów</text:span></text:p>
        </text:list-item>
        <text:list-item>
          <text:p text:style-name="P111"><text:span text:style-name="T87">ps</text:span><text:span text:style-name="T103">tree -H PID1</text:span> – <text:span text:style-name="T199">podświetli konkretny proces PID1</text:span></text:p>
        </text:list-item>
        <text:list-item>
          <text:p text:style-name="P111"><text:span text:style-name="T87">ps</text:span><text:span text:style-name="T103">tree -n</text:span> – <text:span text:style-name="T199">wyswietli drzewo procesów posortowane zgodnie z PID</text:span></text:p>
        </text:list-item>
      </text:list>
      <text:p text:style-name="P40">==============================================================================================</text:p>
      <text:p text:style-name="P20"><text:span text:style-name="T1">pwd</text:span> – wypisuje ścieżkę obecnego katalogu (od 'print working directory')</text:p>
      <text:p text:style-name="P39">==============================================================================================</text:p>
      <text:p text:style-name="P20"><text:span text:style-name="T26">renice</text:span><text:span text:style-name="T200"> – ustala priorytet dla istniejącego procesu</text:span></text:p>
      <text:p text:style-name="P39">==============================================================================================</text:p>
      <text:p text:style-name="P21"><text:span text:style-name="T1">rlogin</text:span> – prosty protokół zdalnego logowania</text:p>
      <text:list text:style-name="L29">
        <text:list-item>
          <text:p text:style-name="P113"><text:span text:style-name="T87">rlogin antares</text:span> – zaloguje mnie na 'antares'a</text:p>
        </text:list-item>
      </text:list>
      <text:p text:style-name="P39">==============================================================================================</text:p>
      <text:p text:style-name="P21"><text:span text:style-name="T1">rm</text:span> – kasuje plik/<text:span text:style-name="T159">katalog</text:span></text:p>
      <text:list text:style-name="L30">
        <text:list-item>
          <text:p text:style-name="P188">rm plik <text:span text:style-name="T142">– </text:span><text:span text:style-name="T148">kasuje plik</text:span></text:p>
        </text:list-item>
        <text:list-item>
          <text:p text:style-name="P114"><text:span text:style-name="T87">rm -r katalog</text:span> – kasuje wszystko w katalogu i wszystkie jego podkatalogi (--recursive)</text:p>
        </text:list-item>
        <text:list-item>
          <text:p text:style-name="P115"><text:span text:style-name="T87">rm -f plik</text:span> – nie pyta się czy skasować (--force)</text:p>
        </text:list-item>
        <text:list-item>
          <text:p text:style-name="P115"><text:span text:style-name="T87">rm -</text:span><text:span text:style-name="T90">d</text:span><text:span text:style-name="T87"> plik</text:span> – <text:span text:style-name="T159">usuwa tylko pusty katalog</text:span></text:p>
        </text:list-item>
      </text:list>
      <text:p text:style-name="P39">==============================================================================================</text:p>
      <text:p text:style-name="P6"><text:span text:style-name="T59">rmdir</text:span><text:span text:style-name="T65"> – usuwa pusty katalo</text:span><text:span text:style-name="T66">g. <text:tab/></text:span><text:span text:style-name="T70">rmdir katalog</text:span><text:span text:style-name="T71">1 </text:span><text:span text:style-name="T81">– usunie katalog1</text:span></text:p>
      <text:p text:style-name="P173">==============================================================================================</text:p>
      <text:p text:style-name="P20"><text:span text:style-name="T1">scp</text:span> – program do kopiowania plików używając szyfrowanego połączenia SSH. <text:span text:style-name="T129">S</text:span>cp łączy się z podanym serwerem i kopiuje podane <text:tab/>pliki między oboma komputerami. 'scp'do połączenia używa programu 'ssh'</text:p>
      <text:list text:style-name="L31">
        <text:list-item>
          <text:p text:style-name="P116"><text:span text:style-name="T87">scp plik</text:span><text:span text:style-name="T113">1</text:span><text:span text:style-name="T87"> ja@antares:~/moje_pliki/</text:span> – skopiuje plik<text:span text:style-name="T216">1</text:span> do mojego katalogu na antaresie ~/moje_pliki/</text:p>
        </text:list-item>
        <text:list-item>
          <text:p text:style-name="P117"><text:span text:style-name="T110">scp ja@antares:/var/log/plik1 </text:span><text:span text:style-name="T195"> – do bieżącego katalogu skopiuje podany plik1 z antaresa</text:span></text:p>
        </text:list-item>
      </text:list>
      <text:p text:style-name="P39"><text:span text:style-name="T191">==============================================================================================</text:span></text:p>
      <text:p text:style-name="P21"><text:span text:style-name="T13">sed</text:span><text:span text:style-name="T201"> </text:span>–<text:span text:style-name="T201">edycja plików tekstowych bez ich otwierania (wyszukiwanie, dodawanie, zamienianie, usuwanie – znaków, wyrazów, linii)</text:span></text:p>
      <text:p text:style-name="P21"><text:span text:style-name="T27">sed</text:span>  <text:span text:style-name="T13">s/słowo1/słowo2/ plik1 – </text:span><text:span text:style-name="T172">w plik1 zamieni słowo1 na słowo2 (tylko 1 wystąpienie w każdym wierszu) i wyświetli wynik w konsoli. Plik1 pozostanie bez zmian.</text:span></text:p>
      <text:list xml:id="list220229599671758" text:continue-list="list220228521805265" text:style-name="L3">
        <text:list-item>
          <text:p text:style-name="P87"><text:span text:style-name="T105">sed s/dolar/talar/ rate.csv</text:span><text:span text:style-name="T201">– zamieni dolar na talar w pliku rate.csv i wyświetli wynik w konsoli</text:span></text:p>
        </text:list-item>
        <text:list-item>
          <text:p text:style-name="P87"><text:span text:style-name="T105">cut -d "," -f 1 rate.csv | sed s/dolar/talar/ </text:span><text:span text:style-name="T201">– wyświetli 1 wyrażenie w konsoli i jednocześnie zamieni dolar na talar</text:span></text:p>
        </text:list-item>
      </text:list>
      <text:p text:style-name="P21"><text:span text:style-name="T27">sed</text:span>  <text:span text:style-name="T13">s/słowo1/słowo2/wystapienie1 plik1 – </text:span><text:span text:style-name="T172">w plik1 zamieni słowo1 na słowo2 w wystąpieniu+ wystąpienie1 </text:span></text:p>
      <text:list xml:id="list220229991106339" text:continue-numbering="true" text:style-name="L3">
        <text:list-item>
          <text:p text:style-name="P87"><text:span text:style-name="T105">sed s/dolar/talar/3 rate.csv</text:span><text:span text:style-name="T201">– zamieni każde 3 wystąpienie dolar na talar w pliku rate.csv</text:span></text:p>
        </text:list-item>
      </text:list>
      <text:p text:style-name="P21"><text:span text:style-name="T27">sed</text:span>  <text:span text:style-name="T13">s/słowo1/słowo2/g plik1 – </text:span><text:span text:style-name="T172">w plik1 zamieni każde słowo1 na słowo2 (g – global)</text:span></text:p>
      <text:p text:style-name="P21"><text:span text:style-name="T19">sed</text:span><text:span text:style-name="T172">  </text:span><text:span text:style-name="T13">s/słowo1/słowo2/3g plik1 – </text:span><text:span text:style-name="T172">w plik1 zamieni każde słowo1 na słowo2 zaczynając od 3 wystąpienia </text:span></text:p>
      <text:p text:style-name="P21"><text:span text:style-name="T13">sed </text:span><text:span text:style-name="T28">"5</text:span><text:span text:style-name="T13"> s/słowo1/słowo2/</text:span><text:span text:style-name="T28">"</text:span><text:span text:style-name="T13">plik1 – </text:span><text:span text:style-name="T172">w plik1 zamieni słowo1 na słowo2 tylko w 5 wierszu (użycie </text:span><text:span text:style-name="T188">"$ - zamieni w ostatnim wierszu)</text:span></text:p>
      <text:p text:style-name="P21"><text:span text:style-name="T28">sed -</text:span><text:span text:style-name="T29">n</text:span><text:span text:style-name="T28"> s/słowo1/słowo2/</text:span><text:span text:style-name="T29">p </text:span><text:span text:style-name="T28">plik1 – </text:span><text:span text:style-name="T188">w plik1 zamieni słowo1 na słowo2 </text:span><text:span text:style-name="T189">i wyświetli w konsoli tylko te zmienione wiersze</text:span></text:p>
      <text:p text:style-name="P21"><text:span text:style-name="T28">sed </text:span><text:span text:style-name="T29">1,2d plik1</text:span><text:span text:style-name="T28"> – </text:span><text:span text:style-name="T188">w plik1 </text:span><text:span text:style-name="T189">usunie pierwszy i drugi wiersz i wynik wyświetli na konsoli (nie nadpisze tego w pliku)</text:span></text:p>
      <text:p text:style-name="P21"><text:span text:style-name="T28">sed /</text:span><text:span text:style-name="T29">wzór1/d plik1</text:span><text:span text:style-name="T28"> – </text:span><text:span text:style-name="T188">w plik1 </text:span><text:span text:style-name="T189">usunie wiersz, który zawiera wzór1 i wynik wyświetli na konsoli (nie nadpisze tego w pliku)</text:span></text:p>
      <text:p text:style-name="P21"><text:span text:style-name="T28">sed </text:span><text:span text:style-name="T29">-i 1,2,3d plik1</text:span><text:span text:style-name="T28"> – </text:span><text:span text:style-name="T189">usunie wiersz 1,2,3 i zapisze zmiany w pliku1 (i – pozwala zapisać zmiany w pliku na którym pracujemy)</text:span></text:p>
      <text:p text:style-name="P35"><text:span text:style-name="T192">sed "s/ /_/g" rate.csv | sed "s/,/_/g" </text:span><text:span text:style-name="T163">– zamieni wszystkie spacje i przecinki na ‘_’ i wynik wyświetli w konsoli (najpierw zamieni dane z rate.csv wszystkie spacje na ‘_’ a potem wynik przekaże na wejście drugiej sekcji komendy (po znaku |) i zamieni przecinki.</text:span></text:p>
      <text:p text:style-name="P40"><text:span text:style-name="T192">=</text:span><text:span text:style-name="T191">=============================================================================================</text:span></text:p>
      <text:p text:style-name="P51"><text:span text:style-name="T214">sensors</text:span><text:span text:style-name="T162"> – aktualne temperatury rdzeni procesora</text:span></text:p>
      <text:p text:style-name="P50"><text:span text:style-name="T214">=</text:span>=============================================================================================</text:p>
      <text:p text:style-name="P21"><text:span text:style-name="T25">service</text:span> – <text:span text:style-name="T199">usługa do obsługi procesów. Serwisy znajdziemy w /etc/init.d/</text:span></text:p>
      <text:list xml:id="list723673326" text:style-name="L32">
        <text:list-item>
          <text:p text:style-name="P118"><text:span text:style-name="T103">sudo service proces1 status</text:span> – <text:span text:style-name="T199">wyświetla status serwisu o nazwie proces1 (sudo service cron status)</text:span></text:p>
        </text:list-item>
        <text:list-item>
          <text:p text:style-name="P118"><text:span text:style-name="T103">sudo service cron start</text:span><text:span text:style-name="T197"> – </text:span><text:span text:style-name="T199">uruchomi serwis o nazwie cron</text:span></text:p>
        </text:list-item>
        <text:list-item>
          <text:p text:style-name="P118"><text:span text:style-name="T103">sudo service cron stop </text:span><text:span text:style-name="T197">– </text:span><text:span text:style-name="T199">zatrzyma serwis o nazwie cron</text:span></text:p>
        </text:list-item>
        <text:list-item>
          <text:p text:style-name="P118"><text:span text:style-name="T103">sudo service cron restart</text:span><text:span text:style-name="T197"> – </text:span><text:span text:style-name="T199">zrestartuje serwis o nazwie cron</text:span></text:p>
        </text:list-item>
      </text:list>
      <text:p text:style-name="P40">==============================================================================================</text:p>
      <text:p text:style-name="P73"><text:span text:style-name="T49">set </text:span><text:span text:style-name="T44">– </text:span><text:span text:style-name="T43">wyświetla wartości wszystkich zdefiniowanych zmiennych. </text:span><text:span text:style-name="T44">S</text:span><text:span text:style-name="T43">łuży do ustawiania i usuwania określonych flag lub ustawień w środowisku powłoki. </text:span><text:span text:style-name="T44">Skrypt poniżej: Najpierw ustaw zmienną za pomocą set (ZMIENNA1, EDITOR1), a następnie wyeksportuj</text:span></text:p>
      <text:list text:style-name="L33">
        <text:list-item>
          <text:p text:style-name="P226">set EDITOR1=vim</text:p>
        </text:list-item>
        <text:list-item>
          <text:p text:style-name="P222">set ZMIENNA1='\u@\h:\w\$ '</text:p>
        </text:list-item>
        <text:list-item>
          <text:p text:style-name="P226">export ZMIENNA1 EDITOR1</text:p>
        </text:list-item>
        <text:list-item>
          <text:p text:style-name="P225"><text:span text:style-name="T4">unset ZMIENNA1</text:span> <text:span text:style-name="T141">– usunie ZMIENNA1</text:span></text:p>
        </text:list-item>
        <text:list-item>
          <text:p text:style-name="P225">offtopic: <text:span text:style-name="T4">export TMOUT=60</text:span> <text:span text:style-name="T156">– ustawi czas bezczynności </text:span><text:span text:style-name="T157">60s</text:span><text:span text:style-name="T156">, po jakim terminal się wyłączy</text:span></text:p>
        </text:list-item>
      </text:list>
      <text:p text:style-name="P44">============================================================================================<text:span text:style-name="T216">==</text:span></text:p>
      <text:p text:style-name="P32"><text:span text:style-name="T10">Shebang #!</text:span>– <text:span text:style-name="T198">sekwencja znaków umieszczona na początku skryptu (#!), po której wskazuje się interpreter języka, w którym będziemy pisać ten skrypt.</text:span></text:p>
      <text:list xml:id="list220228566975358" text:continue-list="list220227976195956" text:style-name="L1">
        <text:list-item>
          <text:p text:style-name="P151"><text:span text:style-name="T102">#!/bin/bash</text:span>– <text:span text:style-name="T198">dla skryptów bash</text:span></text:p>
        </text:list-item>
        <text:list-item>
          <text:p text:style-name="P75"><text:soft-page-break/><text:span text:style-name="T102">#!/usr/bin/python</text:span>– <text:span text:style-name="T198">dla skryptów pythonna</text:span></text:p>
        </text:list-item>
      </text:list>
      <text:p text:style-name="P40">==============================================================================================</text:p>
      <text:p text:style-name="P23"><text:span text:style-name="T1">ssh</text:span> – program do zdalnego logowania używając szyfrowanego połączenia. Umożliwia logowanie <text:tab/>się na dowolny komputer na świecie, przy czym połączenie jest bezpieczne dzięki algorytmom szyfrującym opartym na kluczach RSA.</text:p>
      <text:list text:style-name="L34">
        <text:list-item>
          <text:p text:style-name="P120"><text:span text:style-name="T87">ssh anatres</text:span> – zaloguje mnie na 'antares'a</text:p>
        </text:list-item>
        <text:list-item>
          <text:p text:style-name="P120"><text:span text:style-name="T87">ssh ja@anatres</text:span> – zaloguje mnie jako użytkownika 'ja' na 'antares'a</text:p>
        </text:list-item>
        <text:list-item>
          <text:p text:style-name="P121"><text:span text:style-name="T87">ssh ja@antares komenda</text:span> – zaloguje mnie tylko by wykonać na 'antares'ie komendę</text:p>
        </text:list-item>
      </text:list>
      <text:p text:style-name="P42">==============================================================================================</text:p>
      <text:p text:style-name="P20"><text:span text:style-name="T1">su</text:span> – komenda do przelogowania się jako inny użytkownik (su, od 'switch user'). Pozwala, w tym samym terminalu, zmienić <text:tab/>uprawnienia do wykonywania komend chwilowo na innego użytkownika (zmienić aktualny UID i GID)</text:p>
      <text:list text:style-name="L35">
        <text:list-item>
          <text:p text:style-name="P207"><text:span text:style-name="T37">su username</text:span><text:span text:style-name="T72"> – zmień użytkownika na użytkownika o nazwie 'username'</text:span></text:p>
        </text:list-item>
        <text:list-item>
          <text:p text:style-name="P152"><text:span text:style-name="T87">sudo su</text:span> lub <text:span text:style-name="T87">su root</text:span> – przelogowanie się na administratora</text:p>
        </text:list-item>
        <text:list-item>
          <text:p text:style-name="P122"><text:span text:style-name="T87">su - username  </text:span> – zmień użytkownika, wyczyść zmienne środowiskowe i ustaw nowe wartości zmiennych HOME, SHELL, USER, LOGNAME, PATH</text:p>
        </text:list-item>
      </text:list>
      <text:p text:style-name="P39">==============================================================================================</text:p>
      <text:p text:style-name="P21"><text:span text:style-name="T25">systemctl</text:span> – <text:span text:style-name="T199">pełniejsza kontrola nad serwisami i daemonami od </text:span><text:span text:style-name="T135">service. </text:span></text:p>
      <text:p text:style-name="P54"><text:tab/>https://www.digitalocean.com/community/tutorials/how-to-use-systemctl-to-manage-systemd-services-and-units</text:p>
      <text:list xml:id="list220228896915067" text:continue-list="list723673326" text:style-name="L32">
        <text:list-item>
          <text:p text:style-name="P118"><text:span text:style-name="T103">systemctl comazrobić servis1</text:span> – <text:span text:style-name="T199">co ma zrobić: enable, restart, start, status, stop, reload, disable</text:span></text:p>
        </text:list-item>
        <text:list-item>
          <text:p text:style-name="P202"><text:span text:style-name="T140">systemctl start cron</text:span><text:span text:style-name="T154"> – </text:span><text:span text:style-name="T155">uruchomi serwis o nazwie cron</text:span></text:p>
        </text:list-item>
      </text:list>
      <text:p text:style-name="P63"><text:span text:style-name="T199">=</text:span>=============================================================================================</text:p>
      <text:p text:style-name="P24"><text:span text:style-name="T18">tac</text:span><text:span text:style-name="T168"> – wypisuje wszystkie podane mu pliki na standardowe wyjście, ale w odwraca kolejność linii</text:span></text:p>
      <text:list xml:id="list220229095929868" text:continue-list="list706927426" text:style-name="L17">
        <text:list-item>
          <text:p text:style-name="P104"><text:span text:style-name="T91">tac plik1 plik2</text:span><text:span text:style-name="T168"> – wypisze połączone oba pliki, od ostatniej do pierwszej linii</text:span></text:p>
        </text:list-item>
      </text:list>
      <text:p text:style-name="P42">==============================================================================================</text:p>
      <text:p text:style-name="P24"><text:span text:style-name="T5">tail -5 plik.txt </text:span><text:span text:style-name="T169">-  wypisuje wskazana liczbe linii na terminalu z końca pliku txt (w tym 5)</text:span></text:p>
      <text:p text:style-name="P24"><text:span text:style-name="T5">tail -</text:span><text:span text:style-name="T8">f </text:span><text:span text:style-name="T5">plik.txt </text:span><text:span text:style-name="T169">-  </text:span><text:span text:style-name="T170">zastosowanie -f (follow) pozwala sledzenie w czasie rzeczywistym zmian w pliku </text:span></text:p>
      <text:p text:style-name="P24"><text:span text:style-name="T170"><text:tab/> <text:s text:c="10"/>np. </text:span><text:span text:style-name="T133">sudo tail -f cat /var/log/apt/history.log </text:span><text:span text:style-name="T187">będzie śledziło logi z pliku history.log</text:span></text:p>
      <text:p text:style-name="P43"><text:span text:style-name="T194">=</text:span><text:span text:style-name="T191">=============================================================================================</text:span></text:p>
      <text:p text:style-name="P24"><text:span text:style-name="T22">tar</text:span> – <text:span text:style-name="T176">kompresj/dekompresja pliku/katalogu</text:span></text:p>
      <text:list xml:id="list220229280065837" text:continue-list="list220229056710510" text:style-name="L15">
        <text:list-item>
          <text:p text:style-name="P181"><text:span text:style-name="T176">tar -czvf plik1.tar.gz sciezka/do/plikukatalogu</text:span><text:span text:style-name="T142">– </text:span><text:span text:style-name="T145">utworzy archiwum plik1.tar.gz do podanej lokacji. Można podać katalog lub pojedynczy plik. Wpisywanie ścieżki zaczynamy od miejsca, w którym się znajdujemy. Archiwum utworzy się w ścieżce, w której się znajdujemy</text:span></text:p>
        </text:list-item>
        <text:list-item>
          <text:p text:style-name="P181"><text:span text:style-name="T176">tar -xzvf sciezka/do/pliku/plik1.tar.gz </text:span><text:span text:style-name="T142">– </text:span><text:span text:style-name="T145">rozpakowanie archiwum z podanej ściezki. Plik zostanie rozpakowany do katalogu, z poziomu którego wywołaliśmy komendę tar</text:span></text:p>
        </text:list-item>
        <text:list-item>
          <text:p text:style-name="P191">przełączniki: c – create(utwórz arch.), x – extract(rozpakuj arch.), z – zip(kompresuj pliki w arch.), v – verbose(wyświetl na konsoli), f -nadaj nazwę archiwum samodzielnie</text:p>
          <text:p text:style-name="P174">==============================================================================================</text:p>
          <text:p text:style-name="P217"><text:span text:style-name="T23">tee</text:span> – <text:span text:style-name="T197">pozwala przekierować strumień jednoczesnie do kilku miejsc np. do pliku i do terminala</text:span></text:p>
        </text:list-item>
        <text:list-item>
          <text:p text:style-name="P123"><text:span text:style-name="T96">ping google.pl </text:span><text:span text:style-name="T97">| </text:span><text:span text:style-name="T96">tee ping.txt</text:span> – <text:span text:style-name="T197">w konsoli wyświetli ping i te same dane zostaną nadpisane do pliku ping.txt</text:span></text:p>
        </text:list-item>
        <text:list-item>
          <text:p text:style-name="P123"><text:span text:style-name="T96">ping google.pl </text:span><text:span text:style-name="T97">| </text:span><text:span text:style-name="T96">tee -a ping.txt</text:span> – <text:span text:style-name="T197">to samo co wyżej, tylko zamiast nadpisać, dopisze dane na końcu pliku</text:span></text:p>
        </text:list-item>
        <text:list-item>
          <text:p text:style-name="P123"><text:span text:style-name="T96">ping google.pl </text:span><text:span text:style-name="T97">| </text:span><text:span text:style-name="T96">tee ping.txt</text:span> <text:span text:style-name="T96">ping2.txt</text:span>– <text:span text:style-name="T197">to samo co wyżej, tylko dane nadpisze w 2 plikach</text:span></text:p>
        </text:list-item>
        <text:list-item>
          <text:p text:style-name="P123"><text:span text:style-name="T96">ping google.pl </text:span><text:span text:style-name="T100">| </text:span><text:span text:style-name="T96">tee ping.txt</text:span> <text:span text:style-name="T96">| head -2</text:span>– <text:span text:style-name="T197">to samo co wyżej, tylko wyświetli i zapisze do pliku 2 wiersze pingu</text:span></text:p>
          <text:p text:style-name="P169">==============================================================================================</text:p>
          <text:p text:style-name="P218"><text:span text:style-name="T1">top</text:span> – interaktywne narzędzie do monitorowania procesów <text:span text:style-name="T200">(</text:span><text:span text:style-name="T12">htop</text:span><text:span text:style-name="T200"> – bogatsza wersja top)</text:span></text:p>
        </text:list-item>
        <text:list-item>
          <text:p text:style-name="P160">Sortuje procesy po ich bieżącym użyciu procesora, po użyciu pamięci, itp.</text:p>
        </text:list-item>
        <text:list-item>
          <text:p text:style-name="P198"><text:span text:style-name="T166">Przełączniki:</text:span><text:span text:style-name="T12"> h</text:span><text:span text:style-name="T166"> – pomoc, </text:span><text:span text:style-name="T12">d/s</text:span><text:span text:style-name="T166"> – czas odświeżania, </text:span><text:span text:style-name="T12">n</text:span><text:span text:style-name="T166"> -ile procesów wyświetlić, </text:span><text:span text:style-name="T12">M</text:span><text:span text:style-name="T166"> – sortowanie według %MEM, </text:span><text:span text:style-name="T12">N</text:span><text:span text:style-name="T166"> – sortowanie według %PID, </text:span><text:span text:style-name="T12">P</text:span><text:span text:style-name="T200"> </text:span><text:span text:style-name="T166">– sortowanie według %CPU, </text:span><text:span text:style-name="T12">T </text:span><text:span text:style-name="T166">– sortowanie według czasu, </text:span><text:span text:style-name="T12">k</text:span><text:span text:style-name="T200"> </text:span><text:span text:style-name="T166">– zabicie procesu,</text:span><text:span text:style-name="T12"> r</text:span><text:span text:style-name="T166"> – zmiana priorytetu procesu, </text:span><text:span text:style-name="T12">w </text:span><text:span text:style-name="T166">– zapisz konfigurację top, </text:span><text:span text:style-name="T12">A</text:span><text:span text:style-name="T166"> – włącz widok wielu okien,</text:span><text:span text:style-name="T12"> f </text:span><text:span text:style-name="T166">- ?</text:span></text:p>
          <text:p text:style-name="P209"><text:span text:style-name="T200">=</text:span>=============================================================================================</text:p>
          <text:p text:style-name="P217"><text:span text:style-name="T1">touch</text:span> – zmienia czas dostępu i modyfikacji pliku, lub jeśli plik nie istnieje - tworzy go.</text:p>
        </text:list-item>
        <text:list-item>
          <text:p text:style-name="P182">touch plik</text:p>
          <text:p text:style-name="P175">==============================================================================================</text:p>
          <text:p text:style-name="P217"><text:span text:style-name="T1">t</text:span><text:span text:style-name="T2">ree</text:span> – <text:span text:style-name="T131">wyświetla drzewo katalogów i plików</text:span></text:p>
        </text:list-item>
        <text:list-item>
          <text:p text:style-name="P182"><text:span text:style-name="T131">tree </text:span>-<text:span text:style-name="T131">L &lt;katalog&gt;</text:span></text:p>
          <text:p text:style-name="P175">==============================================================================================</text:p>
          <text:p text:style-name="P218"><text:span text:style-name="T1">uemacs</text:span> – edytor tekstowy w trybie tekstowym. <text:span text:style-name="T196">Micro Emacs jest tekstową wersją Emacsa</text:span></text:p>
          <text:p text:style-name="P170"><text:span text:style-name="T191">==============================================================================================</text:span></text:p>
          <text:p text:style-name="P177"><text:span text:style-name="T176">useradd nazwa</text:span><text:span text:style-name="T160"> – </text:span><text:span text:style-name="T165">tworzy nowego użytkownika </text:span><text:span text:style-name="T167">(uwaga, zawsze najpierw sudo –</text:span><text:span text:style-name="T206"> sudo </text:span><text:span text:style-name="T176">useradd nazwa</text:span><text:span text:style-name="T167"> )</text:span></text:p>
        </text:list-item>
        <text:list-item>
          <text:p text:style-name="P123"><text:span text:style-name="T93">useradd -m michal2</text:span><text:span text:style-name="T114"> </text:span><text:span text:style-name="T176">– utworzy użytkownika michal2 i utworzy mu katalog domowy</text:span></text:p>
          <text:p text:style-name="P221"><text:span text:style-name="T60">user</text:span><text:span text:style-name="T61">del </text:span><text:span text:style-name="T60">nazwa</text:span><text:span text:style-name="T65"> – </text:span><text:span text:style-name="T67">usunięcie</text:span><text:span text:style-name="T68"> użytkownika </text:span><text:span text:style-name="T67">(uwaga, zawsze najpierw sudo –</text:span><text:span text:style-name="T63"> sudo </text:span><text:span text:style-name="T60">user</text:span><text:span text:style-name="T61">del</text:span><text:span text:style-name="T60"> nazwa</text:span><text:span text:style-name="T67"> )</text:span></text:p>
        </text:list-item>
        <text:list-item>
          <text:p text:style-name="P123"><text:span text:style-name="T93">user</text:span><text:span text:style-name="T94">del </text:span><text:span text:style-name="T93">-</text:span><text:span text:style-name="T94">r</text:span><text:span text:style-name="T93"> michal2</text:span><text:span text:style-name="T114"> </text:span><text:span text:style-name="T176">– </text:span><text:span text:style-name="T177">usunie użytkownika wraz z jego katalogiem domowym</text:span></text:p>
          <text:p text:style-name="P178"><text:span text:style-name="T207">==============================================================================================</text:span>vim<text:span text:style-name="T160"> – zaawansowany edytor tekstowy w trybie tekstowym</text:span></text:p>
        </text:list-item>
        <text:list-item>
          <text:p text:style-name="P161">Vi iMproved <text:span text:style-name="T158">- nowa wersja znanego edytora Vi. Posiada podświetlanie składni dla wielu języków programowania,</text:span></text:p>
          <text:p text:style-name="P153">możliwość edycji kilku plików naraz, bogatego helpa, bardzo zaawansowane funkcje edycji</text:p>
          <text:p text:style-name="P169">==============================================================================================</text:p>
          <text:p text:style-name="P223"><text:span text:style-name="T4">w </text:span><text:span text:style-name="T160">– podobnie jak finger wypisuje zalogowanych użytkowników i ich aktywne terminale</text:span></text:p>
          <text:p text:style-name="P209">==============================================================================================</text:p>
        </text:list-item>
      </text:list>
      <text:p text:style-name="P24"><text:span text:style-name="T6">watch</text:span>– <text:span text:style-name="T174">wykonuje komendę wielokrotnie (wpisz samo watch – uzyskasz pomoc)</text:span></text:p>
      <text:list xml:id="list220229849906573" text:continue-list="list220228855602179" text:style-name="L21">
        <text:list-item>
          <text:p text:style-name="P199"><text:span text:style-name="T79">watch -n 1 date</text:span><text:span text:style-name="T78">– wyświetla </text:span><text:span text:style-name="T79">datę i czas w 1 sekundowych odstępach</text:span></text:p>
        </text:list-item>
      </text:list>
      <text:p text:style-name="P65"><text:soft-page-break/><text:span text:style-name="T85">=</text:span><text:span text:style-name="T84">=============================================================================================</text:span></text:p>
      <text:p text:style-name="P23"><text:span text:style-name="T1">wc</text:span> – liczy linie, słowa, i znaki w pliku, gdy nie podamy argumentu, czyta ze standardowego wejścia</text:p>
      <text:list text:style-name="L36">
        <text:list-item>
          <text:p text:style-name="P124"><text:span text:style-name="T87">cat plik1 plik2 | wc -l</text:span> – policzy wszystkie linie z połączonych plików plik1 plik2</text:p>
        </text:list-item>
        <text:list-item>
          <text:p text:style-name="P124"><text:span text:style-name="T87">wc plik</text:span> – wypisze linie słowa i znaki oraz nazwę pliku</text:p>
        </text:list-item>
        <text:list-item>
          <text:p text:style-name="P124"><text:span text:style-name="T87">wc -m</text:span> – tylko znaki (lub --chars)</text:p>
        </text:list-item>
        <text:list-item>
          <text:p text:style-name="P124"><text:span text:style-name="T87">wc -l</text:span> – tylko linie (lub --lines)</text:p>
        </text:list-item>
        <text:list-item>
          <text:p text:style-name="P125"><text:span text:style-name="T87">wc -w</text:span> – tylko słowa (lib –words)</text:p>
        </text:list-item>
      </text:list>
      <text:p text:style-name="P42">==============================================================================================</text:p>
      <text:p text:style-name="P24"><text:span text:style-name="T5">wget</text:span><text:span text:style-name="T205"> https://wolnelektury.pl/media/book/txt/pan-tadeusz.txt </text:span><text:span text:style-name="T159">– pobierze plik pan-tadeusz.txt ze strony</text:span></text:p>
      <text:list text:style-name="L37">
        <text:list-item>
          <text:p text:style-name="P224"><text:span text:style-name="T39">wget -</text:span><text:span text:style-name="T40">m url1</text:span><text:span text:style-name="T39"> </text:span><text:span text:style-name="T73">– pobierze </text:span><text:span text:style-name="T74">całą stronę www </text:span><text:span text:style-name="T75">z adresu url1</text:span></text:p>
        </text:list-item>
      </text:list>
      <text:p text:style-name="P43">==============================================================================================</text:p>
      <text:p text:style-name="P23"><text:span text:style-name="T21">which</text:span> <text:span text:style-name="T36">plik1 </text:span><text:span text:style-name="T175">– wskazuje ścieżkę do pliku wykonywalnego (binarnego- inaczej programu, aplikacji)</text:span></text:p>
      <text:p text:style-name="P42"><text:span text:style-name="T175">=</text:span>=============================================================================================</text:p>
      <text:p text:style-name="P23"><text:span text:style-name="T1">whoami</text:span> – wyświetla nazwę użytkownika</text:p>
      <text:p text:style-name="P42">==============================================================================================</text:p>
      <text:p text:style-name="P24"><text:span text:style-name="T23">xargs</text:span>– <text:span text:style-name="T197">pozwala przyjąć strumień wyjścia poprzedzającego programu i przekazuje go do kolejnego w postaci argumentów</text:span></text:p>
      <text:list xml:id="list220227945782993" text:continue-list="list220228896915067" text:style-name="L32">
        <text:list-item>
          <text:p text:style-name="P119"><text:span text:style-name="T96">echo file1 </text:span><text:span text:style-name="T97">| </text:span><text:span text:style-name="T92">rm</text:span>– <text:span text:style-name="T197">nie uda się skasować w ten sposób pliku file1, bo rm przyjmuje strumień</text:span></text:p>
        </text:list-item>
        <text:list-item>
          <text:p text:style-name="P119"><text:span text:style-name="T96">echo file1 </text:span><text:span text:style-name="T100">| </text:span><text:span text:style-name="T92">xargs</text:span><text:span text:style-name="T100"> </text:span><text:span text:style-name="T92">rm</text:span>– <text:span text:style-name="T197">stosując xargs uda nam się skasować file1</text:span></text:p>
        </text:list-item>
      </text:list>
      <text:p text:style-name="P43">==============================================================================================</text:p>
      <text:p text:style-name="P12"><text:span text:style-name="T1">^D</text:span> – (Ctrl-D) wysyła komunikat EOF (end-of-file) do terminala</text:p>
      <text:p text:style-name="P22">Oznacza koniec wprowadzania danych. W powłoce 'bash' skutkuje zazwyczaj zamknięciem terminala</text:p>
      <text:p text:style-name="P42">==============================================================================================</text:p>
      <text:p text:style-name="P24"><text:span text:style-name="T1">&amp;</text:span> – modyfikator który pozwala uruchomić od razu proces w tle.</text:p>
      <text:list text:style-name="L38">
        <text:list-item>
          <text:p text:style-name="P126"><text:span text:style-name="T87">xcalc &amp;</text:span> – uruchamia program xcalc w tle, dzięki temu mamy wolną konsole</text:p>
        </text:list-item>
      </text:list>
      <text:p text:style-name="P42">==============================================================================================</text:p>
      <text:p text:style-name="P12"><text:span text:style-name="T4">&gt;</text:span> – przekierowanie wyjścia z programu do pliku. Standardowym wyjściem każdego programu jest ekran (konsola tekstowa) a<text:tab/><text:tab/> standardowym wejściem jest klawiatura. Można te wejścia i wyjścia przekierowywać dowolnie. <text:span text:style-name="T197">Uwaga, jeśli <text:tab/>przekierujemy strumień danych do pliku z <text:s/>&gt; to nadpiszemy <text:s/>ten plik (stare dane zostaną z pliku usunięte)</text:span></text:p>
      <text:list text:style-name="L39">
        <text:list-item>
          <text:p text:style-name="P127"><text:span text:style-name="T87">echo "ala ma kota" &gt; plik.txt</text:span> – wyjście z programu echo wpisze do pliku plik.txt</text:p>
        </text:list-item>
        <text:list-item>
          <text:p text:style-name="P128"><text:span text:style-name="T87">ls -l &gt; lista.dat</text:span> – wypisze listę plików do pliku lista.dat</text:p>
        </text:list-item>
      </text:list>
      <text:p text:style-name="P42">==============================================================================================</text:p>
      <text:p text:style-name="P2"><text:span text:style-name="T62">&gt;&gt; </text:span><text:span text:style-name="T65">– doklejenie wyjścia z programu na koniec pliku </text:span><text:span text:style-name="T69">(dopisanie)</text:span></text:p>
      <text:list text:style-name="L40">
        <text:list-item>
          <text:p text:style-name="P129"><text:span text:style-name="T87">echo "ala ma psa" &gt;&gt; plik.txt</text:span> – dopisze "ala ma psa" na koniec pliku plik.txt</text:p>
        </text:list-item>
        <text:list-item>
          <text:p text:style-name="P130"><text:span text:style-name="T87">ls -l &gt; lista.dat</text:span> – wypisze listę plików do pliku lista.dat</text:p>
        </text:list-item>
      </text:list>
      <text:p text:style-name="P4"><text:span text:style-name="T64">==============================================================================================</text:span><text:span text:style-name="T62">| </text:span><text:span text:style-name="T65">– przekierowanie wyjścia jednego programu na wejście drugiego </text:span><text:span text:style-name="T69">(pipe)</text:span></text:p>
      <text:list text:style-name="L41">
        <text:list-item>
          <text:p text:style-name="P131"><text:span text:style-name="T87">cat plik.txt | wc -l</text:span> – cat wypisuje plik.txt na wyjście które przekierowujemy na program liczący wiersze.</text:p>
        </text:list-item>
        <text:list-item>
          <text:p text:style-name="P131"><text:span text:style-name="T87">ls -l | lpr</text:span> – program drukujący 'lpr' dostanie na wejście listę plików</text:p>
        </text:list-item>
        <text:list-item>
          <text:p text:style-name="P132"><text:span text:style-name="T87">cat plik.txt | tac | grep "coś" | head &gt; cosie.txt</text:span> – wypisanie pliku.txt na program 'tac', który odwraca kolejność wierszy, wynik tego przekierowany na 'grep', który wypisze tylko linie zawierające słowo "coś", wynik tego wysłany na program 'head', który pośle dalej tylko pierwsze 10 wierszy na wyjście, które przekierowaliśmy do pliku cosie.txt.</text:p>
        </text:list-item>
      </text:list>
      <text:p text:style-name="P4"><text:span text:style-name="T64">==============================================================================================</text:span><text:span text:style-name="T59">&gt;!</text:span><text:span text:style-name="T65"> – przekierowanie do pliku. Działa podobnie jak &gt;, ale kontynuuje nawet gdy plik już istnienie. Działa w "tcsh".</text:span></text:p>
      <text:list text:style-name="L42">
        <text:list-item>
          <text:p text:style-name="P133"><text:span text:style-name="T87">echo "ala ma kota" &gt; plik.txt</text:span> – gdy plik.txt istnieje, ta komenda może się nie powieść.</text:p>
        </text:list-item>
        <text:list-item>
          <text:p text:style-name="P133"><text:span text:style-name="T87">echo "ala ma kota" &gt;! plik.txt</text:span> – konieczne będzie użycie wykrzyknika &gt;!</text:p>
        </text:list-item>
        <text:list-item>
          <text:p text:style-name="P134"><text:span text:style-name="T87">echo "ala ma kota" &gt;| plik.txt</text:span> – to samo tylko w 'bash'</text:p>
        </text:list-item>
      </text:list>
      <text:p text:style-name="P4"><text:span text:style-name="T64">==============================================================================================</text:span><text:span text:style-name="T59">&lt;</text:span><text:span text:style-name="T65"> – przekierowanie pliku jako standardowego wejścia.</text:span></text:p>
      <text:list text:style-name="L43">
        <text:list-item>
          <text:p text:style-name="P135"><text:span text:style-name="T87">szachy &lt; ruchy.txt</text:span> – jeśli program szachy przyjmuje ruchy na standardowe wejście, możemy te ruchy spisać do pliku i podać programowi w ten sposób</text:p>
        </text:list-item>
        <text:list-item>
          <text:p text:style-name="P136"><text:span text:style-name="T87">cat ruchy.txt | szachy</text:span> – to samo można też zrobić tak</text:p>
        </text:list-item>
      </text:list>
      <text:p text:style-name="P4"><text:span text:style-name="T64">==============================================================================================</text:span><text:span text:style-name="T59">&lt;&lt;</text:span><text:span text:style-name="T65"> – podanie na wejście następujących później linii.</text:span></text:p>
      <text:list text:style-name="L44">
        <text:list-item>
          <text:p text:style-name="P137"><text:span text:style-name="T87">szachy &lt;&lt; DO_KONCA<text:line-break/>E2-B4<text:line-break/>H5-A1<text:line-break/>C6-F5<text:line-break/>DO_KONCA</text:span> – podanie tzw. dokumentu w miejscu. Wszystkie następujące linie między etykietami 'DO_KONCA' będą podane na standardowe wejście programu 'szachy'.</text:p>
        </text:list-item>
        <text:list-item>
          <text:p text:style-name="P137"><text:span text:style-name="T87">echo "E2-B4<text:line-break/>H5-A1<text:line-break/>C6-F5" | szachy</text:span> – to samo można też zrobić tak</text:p>
        </text:list-item>
        <text:list-item>
          <text:p text:style-name="P138"><text:span text:style-name="T87">echo -e "E2-B4\nH5-A1\nC6-F5" | szachy</text:span> – to samo można też zrobić tak</text:p>
        </text:list-item>
      </text:list>
      <text:p text:style-name="P4"><text:span text:style-name="T64">==============================================================================================</text:span><text:span text:style-name="T59">2&gt;</text:span><text:span text:style-name="T65"> – przekierowanie standardowego wyjścia dla błędów do pliku. Oprócz standardowego wyjścia i wejścia, każdy program ma jeszcze standardowe wyjście dla błędów. Je też możemy przekierowywać, na przykład w inne miejsce niż wyjście zwykłe. Działa w "bash", nie w "tcsh".</text:span></text:p>
      <text:list text:style-name="L45">
        <text:list-item>
          <text:p text:style-name="P139"><text:soft-page-break/><text:span text:style-name="T87">find -name "plik.*" &gt;znalezione.log 2&gt;bledy.log</text:span> – pliki znalezione przez 'find' wylądują w znalezione.log, komunikaty o błędach nie zaciemnią nam wyniku i wpiszą się do innego pliku – bledy.log</text:p>
        </text:list-item>
        <text:list-item>
          <text:p text:style-name="P139"><text:span text:style-name="T87">cp -r dane/ backup/ 2&gt;error.log</text:span> – jeśli podczas kopiowania całego katalogu wystąpią błędy, wszystkie komunikaty zostaną wpisane do error.log</text:p>
        </text:list-item>
        <text:list-item>
          <text:p text:style-name="P140"><text:span text:style-name="T87">( ls &gt; plik.log ) &gt;&amp; plik.err</text:span> – w 'tcsh' nie można przekierować samego wyjścia dla błędów, stąd konieczność takiej konstrukcji.</text:p>
        </text:list-item>
      </text:list>
      <text:p text:style-name="P9"><text:span text:style-name="T64">==============================================================================================</text:span><text:span text:style-name="T59">&amp;&gt; lub &gt;&amp;</text:span><text:span text:style-name="T58"> – przekierowanie obu wyjść do pliku.</text:span></text:p>
      <text:list text:style-name="L46">
        <text:list-item>
          <text:p text:style-name="P141"><text:span text:style-name="T87">ls &gt;&amp; plik.log</text:span> – standardowe wyjście i standardowe wyjście dla błędów jest przekierowane do plik.log</text:p>
        </text:list-item>
        <text:list-item>
          <text:p text:style-name="P141"><text:span text:style-name="T87">ls &gt;plik.log 2&gt;&amp;1</text:span> – to samo, ale działa tylko w 'bash'. Przekierowanie wyjścia, a potem skopiowanie go na wyjście dla błędów.</text:p>
        </text:list-item>
        <text:list-item>
          <text:p text:style-name="P208"><text:span text:style-name="T37">ls &amp;&gt; plik.log</text:span><text:span text:style-name="T72"> – to samo co &gt;&amp; ale w notacji bardziej właściwej dla 'bash' konstrukcji.</text:span></text:p>
        </text:list-item>
      </text:list>
      <text:p text:style-name="P42">==============================================================================================</text:p>
      <text:h text:style-name="P10" text:outline-level="2">Urządzenia systemowe</text:h>
      <text:p text:style-name="P11"><text:span text:style-name="T1">/dev/null</text:span> – studnia bez dna. Urządzenie do którego możemy pisać do woli, a wszystko co wpiszemy przepada.</text:p>
      <text:list xml:id="list220229680945247" text:continue-list="list220228921826088" text:style-name="L2">
        <text:list-item>
          <text:p text:style-name="P79"><text:span text:style-name="T87">find -name "plik.*" 2&gt;/dev/null</text:span> – jeśli wsród wyników szukania nie chcemy oglądać komunikatów o błędach</text:p>
        </text:list-item>
        <text:list-item>
          <text:p text:style-name="P79"><text:span text:style-name="T87">latex plik.tex &gt;/dev/null</text:span> – program wykona wszystkie czynności, ale nie zaśmieci nam konsoli logami</text:p>
        </text:list-item>
        <text:list-item>
          <text:p text:style-name="P80"><text:span text:style-name="T87">licz &gt;/dev/null 2&gt;/dev/null &amp;</text:span> – jeśli chcemy puścić program w tle, a potem się wylogować (zamknąć konsole), musimy przekierować wyjścia z programu tak, aby nie próbował pisać do nieistniejącego już urządzenia. Urządzenie 'null' jest zawsze.</text:p>
        </text:list-item>
      </text:list>
      <text:p text:style-name="P4"><text:span text:style-name="T64">==============================================================================================</text:span><text:span text:style-name="T59">/dev/zero</text:span><text:span text:style-name="T65"> – składnica zer. Jest to urządzenie do czytania, które nigdy się nie kończy. Można z niego wczytać dowolną liczbę bajtów, a wszystkie będą równe zero.</text:span></text:p>
      <text:list text:style-name="L47">
        <text:list-item>
          <text:p text:style-name="P142"><text:span text:style-name="T87">dd if=/dev/zero of=zera.txt count=1000</text:span> – wczyta tysiąc zer do pliku 'zera.txt'.</text:p>
        </text:list-item>
        <text:list-item>
          <text:p text:style-name="P142"><text:span text:style-name="T87">cat /dev/zero</text:span> – radzę nie próbować</text:p>
        </text:list-item>
        <text:list-item>
          <text:p text:style-name="P143"><text:span text:style-name="T87">head -c 10 /dev/zero &gt; zera.txt</text:span> – wypisze pierwsze 10 bajtów z '/dev/zero' do pliku 'zera.txt'. W wyniku mamy plik z dziesięcioma zerami.</text:p>
        </text:list-item>
      </text:list>
      <text:p text:style-name="P4"><text:span text:style-name="T64">==============================================================================================</text:span><text:span text:style-name="T59">/dev/random</text:span><text:span text:style-name="T65"> – zbiór liczb losowych. Jest to urządzenie do czytania, które daje prawdziwie losowe dane. Korzysta przy tym z systemowego zbiornika entropii, który jest uzupełniany dzięki różnym przejawom aktywności użytkownika. Zbiór ten może się wyczerpać, dlatego nie należy z niego czytać wielu liczb na raz.</text:span></text:p>
      <text:list text:style-name="L48">
        <text:list-item>
          <text:p text:style-name="P144"><text:span text:style-name="T87">od -t x1 -N 100 /dev/random</text:span> – wypisze pierwsze 100 losowych bajtów z urządzenia /dev/random na ekran (w systemie szesnastkowym)</text:p>
        </text:list-item>
      </text:list>
      <text:p text:style-name="P4"><text:span text:style-name="T64">==============================================================================================</text:span><text:span text:style-name="T59">/dev/urandom</text:span><text:span text:style-name="T65"> – zbiór liczba pseudolosowych. Jest to urządzenie do czytania, które podaje liczby pseudolosowe. Ma ich do dyspozycji dowolnie dużo.</text:span></text:p>
      <text:list text:style-name="L49">
        <text:list-item>
          <text:p text:style-name="P145"><text:span text:style-name="T87">od -t d1 -N 100 /dev/urandom</text:span> – wypisze pierwsze 100 bajtów z urządzenia /dev/urandom na ekran (w systemie dziesiętnym)</text:p>
        </text:list-item>
      </text:list>
      <text:p text:style-name="P4"><text:span text:style-name="T64">==============================================================================================</text:span><text:span text:style-name="T59">/dev/stdin</text:span><text:span text:style-name="T65"> – standardowe wejście aktualnego procesu. Każdy proces który próbuje czytać z tego urządzenia, dostanie zawartość własnego wejścia.</text:span></text:p>
      <text:list text:style-name="L50">
        <text:list-item>
          <text:p text:style-name="P146"><text:span text:style-name="T87">echo "ma kota" | cat ala.txt /dev/stdin</text:span> – program cat połączy zawartość pliku ala.txt z tym co dostał na standardowe wejście</text:p>
        </text:list-item>
      </text:list>
      <text:p text:style-name="P4"><text:span text:style-name="T64">==============================================================================================</text:span><text:span text:style-name="T59">/dev/stdout</text:span><text:span text:style-name="T65"> – standardowe wyjście aktualnego programu. Gdy proces wypisze coś do pliku /dev/stdout, pojawi się to na jego standardowym wyjściu.</text:span></text:p>
      <text:list text:style-name="L51">
        <text:list-item>
          <text:p text:style-name="P147"><text:span text:style-name="T87">a2ps --output plik.ps plik.txt</text:span> – program a2ps stworzy dokument postscript w pliku plik.ps</text:p>
        </text:list-item>
        <text:list-item>
          <text:p text:style-name="P148"><text:span text:style-name="T87">a2ps --output /dev/stdout plik.txt</text:span> – program a2ps wypisze dokument na ekran (jego standardowe wyjście)</text:p>
        </text:list-item>
      </text:list>
      <text:p text:style-name="P5"><text:span text:style-name="T64">==============================================================================================</text:span><text:span text:style-name="T59">/dev/stderr</text:span><text:span text:style-name="T65"> – standardowe wyjście dla błędów aktualnego programu. Gdy proces wypisze coś do pliku /dev/stderr, pojawi się to na jego standardowym wyjściu dla błędów.</text:span></text:p>
      <text:p text:style-name="P29">-f <text:tab/>force – nie pyta o pozwolenie (tzw. tryb cichy)</text:p>
      <text:p text:style-name="P29">-r<text:tab/>recursive – kopiowanie/usuwanie katalogu łącznie z podkatalogami</text:p>
      <text:p text:style-name="P29">-d<text:tab/>directory – np. usunie tylko pusty katalog</text:p>
      <text:p text:style-name="P30">CTRL+C – przerwanie komendy w pętli np. ping</text:p>
      <text:p text:style-name="P31">logi – katalog var/log</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rebuchet MS', Verdana, Helvetica, Arial,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21:56:26.689927576</meta:creation-date>
    <dc:date>2023-12-11T22:02:27.715498454</dc:date>
    <meta:editing-duration>P1DT4H34M34S</meta:editing-duration>
    <meta:editing-cycles>25</meta:editing-cycles>
    <meta:generator>LibreOffice/7.4.7.2$Linux_X86_64 LibreOffice_project/40$Build-2</meta:generator>
    <meta:document-statistic meta:table-count="0" meta:image-count="0" meta:object-count="0" meta:page-count="8" meta:paragraph-count="470" meta:word-count="4809" meta:character-count="41564" meta:non-whitespace-character-count="37042"/>
  </office:meta>
</office:document-meta>
</file>